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50000026343C3E9DD6870B1F2.png" manifest:media-type="image/png"/>
  <manifest:file-entry manifest:full-path="Pictures/1000020100000418000001657AE1718742447CC4.png" manifest:media-type="image/png"/>
  <manifest:file-entry manifest:full-path="Pictures/100002010000034C0000020E1801121B98AF1F4C.png" manifest:media-type="image/png"/>
  <manifest:file-entry manifest:full-path="Pictures/10000201000003CB00000208DD4E2F75D4C77FA6.png" manifest:media-type="image/png"/>
  <manifest:file-entry manifest:full-path="Pictures/10000201000004B5000001E84156D197E180A23A.png" manifest:media-type="image/png"/>
  <manifest:file-entry manifest:full-path="Pictures/1000020100000370000001E9A190B988B5A8D4B4.png" manifest:media-type="image/png"/>
  <manifest:file-entry manifest:full-path="Pictures/10000201000004030000026A86C30B73A2DB9B52.png" manifest:media-type="image/png"/>
  <manifest:file-entry manifest:full-path="Pictures/1000020100000245000001331736EF5E5FB5D9BB.png" manifest:media-type="image/png"/>
  <manifest:file-entry manifest:full-path="Pictures/1000020100000371000000C905BF5219A7A7E36A.png" manifest:media-type="image/png"/>
  <manifest:file-entry manifest:full-path="Pictures/10000201000001E100000136BA85FEF6C324F324.png" manifest:media-type="image/png"/>
  <manifest:file-entry manifest:full-path="Pictures/100002010000043500000197621A566557C0F0CD.png" manifest:media-type="image/png"/>
  <manifest:file-entry manifest:full-path="Pictures/100002010000045D000001A3F588260CD9D22AFB.png" manifest:media-type="image/png"/>
  <manifest:file-entry manifest:full-path="Pictures/10000201000004A90000014435757A4B903C6CCD.png" manifest:media-type="image/png"/>
  <manifest:file-entry manifest:full-path="Pictures/10000201000004AF000002796D289203EDCB9A3C.png" manifest:media-type="image/png"/>
  <manifest:file-entry manifest:full-path="Pictures/1000020100000472000001549786D48E31E85E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officeooo:rsid="002d3439" officeooo:paragraph-rsid="002d3439" style:font-weight-asian="bold" style:font-weight-complex="bold"/>
    </style:style>
    <style:style style:name="P6" style:family="paragraph" style:parent-style-name="Standard">
      <style:text-properties fo:font-weight="bold" officeooo:rsid="00311041" officeooo:paragraph-rsid="00311041" style:font-weight-asian="bold" style:font-weight-complex="bold"/>
    </style:style>
    <style:style style:name="P7" style:family="paragraph" style:parent-style-name="Standard">
      <style:text-properties fo:font-weight="bold" officeooo:rsid="0041e076" officeooo:paragraph-rsid="0041e076" style:font-weight-asian="bold" style:font-weight-complex="bold"/>
    </style:style>
    <style:style style:name="P8" style:family="paragraph" style:parent-style-name="Standard">
      <style:text-properties fo:font-weight="bold" officeooo:rsid="002bab0d" officeooo:paragraph-rsid="002bab0d" style:font-weight-asian="bold" style:font-weight-complex="bold"/>
    </style:style>
    <style:style style:name="P9" style:family="paragraph" style:parent-style-name="Standard">
      <style:text-properties fo:font-weight="bold" officeooo:rsid="0049caf5" officeooo:paragraph-rsid="0049caf5" style:font-weight-asian="bold" style:font-weight-complex="bold"/>
    </style:style>
    <style:style style:name="P10" style:family="paragraph" style:parent-style-name="Standard">
      <style:text-properties fo:font-weight="bold" officeooo:rsid="004e9dcd" officeooo:paragraph-rsid="004e9dcd" style:font-weight-asian="bold" style:font-weight-complex="bold"/>
    </style:style>
    <style:style style:name="P11" style:family="paragraph" style:parent-style-name="Standard">
      <style:text-properties fo:font-weight="bold" officeooo:rsid="0054cb6b" officeooo:paragraph-rsid="0054cb6b" fo:background-color="transparent" style:font-weight-asian="bold" style:font-weight-complex="bold"/>
    </style:style>
    <style:style style:name="P12" style:family="paragraph" style:parent-style-name="Standard">
      <style:text-properties fo:font-weight="bold" officeooo:rsid="0058c196" officeooo:paragraph-rsid="0058c196" fo:background-color="transparent" style:font-weight-asian="bold" style:font-weight-complex="bold"/>
    </style:style>
    <style:style style:name="P13" style:family="paragraph" style:parent-style-name="Standard">
      <style:text-properties fo:font-weight="bold" officeooo:rsid="0062904b" officeooo:paragraph-rsid="0062904b" fo:background-color="transparent" style:font-weight-asian="bold" style:font-weight-complex="bold"/>
    </style:style>
    <style:style style:name="P14" style:family="paragraph" style:parent-style-name="Standard">
      <style:text-properties fo:font-weight="bold" officeooo:rsid="00647e7e" officeooo:paragraph-rsid="00647e7e" fo:background-color="transparent" style:font-weight-asian="bold" style:font-weight-complex="bold"/>
    </style:style>
    <style:style style:name="P15" style:family="paragraph" style:parent-style-name="Standard">
      <style:text-properties fo:font-weight="bold" officeooo:rsid="006c3952" officeooo:paragraph-rsid="006c3952" fo:background-color="transparent" style:font-weight-asian="bold" style:font-weight-complex="bold"/>
    </style:style>
    <style:style style:name="P16" style:family="paragraph" style:parent-style-name="Standard">
      <style:text-properties fo:font-weight="bold" officeooo:rsid="0073fb66" officeooo:paragraph-rsid="0073fb66" fo:background-color="transparent" style:font-weight-asian="bold" style:font-weight-complex="bold"/>
    </style:style>
    <style:style style:name="P17" style:family="paragraph" style:parent-style-name="Standard">
      <style:text-properties fo:font-weight="bold" officeooo:rsid="008aa198" officeooo:paragraph-rsid="008aa198" fo:background-color="transparent" style:font-weight-asian="bold" style:font-weight-complex="bold"/>
    </style:style>
    <style:style style:name="P18" style:family="paragraph" style:parent-style-name="Standard">
      <style:text-properties fo:font-weight="bold" officeooo:rsid="0094190b" officeooo:paragraph-rsid="0094190b" fo:background-color="transparent" style:font-weight-asian="bold" style:font-weight-complex="bold"/>
    </style:style>
    <style:style style:name="P19" style:family="paragraph" style:parent-style-name="Standard">
      <style:text-properties fo:font-weight="bold" officeooo:rsid="00ba9ae7" officeooo:paragraph-rsid="00ba9ae7" fo:background-color="transparent" style:font-weight-asian="bold" style:font-weight-complex="bold"/>
    </style:style>
    <style:style style:name="P20" style:family="paragraph" style:parent-style-name="Standard">
      <style:text-properties fo:font-weight="bold" officeooo:rsid="00b739f5" officeooo:paragraph-rsid="00bdeea2" fo:background-color="transparent" style:font-weight-asian="bold" style:font-weight-complex="bold"/>
    </style:style>
    <style:style style:name="P21" style:family="paragraph" style:parent-style-name="Standard">
      <style:text-properties fo:font-weight="bold" officeooo:rsid="00f0fefb" officeooo:paragraph-rsid="00f0fefb" fo:background-color="transparent" style:font-weight-asian="bold" style:font-weight-complex="bold"/>
    </style:style>
    <style:style style:name="P22" style:family="paragraph" style:parent-style-name="Standard">
      <style:text-properties fo:font-weight="bold" officeooo:rsid="00ef09fd" officeooo:paragraph-rsid="00ef09fd" fo:background-color="transparent" style:font-weight-asian="bold" style:font-weight-complex="bold"/>
    </style:style>
    <style:style style:name="P23" style:family="paragraph" style:parent-style-name="Standard">
      <style:text-properties fo:font-weight="bold" officeooo:rsid="01143100" officeooo:paragraph-rsid="01143100" fo:background-color="transparent" style:font-weight-asian="bold" style:font-weight-complex="bold"/>
    </style:style>
    <style:style style:name="P24" style:family="paragraph" style:parent-style-name="Standard">
      <style:text-properties fo:font-weight="bold" officeooo:rsid="00c4a0eb" officeooo:paragraph-rsid="00c4a0eb" fo:background-color="transparent" style:font-weight-asian="bold" style:font-weight-complex="bold"/>
    </style:style>
    <style:style style:name="P25" style:family="paragraph" style:parent-style-name="Standard">
      <style:text-properties fo:font-weight="bold" officeooo:rsid="013aaf9d" officeooo:paragraph-rsid="013aaf9d" fo:background-color="transparent" style:font-weight-asian="bold" style:font-weight-complex="bold"/>
    </style:style>
    <style:style style:name="P26" style:family="paragraph" style:parent-style-name="Standard">
      <style:text-properties fo:font-weight="bold" officeooo:rsid="0147f592" officeooo:paragraph-rsid="0147f592" fo:background-color="transparent" style:font-weight-asian="bold" style:font-weight-complex="bold"/>
    </style:style>
    <style:style style:name="P27" style:family="paragraph" style:parent-style-name="Standard">
      <style:text-properties fo:font-weight="bold" officeooo:rsid="0161cfd4" officeooo:paragraph-rsid="0161cfd4" fo:background-color="transparent" style:font-weight-asian="bold" style:font-weight-complex="bold"/>
    </style:style>
    <style:style style:name="P28" style:family="paragraph" style:parent-style-name="Standard">
      <style:text-properties fo:font-weight="bold" officeooo:rsid="01687fe0" officeooo:paragraph-rsid="01687fe0" fo:background-color="transparent" style:font-weight-asian="bold" style:font-weight-complex="bold"/>
    </style:style>
    <style:style style:name="P29" style:family="paragraph" style:parent-style-name="Standard">
      <style:text-properties fo:font-weight="bold" officeooo:rsid="017b1a93" officeooo:paragraph-rsid="017b1a93" fo:background-color="transparent" style:font-weight-asian="bold" style:font-weight-complex="bold"/>
    </style:style>
    <style:style style:name="P30" style:family="paragraph" style:parent-style-name="Standard">
      <style:text-properties fo:font-weight="bold" officeooo:rsid="018e7e65" officeooo:paragraph-rsid="018e7e65" fo:background-color="transparent" style:font-weight-asian="bold" style:font-weight-complex="bold"/>
    </style:style>
    <style:style style:name="P31" style:family="paragraph" style:parent-style-name="Standard">
      <style:text-properties fo:font-weight="bold" officeooo:rsid="0195b52e" officeooo:paragraph-rsid="0195b52e" fo:background-color="transparent" style:font-weight-asian="bold" style:font-weight-complex="bold"/>
    </style:style>
    <style:style style:name="P32" style:family="paragraph" style:parent-style-name="Standard">
      <style:text-properties fo:font-weight="bold" officeooo:rsid="01b24a28" officeooo:paragraph-rsid="01b24a28" fo:background-color="transparent" style:font-weight-asian="bold" style:font-weight-complex="bold"/>
    </style:style>
    <style:style style:name="P33" style:family="paragraph" style:parent-style-name="Standard">
      <style:text-properties fo:font-weight="bold" officeooo:rsid="01f622c2" officeooo:paragraph-rsid="01f622c2" fo:background-color="transparent" style:font-weight-asian="bold" style:font-weight-complex="bold"/>
    </style:style>
    <style:style style:name="P34" style:family="paragraph" style:parent-style-name="Standard">
      <style:text-properties fo:font-weight="bold" officeooo:rsid="02000751" officeooo:paragraph-rsid="02000751" fo:background-color="transparent" style:font-weight-asian="bold" style:font-weight-complex="bold"/>
    </style:style>
    <style:style style:name="P35" style:family="paragraph" style:parent-style-name="Standard">
      <style:text-properties fo:font-weight="bold" officeooo:rsid="01958148" officeooo:paragraph-rsid="01958148" fo:background-color="transparent" style:font-weight-asian="bold" style:font-weight-complex="bold"/>
    </style:style>
    <style:style style:name="P36" style:family="paragraph" style:parent-style-name="Standard">
      <style:text-properties fo:font-weight="bold" officeooo:rsid="021778ba" officeooo:paragraph-rsid="021778ba" fo:background-color="transparent" style:font-weight-asian="bold" style:font-weight-complex="bold"/>
    </style:style>
    <style:style style:name="P37" style:family="paragraph" style:parent-style-name="Standard">
      <style:text-properties fo:font-weight="bold" officeooo:rsid="021f9d6b" officeooo:paragraph-rsid="021f9d6b" fo:background-color="transparent" style:font-weight-asian="bold" style:font-weight-complex="bold"/>
    </style:style>
    <style:style style:name="P38" style:family="paragraph" style:parent-style-name="Standard">
      <style:text-properties fo:font-weight="bold" officeooo:rsid="02201836" officeooo:paragraph-rsid="02201836" fo:background-color="transparent" style:font-weight-asian="bold" style:font-weight-complex="bold"/>
    </style:style>
    <style:style style:name="P39" style:family="paragraph" style:parent-style-name="Standard">
      <style:text-properties fo:font-weight="bold" officeooo:rsid="022316d6" officeooo:paragraph-rsid="022316d6" fo:background-color="transparent" style:font-weight-asian="bold" style:font-weight-complex="bold"/>
    </style:style>
    <style:style style:name="P40" style:family="paragraph" style:parent-style-name="Standard">
      <style:text-properties fo:font-weight="bold" officeooo:rsid="02232d27" officeooo:paragraph-rsid="02232d27" fo:background-color="transparent" style:font-weight-asian="bold" style:font-weight-complex="bold"/>
    </style:style>
    <style:style style:name="P41" style:family="paragraph" style:parent-style-name="Standard">
      <style:text-properties fo:font-weight="bold" officeooo:rsid="023de17b" officeooo:paragraph-rsid="023de17b" fo:background-color="transparent" style:font-weight-asian="bold" style:font-weight-complex="bold"/>
    </style:style>
    <style:style style:name="P42" style:family="paragraph" style:parent-style-name="Standard">
      <style:text-properties fo:font-weight="bold" officeooo:rsid="025e0aa2" officeooo:paragraph-rsid="025e0aa2" fo:background-color="transparent" style:font-weight-asian="bold" style:font-weight-complex="bold"/>
    </style:style>
    <style:style style:name="P43" style:family="paragraph" style:parent-style-name="Standard">
      <style:text-properties fo:font-weight="bold" officeooo:rsid="02762153" officeooo:paragraph-rsid="02762153" fo:background-color="transparent" style:font-weight-asian="bold" style:font-weight-complex="bold"/>
    </style:style>
    <style:style style:name="P44" style:family="paragraph" style:parent-style-name="Standard">
      <style:text-properties fo:font-weight="bold" officeooo:rsid="0273fc30" officeooo:paragraph-rsid="0273fc30" fo:background-color="transparent" style:font-weight-asian="bold" style:font-weight-complex="bold"/>
    </style:style>
    <style:style style:name="P45" style:family="paragraph" style:parent-style-name="Standard">
      <style:text-properties fo:font-weight="bold" officeooo:rsid="02880f0a" officeooo:paragraph-rsid="02880f0a" fo:background-color="transparent" style:font-weight-asian="bold" style:font-weight-complex="bold"/>
    </style:style>
    <style:style style:name="P46" style:family="paragraph" style:parent-style-name="Standard">
      <style:text-properties fo:font-weight="bold" officeooo:rsid="0282cc13" officeooo:paragraph-rsid="0282cc13" fo:background-color="transparent" style:font-weight-asian="bold" style:font-weight-complex="bold"/>
    </style:style>
    <style:style style:name="P47" style:family="paragraph" style:parent-style-name="Standard">
      <style:text-properties fo:font-weight="bold" officeooo:rsid="0288dd57" officeooo:paragraph-rsid="0288dd57" fo:background-color="transparent" style:font-weight-asian="bold" style:font-weight-complex="bold"/>
    </style:style>
    <style:style style:name="P48" style:family="paragraph" style:parent-style-name="Standard">
      <style:text-properties fo:font-weight="bold" officeooo:rsid="028c4d51" officeooo:paragraph-rsid="028c4d51" fo:background-color="transparent" style:font-weight-asian="bold" style:font-weight-complex="bold"/>
    </style:style>
    <style:style style:name="P49" style:family="paragraph" style:parent-style-name="Standard">
      <style:text-properties fo:font-weight="bold" officeooo:rsid="0292efb4" officeooo:paragraph-rsid="0292efb4" fo:background-color="transparent" style:font-weight-asian="bold" style:font-weight-complex="bold"/>
    </style:style>
    <style:style style:name="P50" style:family="paragraph" style:parent-style-name="Standard">
      <style:text-properties fo:font-weight="bold" officeooo:rsid="0298f5bf" officeooo:paragraph-rsid="0298f5bf" fo:background-color="transparent" style:font-weight-asian="bold" style:font-weight-complex="bold"/>
    </style:style>
    <style:style style:name="P51" style:family="paragraph" style:parent-style-name="Standard">
      <style:text-properties fo:font-weight="bold" officeooo:rsid="00d47090" officeooo:paragraph-rsid="00d47090" fo:background-color="#e0efd4" style:font-weight-asian="bold" style:font-weight-complex="bold"/>
    </style:style>
    <style:style style:name="P52" style:family="paragraph" style:parent-style-name="Standard">
      <style:text-properties fo:font-weight="bold" officeooo:rsid="00d218bd" officeooo:paragraph-rsid="00f5a997" fo:background-color="#e0efd4" style:font-weight-asian="bold" style:font-weight-complex="bold"/>
    </style:style>
    <style:style style:name="P53" style:family="paragraph" style:parent-style-name="Standard">
      <style:text-properties fo:font-weight="bold" officeooo:rsid="023de17b" officeooo:paragraph-rsid="023de17b" fo:background-color="#fffbcc" style:font-weight-asian="bold" style:font-weight-complex="bold"/>
    </style:style>
    <style:style style:name="P54" style:family="paragraph" style:parent-style-name="Standard">
      <style:text-properties fo:font-weight="bold" officeooo:rsid="0254860c" officeooo:paragraph-rsid="0254860c" fo:background-color="#fffbcc" style:font-weight-asian="bold" style:font-weight-complex="bold"/>
    </style:style>
    <style:style style:name="P55" style:family="paragraph" style:parent-style-name="Standard">
      <style:text-properties officeooo:rsid="002cc59a" officeooo:paragraph-rsid="002cc59a"/>
    </style:style>
    <style:style style:name="P56" style:family="paragraph" style:parent-style-name="Standard">
      <style:text-properties officeooo:rsid="002550da" officeooo:paragraph-rsid="002550da" fo:background-color="#fffbcc"/>
    </style:style>
    <style:style style:name="P57" style:family="paragraph" style:parent-style-name="Standard">
      <style:text-properties officeooo:rsid="002d3439" officeooo:paragraph-rsid="002d3439" fo:background-color="#fffbcc"/>
    </style:style>
    <style:style style:name="P58" style:family="paragraph" style:parent-style-name="Standard">
      <style:text-properties officeooo:rsid="003d4db7" officeooo:paragraph-rsid="003d4db7" fo:background-color="#fffbcc"/>
    </style:style>
    <style:style style:name="P59" style:family="paragraph" style:parent-style-name="Standard">
      <style:text-properties officeooo:rsid="0036405f" officeooo:paragraph-rsid="0036405f" fo:background-color="#fffbcc"/>
    </style:style>
    <style:style style:name="P60" style:family="paragraph" style:parent-style-name="Standard">
      <style:text-properties officeooo:rsid="00512122" officeooo:paragraph-rsid="00512122" fo:background-color="#fffbcc"/>
    </style:style>
    <style:style style:name="P61" style:family="paragraph" style:parent-style-name="Standard">
      <style:text-properties officeooo:rsid="00a92c4d" officeooo:paragraph-rsid="00a92c4d" fo:background-color="#fffbcc"/>
    </style:style>
    <style:style style:name="P62" style:family="paragraph" style:parent-style-name="Standard">
      <style:text-properties officeooo:rsid="00519ed6" officeooo:paragraph-rsid="00512122" fo:background-color="#fffbcc"/>
    </style:style>
    <style:style style:name="P63" style:family="paragraph" style:parent-style-name="Standard">
      <style:text-properties officeooo:rsid="00b6f3cc" officeooo:paragraph-rsid="00b6f3cc" fo:background-color="#fffbcc"/>
    </style:style>
    <style:style style:name="P64" style:family="paragraph" style:parent-style-name="Standard">
      <style:text-properties officeooo:rsid="00315786" officeooo:paragraph-rsid="00315786"/>
    </style:style>
    <style:style style:name="P65" style:family="paragraph" style:parent-style-name="Standard">
      <style:text-properties officeooo:rsid="00324ad6" officeooo:paragraph-rsid="00324ad6"/>
    </style:style>
    <style:style style:name="P66" style:family="paragraph" style:parent-style-name="Standard">
      <style:text-properties officeooo:rsid="0036405f" officeooo:paragraph-rsid="0036405f"/>
    </style:style>
    <style:style style:name="P67" style:family="paragraph" style:parent-style-name="Standard">
      <style:text-properties officeooo:rsid="00373e7f" officeooo:paragraph-rsid="00373e7f"/>
    </style:style>
    <style:style style:name="P68" style:family="paragraph" style:parent-style-name="Standard">
      <style:text-properties officeooo:rsid="003d4db7" officeooo:paragraph-rsid="003d4db7"/>
    </style:style>
    <style:style style:name="P69" style:family="paragraph" style:parent-style-name="Standard">
      <style:text-properties officeooo:rsid="003ddf18" officeooo:paragraph-rsid="003ddf18"/>
    </style:style>
    <style:style style:name="P70" style:family="paragraph" style:parent-style-name="Standard">
      <style:text-properties officeooo:rsid="003fd21a" officeooo:paragraph-rsid="003fd21a"/>
    </style:style>
    <style:style style:name="P71" style:family="paragraph" style:parent-style-name="Standard">
      <style:text-properties officeooo:rsid="0041e076" officeooo:paragraph-rsid="0041e076"/>
    </style:style>
    <style:style style:name="P72" style:family="paragraph" style:parent-style-name="Standard">
      <style:text-properties officeooo:rsid="0036405f" officeooo:paragraph-rsid="0036405f" fo:background-color="#e0efd4"/>
    </style:style>
    <style:style style:name="P73" style:family="paragraph" style:parent-style-name="Standard">
      <style:text-properties officeooo:rsid="00472c96" officeooo:paragraph-rsid="00472c96"/>
    </style:style>
    <style:style style:name="P74" style:family="paragraph" style:parent-style-name="Standard">
      <style:text-properties officeooo:rsid="00491b3c" officeooo:paragraph-rsid="00491b3c"/>
    </style:style>
    <style:style style:name="P75" style:family="paragraph" style:parent-style-name="Standard">
      <style:text-properties officeooo:rsid="00505f53" officeooo:paragraph-rsid="00505f53" fo:background-color="transparent"/>
    </style:style>
    <style:style style:name="P76" style:family="paragraph" style:parent-style-name="Standard">
      <style:text-properties officeooo:rsid="00512122" officeooo:paragraph-rsid="00512122" fo:background-color="transparent"/>
    </style:style>
    <style:style style:name="P77" style:family="paragraph" style:parent-style-name="Standard">
      <style:text-properties officeooo:rsid="00519ed6" officeooo:paragraph-rsid="00512122" fo:background-color="transparent"/>
    </style:style>
    <style:style style:name="P78" style:family="paragraph" style:parent-style-name="Standard">
      <style:text-properties officeooo:rsid="00a4e89a" officeooo:paragraph-rsid="00a4e89a" fo:background-color="transparent"/>
    </style:style>
    <style:style style:name="P79" style:family="paragraph" style:parent-style-name="Standard">
      <style:text-properties officeooo:rsid="00a92c4d" officeooo:paragraph-rsid="00a92c4d" fo:background-color="transparent"/>
    </style:style>
    <style:style style:name="P80" style:family="paragraph" style:parent-style-name="Standard">
      <style:text-properties officeooo:rsid="00acb393" officeooo:paragraph-rsid="00acb393" fo:background-color="transparent"/>
    </style:style>
    <style:style style:name="P81" style:family="paragraph" style:parent-style-name="Standard">
      <style:text-properties officeooo:rsid="00b1443c" officeooo:paragraph-rsid="00b1443c" fo:background-color="transparent"/>
    </style:style>
    <style:style style:name="P82" style:family="paragraph" style:parent-style-name="Standard">
      <style:text-properties officeooo:rsid="00b23ad0" officeooo:paragraph-rsid="00b23ad0" fo:background-color="transparent"/>
    </style:style>
    <style:style style:name="P83" style:family="paragraph" style:parent-style-name="Standard">
      <style:text-properties officeooo:rsid="00b6f3cc" officeooo:paragraph-rsid="00b6f3cc" fo:background-color="transparent"/>
    </style:style>
    <style:style style:name="P84" style:family="paragraph" style:parent-style-name="Standard">
      <style:text-properties fo:font-weight="normal" officeooo:rsid="0054cb6b" officeooo:paragraph-rsid="0054cb6b" fo:background-color="transparent" style:font-weight-asian="normal" style:font-weight-complex="normal"/>
    </style:style>
    <style:style style:name="P85" style:family="paragraph" style:parent-style-name="Standard">
      <style:text-properties fo:font-weight="normal" officeooo:rsid="0058c196" officeooo:paragraph-rsid="0058c196" fo:background-color="transparent" style:font-weight-asian="normal" style:font-weight-complex="normal"/>
    </style:style>
    <style:style style:name="P86" style:family="paragraph" style:parent-style-name="Standard">
      <style:text-properties fo:font-weight="normal" officeooo:rsid="0062904b" officeooo:paragraph-rsid="0062904b" fo:background-color="transparent" style:font-weight-asian="normal" style:font-weight-complex="normal"/>
    </style:style>
    <style:style style:name="P87" style:family="paragraph" style:parent-style-name="Standard">
      <style:text-properties fo:font-weight="normal" officeooo:rsid="00647e7e" officeooo:paragraph-rsid="00647e7e" fo:background-color="transparent" style:font-weight-asian="normal" style:font-weight-complex="normal"/>
    </style:style>
    <style:style style:name="P88" style:family="paragraph" style:parent-style-name="Standard">
      <style:text-properties fo:font-weight="normal" officeooo:rsid="0067acf4" officeooo:paragraph-rsid="0067acf4" fo:background-color="transparent" style:font-weight-asian="normal" style:font-weight-complex="normal"/>
    </style:style>
    <style:style style:name="P89" style:family="paragraph" style:parent-style-name="Standard">
      <style:text-properties fo:font-weight="normal" officeooo:rsid="006b328e" officeooo:paragraph-rsid="006b328e" fo:background-color="transparent" style:font-weight-asian="normal" style:font-weight-complex="normal"/>
    </style:style>
    <style:style style:name="P90" style:family="paragraph" style:parent-style-name="Standard">
      <style:text-properties fo:font-weight="normal" officeooo:rsid="006c3952" officeooo:paragraph-rsid="006c3952" fo:background-color="transparent" style:font-weight-asian="normal" style:font-weight-complex="normal"/>
    </style:style>
    <style:style style:name="P91" style:family="paragraph" style:parent-style-name="Standard">
      <style:text-properties fo:font-weight="normal" officeooo:rsid="006ce7c5" officeooo:paragraph-rsid="006ce7c5" fo:background-color="transparent" style:font-weight-asian="normal" style:font-weight-complex="normal"/>
    </style:style>
    <style:style style:name="P92" style:family="paragraph" style:parent-style-name="Standard">
      <style:text-properties fo:font-weight="normal" officeooo:rsid="00702126" officeooo:paragraph-rsid="00702126" fo:background-color="transparent" style:font-weight-asian="normal" style:font-weight-complex="normal"/>
    </style:style>
    <style:style style:name="P93" style:family="paragraph" style:parent-style-name="Standard">
      <style:text-properties fo:font-weight="normal" officeooo:rsid="0072316a" officeooo:paragraph-rsid="0072316a" fo:background-color="transparent" style:font-weight-asian="normal" style:font-weight-complex="normal"/>
    </style:style>
    <style:style style:name="P94" style:family="paragraph" style:parent-style-name="Standard">
      <style:text-properties fo:font-weight="normal" officeooo:rsid="00734844" officeooo:paragraph-rsid="00734844" fo:background-color="transparent" style:font-weight-asian="normal" style:font-weight-complex="normal"/>
    </style:style>
    <style:style style:name="P95" style:family="paragraph" style:parent-style-name="Standard">
      <style:text-properties fo:font-weight="normal" officeooo:rsid="0073fb66" officeooo:paragraph-rsid="0073fb66" fo:background-color="transparent" style:font-weight-asian="normal" style:font-weight-complex="normal"/>
    </style:style>
    <style:style style:name="P96" style:family="paragraph" style:parent-style-name="Standard">
      <style:text-properties fo:font-weight="normal" officeooo:rsid="0077f775" officeooo:paragraph-rsid="0077f775" fo:background-color="transparent" style:font-weight-asian="normal" style:font-weight-complex="normal"/>
    </style:style>
    <style:style style:name="P97" style:family="paragraph" style:parent-style-name="Standard">
      <style:text-properties fo:font-weight="normal" officeooo:rsid="00820599" officeooo:paragraph-rsid="008f6e8a" fo:background-color="transparent" style:font-weight-asian="normal" style:font-weight-complex="normal"/>
    </style:style>
    <style:style style:name="P98" style:family="paragraph" style:parent-style-name="Standard">
      <style:text-properties fo:font-weight="normal" officeooo:rsid="0084155b" officeooo:paragraph-rsid="008f6e8a" fo:background-color="transparent" style:font-weight-asian="normal" style:font-weight-complex="normal"/>
    </style:style>
    <style:style style:name="P99" style:family="paragraph" style:parent-style-name="Standard">
      <style:text-properties fo:font-weight="normal" officeooo:rsid="0088ec6b" officeooo:paragraph-rsid="008f6e8a" fo:background-color="transparent" style:font-weight-asian="normal" style:font-weight-complex="normal"/>
    </style:style>
    <style:style style:name="P100" style:family="paragraph" style:parent-style-name="Standard">
      <style:text-properties fo:font-weight="normal" officeooo:rsid="008aa198" officeooo:paragraph-rsid="008aa198" fo:background-color="transparent" style:font-weight-asian="normal" style:font-weight-complex="normal"/>
    </style:style>
    <style:style style:name="P101" style:family="paragraph" style:parent-style-name="Standard">
      <style:text-properties fo:font-weight="normal" officeooo:rsid="008ea170" officeooo:paragraph-rsid="008f6e8a" fo:background-color="transparent" style:font-weight-asian="normal" style:font-weight-complex="normal"/>
    </style:style>
    <style:style style:name="P102" style:family="paragraph" style:parent-style-name="Standard">
      <style:text-properties fo:font-weight="normal" officeooo:rsid="008f6e8a" officeooo:paragraph-rsid="008f6e8a" fo:background-color="transparent" style:font-weight-asian="normal" style:font-weight-complex="normal"/>
    </style:style>
    <style:style style:name="P103" style:family="paragraph" style:parent-style-name="Standard">
      <style:text-properties fo:font-weight="normal" officeooo:rsid="009035b5" officeooo:paragraph-rsid="009035b5" fo:background-color="transparent" style:font-weight-asian="normal" style:font-weight-complex="normal"/>
    </style:style>
    <style:style style:name="P104" style:family="paragraph" style:parent-style-name="Standard">
      <style:text-properties fo:font-weight="normal" officeooo:rsid="00951ca6" officeooo:paragraph-rsid="00951ca6" fo:background-color="transparent" style:font-weight-asian="normal" style:font-weight-complex="normal"/>
    </style:style>
    <style:style style:name="P105" style:family="paragraph" style:parent-style-name="Standard">
      <style:text-properties fo:font-weight="normal" officeooo:rsid="00951ca6" officeooo:paragraph-rsid="00a1bf7d" fo:background-color="transparent" style:font-weight-asian="normal" style:font-weight-complex="normal"/>
    </style:style>
    <style:style style:name="P106" style:family="paragraph" style:parent-style-name="Standard">
      <style:text-properties fo:font-weight="normal" officeooo:rsid="00986040" officeooo:paragraph-rsid="00986040" fo:background-color="transparent" style:font-weight-asian="normal" style:font-weight-complex="normal"/>
    </style:style>
    <style:style style:name="P107" style:family="paragraph" style:parent-style-name="Standard">
      <style:text-properties fo:font-weight="normal" officeooo:rsid="009abb92" officeooo:paragraph-rsid="009abb92" fo:background-color="transparent" style:font-weight-asian="normal" style:font-weight-complex="normal"/>
    </style:style>
    <style:style style:name="P108" style:family="paragraph" style:parent-style-name="Standard">
      <style:text-properties fo:font-weight="normal" officeooo:rsid="009caa87" officeooo:paragraph-rsid="009caa87" fo:background-color="transparent" style:font-weight-asian="normal" style:font-weight-complex="normal"/>
    </style:style>
    <style:style style:name="P109" style:family="paragraph" style:parent-style-name="Standard">
      <style:text-properties fo:font-weight="normal" officeooo:rsid="00b739f5" officeooo:paragraph-rsid="00b739f5" fo:background-color="transparent" style:font-weight-asian="normal" style:font-weight-complex="normal"/>
    </style:style>
    <style:style style:name="P110" style:family="paragraph" style:parent-style-name="Standard">
      <style:text-properties fo:font-weight="normal" officeooo:rsid="00b7a146" officeooo:paragraph-rsid="00b7a146" fo:background-color="transparent" style:font-weight-asian="normal" style:font-weight-complex="normal"/>
    </style:style>
    <style:style style:name="P111" style:family="paragraph" style:parent-style-name="Standard">
      <style:text-properties fo:font-weight="normal" officeooo:rsid="00a063df" officeooo:paragraph-rsid="00a1bf7d" fo:background-color="transparent" style:font-weight-asian="normal" style:font-weight-complex="normal"/>
    </style:style>
    <style:style style:name="P112" style:family="paragraph" style:parent-style-name="Standard">
      <style:text-properties fo:font-weight="normal" officeooo:rsid="00bbffc6" officeooo:paragraph-rsid="00bbffc6" fo:background-color="transparent" style:font-weight-asian="normal" style:font-weight-complex="normal"/>
    </style:style>
    <style:style style:name="P113" style:family="paragraph" style:parent-style-name="Standard">
      <style:text-properties fo:font-weight="normal" officeooo:rsid="00bdeea2" officeooo:paragraph-rsid="00bdeea2" fo:background-color="transparent" style:font-weight-asian="normal" style:font-weight-complex="normal"/>
    </style:style>
    <style:style style:name="P114" style:family="paragraph" style:parent-style-name="Standard">
      <style:text-properties fo:font-weight="normal" officeooo:rsid="00c188a1" officeooo:paragraph-rsid="00c188a1" fo:background-color="transparent" style:font-weight-asian="normal" style:font-weight-complex="normal"/>
    </style:style>
    <style:style style:name="P115" style:family="paragraph" style:parent-style-name="Standard">
      <style:text-properties fo:font-weight="normal" officeooo:rsid="00c46505" officeooo:paragraph-rsid="00c46505" fo:background-color="transparent" style:font-weight-asian="normal" style:font-weight-complex="normal"/>
    </style:style>
    <style:style style:name="P116" style:family="paragraph" style:parent-style-name="Standard">
      <style:text-properties fo:font-weight="normal" officeooo:rsid="00c7476e" officeooo:paragraph-rsid="00c7476e" fo:background-color="transparent" style:font-weight-asian="normal" style:font-weight-complex="normal"/>
    </style:style>
    <style:style style:name="P117" style:family="paragraph" style:parent-style-name="Standard">
      <style:text-properties fo:font-weight="normal" officeooo:rsid="00c8fc4f" officeooo:paragraph-rsid="00c8fc4f" fo:background-color="transparent" style:font-weight-asian="normal" style:font-weight-complex="normal"/>
    </style:style>
    <style:style style:name="P118" style:family="paragraph" style:parent-style-name="Standard">
      <style:text-properties fo:font-weight="normal" officeooo:rsid="00cad61a" officeooo:paragraph-rsid="00cb8023" fo:background-color="transparent" style:font-weight-asian="normal" style:font-weight-complex="normal"/>
    </style:style>
    <style:style style:name="P119" style:family="paragraph" style:parent-style-name="Standard">
      <style:text-properties fo:font-weight="normal" officeooo:rsid="00cad61a" officeooo:paragraph-rsid="00cdbc58" fo:background-color="transparent" style:font-weight-asian="normal" style:font-weight-complex="normal"/>
    </style:style>
    <style:style style:name="P120" style:family="paragraph" style:parent-style-name="Standard">
      <style:text-properties fo:font-weight="normal" officeooo:rsid="00ce0dee" officeooo:paragraph-rsid="00ce0dee" fo:background-color="transparent" style:font-weight-asian="normal" style:font-weight-complex="normal"/>
    </style:style>
    <style:style style:name="P121" style:family="paragraph" style:parent-style-name="Standard">
      <style:text-properties fo:font-weight="normal" officeooo:rsid="00cf3c92" officeooo:paragraph-rsid="00cf3c92" fo:background-color="transparent" style:font-weight-asian="normal" style:font-weight-complex="normal"/>
    </style:style>
    <style:style style:name="P122" style:family="paragraph" style:parent-style-name="Standard">
      <style:text-properties fo:font-weight="normal" officeooo:rsid="00d47090" officeooo:paragraph-rsid="00d47090" fo:background-color="transparent" style:font-weight-asian="normal" style:font-weight-complex="normal"/>
    </style:style>
    <style:style style:name="P123" style:family="paragraph" style:parent-style-name="Standard">
      <style:text-properties fo:font-weight="normal" officeooo:rsid="00d53da1" officeooo:paragraph-rsid="00d53da1" fo:background-color="transparent" style:font-weight-asian="normal" style:font-weight-complex="normal"/>
    </style:style>
    <style:style style:name="P124" style:family="paragraph" style:parent-style-name="Standard">
      <style:text-properties fo:font-weight="normal" officeooo:rsid="00d9c248" officeooo:paragraph-rsid="00d9c248" fo:background-color="transparent" style:font-weight-asian="normal" style:font-weight-complex="normal"/>
    </style:style>
    <style:style style:name="P125" style:family="paragraph" style:parent-style-name="Standard">
      <style:text-properties fo:font-weight="normal" officeooo:rsid="00dbcda7" officeooo:paragraph-rsid="00dbcda7" fo:background-color="transparent" style:font-weight-asian="normal" style:font-weight-complex="normal"/>
    </style:style>
    <style:style style:name="P126" style:family="paragraph" style:parent-style-name="Standard">
      <style:text-properties fo:font-weight="normal" officeooo:rsid="00dca823" officeooo:paragraph-rsid="00dca823" fo:background-color="transparent" style:font-weight-asian="normal" style:font-weight-complex="normal"/>
    </style:style>
    <style:style style:name="P127" style:family="paragraph" style:parent-style-name="Standard">
      <style:text-properties fo:font-weight="normal" officeooo:rsid="00e01f08" officeooo:paragraph-rsid="00e01f08" fo:background-color="transparent" style:font-weight-asian="normal" style:font-weight-complex="normal"/>
    </style:style>
    <style:style style:name="P128" style:family="paragraph" style:parent-style-name="Standard">
      <style:text-properties fo:font-weight="normal" officeooo:rsid="00e41774" officeooo:paragraph-rsid="00e41774" fo:background-color="transparent" style:font-weight-asian="normal" style:font-weight-complex="normal"/>
    </style:style>
    <style:style style:name="P129" style:family="paragraph" style:parent-style-name="Standard">
      <style:text-properties fo:font-weight="normal" officeooo:rsid="00eb8d83" officeooo:paragraph-rsid="00eb8d83" fo:background-color="transparent" style:font-weight-asian="normal" style:font-weight-complex="normal"/>
    </style:style>
    <style:style style:name="P130" style:family="paragraph" style:parent-style-name="Standard">
      <style:text-properties fo:font-weight="normal" officeooo:rsid="00ebc69e" officeooo:paragraph-rsid="00ebc69e" fo:background-color="transparent" style:font-weight-asian="normal" style:font-weight-complex="normal"/>
    </style:style>
    <style:style style:name="P131" style:family="paragraph" style:parent-style-name="Standard">
      <style:text-properties fo:font-weight="normal" officeooo:rsid="00ec769c" officeooo:paragraph-rsid="00ec769c" fo:background-color="transparent" style:font-weight-asian="normal" style:font-weight-complex="normal"/>
    </style:style>
    <style:style style:name="P132" style:family="paragraph" style:parent-style-name="Standard">
      <style:text-properties fo:font-weight="normal" officeooo:rsid="00ed5813" officeooo:paragraph-rsid="00ed5813" fo:background-color="transparent" style:font-weight-asian="normal" style:font-weight-complex="normal"/>
    </style:style>
    <style:style style:name="P133" style:family="paragraph" style:parent-style-name="Standard">
      <style:text-properties fo:font-weight="normal" officeooo:rsid="00bf226f" officeooo:paragraph-rsid="00bf226f" fo:background-color="transparent" style:font-weight-asian="normal" style:font-weight-complex="normal"/>
    </style:style>
    <style:style style:name="P134" style:family="paragraph" style:parent-style-name="Standard">
      <style:text-properties fo:font-weight="normal" officeooo:rsid="00d218bd" officeooo:paragraph-rsid="00d218bd" fo:background-color="transparent" style:font-weight-asian="normal" style:font-weight-complex="normal"/>
    </style:style>
    <style:style style:name="P135" style:family="paragraph" style:parent-style-name="Standard">
      <style:text-properties fo:font-weight="normal" officeooo:rsid="00d218bd" officeooo:paragraph-rsid="00f5a997" fo:background-color="transparent" style:font-weight-asian="normal" style:font-weight-complex="normal"/>
    </style:style>
    <style:style style:name="P136" style:family="paragraph" style:parent-style-name="Standard">
      <style:text-properties fo:font-weight="normal" officeooo:rsid="00ef09fd" officeooo:paragraph-rsid="00ef09fd" fo:background-color="transparent" style:font-weight-asian="normal" style:font-weight-complex="normal"/>
    </style:style>
    <style:style style:name="P137" style:family="paragraph" style:parent-style-name="Standard">
      <style:text-properties fo:font-weight="normal" officeooo:rsid="00f677db" officeooo:paragraph-rsid="00f677db" fo:background-color="transparent" style:font-weight-asian="normal" style:font-weight-complex="normal"/>
    </style:style>
    <style:style style:name="P138" style:family="paragraph" style:parent-style-name="Standard">
      <style:text-properties fo:font-weight="normal" officeooo:rsid="00fa12cb" officeooo:paragraph-rsid="00fa12cb" fo:background-color="transparent" style:font-weight-asian="normal" style:font-weight-complex="normal"/>
    </style:style>
    <style:style style:name="P139" style:family="paragraph" style:parent-style-name="Standard">
      <style:text-properties fo:font-weight="normal" officeooo:rsid="00fc217b" officeooo:paragraph-rsid="00fc217b" fo:background-color="transparent" style:font-weight-asian="normal" style:font-weight-complex="normal"/>
    </style:style>
    <style:style style:name="P140" style:family="paragraph" style:parent-style-name="Standard">
      <style:text-properties fo:font-weight="normal" officeooo:rsid="00fee6cf" officeooo:paragraph-rsid="00fee6cf" fo:background-color="transparent" style:font-weight-asian="normal" style:font-weight-complex="normal"/>
    </style:style>
    <style:style style:name="P141" style:family="paragraph" style:parent-style-name="Standard">
      <style:text-properties fo:font-weight="normal" officeooo:rsid="0100e17a" officeooo:paragraph-rsid="0100e17a" fo:background-color="transparent" style:font-weight-asian="normal" style:font-weight-complex="normal"/>
    </style:style>
    <style:style style:name="P142" style:family="paragraph" style:parent-style-name="Standard">
      <style:text-properties fo:font-weight="normal" officeooo:rsid="0106e264" officeooo:paragraph-rsid="0106e264" fo:background-color="transparent" style:font-weight-asian="normal" style:font-weight-complex="normal"/>
    </style:style>
    <style:style style:name="P143" style:family="paragraph" style:parent-style-name="Standard">
      <style:text-properties fo:font-weight="normal" officeooo:rsid="01086c3e" officeooo:paragraph-rsid="01086c3e" fo:background-color="transparent" style:font-weight-asian="normal" style:font-weight-complex="normal"/>
    </style:style>
    <style:style style:name="P144" style:family="paragraph" style:parent-style-name="Standard">
      <style:text-properties fo:font-weight="normal" officeooo:rsid="0109d289" officeooo:paragraph-rsid="0109d289" fo:background-color="transparent" style:font-weight-asian="normal" style:font-weight-complex="normal"/>
    </style:style>
    <style:style style:name="P145" style:family="paragraph" style:parent-style-name="Standard">
      <style:text-properties fo:font-weight="normal" officeooo:rsid="010b6178" officeooo:paragraph-rsid="010b6178" fo:background-color="transparent" style:font-weight-asian="normal" style:font-weight-complex="normal"/>
    </style:style>
    <style:style style:name="P146" style:family="paragraph" style:parent-style-name="Standard">
      <style:text-properties fo:font-weight="normal" officeooo:rsid="010f55e3" officeooo:paragraph-rsid="010f55e3" fo:background-color="transparent" style:font-weight-asian="normal" style:font-weight-complex="normal"/>
    </style:style>
    <style:style style:name="P147" style:family="paragraph" style:parent-style-name="Standard">
      <style:text-properties fo:font-weight="normal" officeooo:rsid="0110a5b0" officeooo:paragraph-rsid="0110a5b0" fo:background-color="transparent" style:font-weight-asian="normal" style:font-weight-complex="normal"/>
    </style:style>
    <style:style style:name="P148" style:family="paragraph" style:parent-style-name="Standard">
      <style:text-properties fo:font-weight="normal" officeooo:rsid="0112b1d3" officeooo:paragraph-rsid="0112b1d3" fo:background-color="transparent" style:font-weight-asian="normal" style:font-weight-complex="normal"/>
    </style:style>
    <style:style style:name="P149" style:family="paragraph" style:parent-style-name="Standard">
      <style:text-properties fo:font-weight="normal" officeooo:rsid="01143100" officeooo:paragraph-rsid="01143100" fo:background-color="transparent" style:font-weight-asian="normal" style:font-weight-complex="normal"/>
    </style:style>
    <style:style style:name="P150" style:family="paragraph" style:parent-style-name="Standard">
      <style:text-properties fo:font-weight="normal" officeooo:rsid="0118069b" officeooo:paragraph-rsid="0118069b" fo:background-color="transparent" style:font-weight-asian="normal" style:font-weight-complex="normal"/>
    </style:style>
    <style:style style:name="P151" style:family="paragraph" style:parent-style-name="Standard">
      <style:text-properties fo:font-weight="normal" officeooo:rsid="01194c18" officeooo:paragraph-rsid="01194c18" fo:background-color="transparent" style:font-weight-asian="normal" style:font-weight-complex="normal"/>
    </style:style>
    <style:style style:name="P152" style:family="paragraph" style:parent-style-name="Standard">
      <style:text-properties fo:font-weight="normal" officeooo:rsid="0119725c" officeooo:paragraph-rsid="0119725c" fo:background-color="transparent" style:font-weight-asian="normal" style:font-weight-complex="normal"/>
    </style:style>
    <style:style style:name="P153" style:family="paragraph" style:parent-style-name="Standard">
      <style:text-properties fo:font-weight="normal" officeooo:rsid="0119753b" officeooo:paragraph-rsid="0119753b" fo:background-color="transparent" style:font-weight-asian="normal" style:font-weight-complex="normal"/>
    </style:style>
    <style:style style:name="P154" style:family="paragraph" style:parent-style-name="Standard">
      <style:text-properties fo:font-weight="normal" officeooo:rsid="011d4640" officeooo:paragraph-rsid="011d4640" fo:background-color="transparent" style:font-weight-asian="normal" style:font-weight-complex="normal"/>
    </style:style>
    <style:style style:name="P155" style:family="paragraph" style:parent-style-name="Standard">
      <style:text-properties fo:font-weight="normal" officeooo:rsid="011da705" officeooo:paragraph-rsid="011da705" fo:background-color="transparent" style:font-weight-asian="normal" style:font-weight-complex="normal"/>
    </style:style>
    <style:style style:name="P156" style:family="paragraph" style:parent-style-name="Standard">
      <style:text-properties fo:font-weight="normal" officeooo:rsid="01270944" officeooo:paragraph-rsid="01270944" fo:background-color="transparent" style:font-weight-asian="normal" style:font-weight-complex="normal"/>
    </style:style>
    <style:style style:name="P157" style:family="paragraph" style:parent-style-name="Standard">
      <style:text-properties fo:font-weight="normal" officeooo:rsid="0128f8b6" officeooo:paragraph-rsid="0128f8b6" fo:background-color="transparent" style:font-weight-asian="normal" style:font-weight-complex="normal"/>
    </style:style>
    <style:style style:name="P158" style:family="paragraph" style:parent-style-name="Standard">
      <style:text-properties fo:font-weight="normal" officeooo:rsid="012a6b3c" officeooo:paragraph-rsid="012a6b3c" fo:background-color="transparent" style:font-weight-asian="normal" style:font-weight-complex="normal"/>
    </style:style>
    <style:style style:name="P159" style:family="paragraph" style:parent-style-name="Standard">
      <style:text-properties fo:font-weight="normal" officeooo:rsid="012fabad" officeooo:paragraph-rsid="012fabad" fo:background-color="transparent" style:font-weight-asian="normal" style:font-weight-complex="normal"/>
    </style:style>
    <style:style style:name="P160" style:family="paragraph" style:parent-style-name="Standard">
      <style:text-properties fo:font-weight="normal" officeooo:rsid="01337ac1" officeooo:paragraph-rsid="01337ac1" fo:background-color="transparent" style:font-weight-asian="normal" style:font-weight-complex="normal"/>
    </style:style>
    <style:style style:name="P161" style:family="paragraph" style:parent-style-name="Standard">
      <style:text-properties fo:font-weight="normal" officeooo:rsid="01346876" officeooo:paragraph-rsid="01346876" fo:background-color="transparent" style:font-weight-asian="normal" style:font-weight-complex="normal"/>
    </style:style>
    <style:style style:name="P162" style:family="paragraph" style:parent-style-name="Standard">
      <style:text-properties fo:font-weight="normal" officeooo:rsid="01364780" officeooo:paragraph-rsid="01364780" fo:background-color="transparent" style:font-weight-asian="normal" style:font-weight-complex="normal"/>
    </style:style>
    <style:style style:name="P163" style:family="paragraph" style:parent-style-name="Standard">
      <style:text-properties fo:font-weight="normal" officeooo:rsid="0139ed70" officeooo:paragraph-rsid="0139ed70" fo:background-color="transparent" style:font-weight-asian="normal" style:font-weight-complex="normal"/>
    </style:style>
    <style:style style:name="P164" style:family="paragraph" style:parent-style-name="Standard">
      <style:text-properties fo:font-weight="normal" officeooo:rsid="01420382" officeooo:paragraph-rsid="01420382" fo:background-color="transparent" style:font-weight-asian="normal" style:font-weight-complex="normal"/>
    </style:style>
    <style:style style:name="P165" style:family="paragraph" style:parent-style-name="Standard">
      <style:text-properties fo:font-weight="normal" officeooo:rsid="0143fe91" officeooo:paragraph-rsid="0143fe91" fo:background-color="transparent" style:font-weight-asian="normal" style:font-weight-complex="normal"/>
    </style:style>
    <style:style style:name="P166" style:family="paragraph" style:parent-style-name="Standard">
      <style:text-properties fo:font-weight="normal" officeooo:rsid="0144264e" officeooo:paragraph-rsid="0144264e" fo:background-color="transparent" style:font-weight-asian="normal" style:font-weight-complex="normal"/>
    </style:style>
    <style:style style:name="P167" style:family="paragraph" style:parent-style-name="Standard">
      <style:text-properties fo:font-weight="normal" officeooo:rsid="0147614c" officeooo:paragraph-rsid="0147614c" fo:background-color="transparent" style:font-weight-asian="normal" style:font-weight-complex="normal"/>
    </style:style>
    <style:style style:name="P168" style:family="paragraph" style:parent-style-name="Standard">
      <style:text-properties fo:font-weight="normal" officeooo:rsid="0147f592" officeooo:paragraph-rsid="0147f592" fo:background-color="transparent" style:font-weight-asian="normal" style:font-weight-complex="normal"/>
    </style:style>
    <style:style style:name="P169" style:family="paragraph" style:parent-style-name="Standard">
      <style:text-properties fo:font-weight="normal" officeooo:rsid="01514e33" officeooo:paragraph-rsid="01514e33" fo:background-color="transparent" style:font-weight-asian="normal" style:font-weight-complex="normal"/>
    </style:style>
    <style:style style:name="P170" style:family="paragraph" style:parent-style-name="Standard">
      <style:text-properties fo:font-weight="normal" officeooo:rsid="01526c46" officeooo:paragraph-rsid="01526c46" fo:background-color="transparent" style:font-weight-asian="normal" style:font-weight-complex="normal"/>
    </style:style>
    <style:style style:name="P171" style:family="paragraph" style:parent-style-name="Standard">
      <style:text-properties fo:font-weight="normal" officeooo:rsid="01558b7e" officeooo:paragraph-rsid="01558b7e" fo:background-color="transparent" style:font-weight-asian="normal" style:font-weight-complex="normal"/>
    </style:style>
    <style:style style:name="P172" style:family="paragraph" style:parent-style-name="Standard">
      <style:text-properties fo:font-weight="normal" officeooo:rsid="0158c431" officeooo:paragraph-rsid="0158c431" fo:background-color="transparent" style:font-weight-asian="normal" style:font-weight-complex="normal"/>
    </style:style>
    <style:style style:name="P173" style:family="paragraph" style:parent-style-name="Standard">
      <style:text-properties fo:font-weight="normal" officeooo:rsid="015ac121" officeooo:paragraph-rsid="015ac121" fo:background-color="transparent" style:font-weight-asian="normal" style:font-weight-complex="normal"/>
    </style:style>
    <style:style style:name="P174" style:family="paragraph" style:parent-style-name="Standard">
      <style:text-properties fo:font-weight="normal" officeooo:rsid="015cd6e5" officeooo:paragraph-rsid="015cd6e5" fo:background-color="transparent" style:font-weight-asian="normal" style:font-weight-complex="normal"/>
    </style:style>
    <style:style style:name="P175" style:family="paragraph" style:parent-style-name="Standard">
      <style:text-properties fo:font-weight="normal" officeooo:rsid="015e6750" officeooo:paragraph-rsid="015e6750" fo:background-color="transparent" style:font-weight-asian="normal" style:font-weight-complex="normal"/>
    </style:style>
    <style:style style:name="P176" style:family="paragraph" style:parent-style-name="Standard">
      <style:text-properties fo:font-weight="normal" officeooo:rsid="0161cfd4" officeooo:paragraph-rsid="0161cfd4" fo:background-color="transparent" style:font-weight-asian="normal" style:font-weight-complex="normal"/>
    </style:style>
    <style:style style:name="P177" style:family="paragraph" style:parent-style-name="Standard">
      <style:text-properties fo:font-weight="normal" officeooo:rsid="0162a0f2" officeooo:paragraph-rsid="0162a0f2" fo:background-color="transparent" style:font-weight-asian="normal" style:font-weight-complex="normal"/>
    </style:style>
    <style:style style:name="P178" style:family="paragraph" style:parent-style-name="Standard">
      <style:text-properties fo:font-weight="normal" officeooo:rsid="01698e44" officeooo:paragraph-rsid="01698e44" fo:background-color="transparent" style:font-weight-asian="normal" style:font-weight-complex="normal"/>
    </style:style>
    <style:style style:name="P179" style:family="paragraph" style:parent-style-name="Standard">
      <style:text-properties fo:font-weight="normal" officeooo:rsid="0169cbe7" officeooo:paragraph-rsid="0169cbe7" fo:background-color="transparent" style:font-weight-asian="normal" style:font-weight-complex="normal"/>
    </style:style>
    <style:style style:name="P180" style:family="paragraph" style:parent-style-name="Standard">
      <style:text-properties fo:font-weight="normal" officeooo:rsid="016ab5a8" officeooo:paragraph-rsid="016ab5a8" fo:background-color="transparent" style:font-weight-asian="normal" style:font-weight-complex="normal"/>
    </style:style>
    <style:style style:name="P181" style:family="paragraph" style:parent-style-name="Standard">
      <style:text-properties fo:font-weight="normal" officeooo:rsid="016cb869" officeooo:paragraph-rsid="016cb869" fo:background-color="transparent" style:font-weight-asian="normal" style:font-weight-complex="normal"/>
    </style:style>
    <style:style style:name="P182" style:family="paragraph" style:parent-style-name="Standard">
      <style:text-properties fo:font-weight="normal" officeooo:rsid="016fcbc1" officeooo:paragraph-rsid="016fcbc1" fo:background-color="transparent" style:font-weight-asian="normal" style:font-weight-complex="normal"/>
    </style:style>
    <style:style style:name="P183" style:family="paragraph" style:parent-style-name="Standard">
      <style:text-properties fo:font-weight="normal" officeooo:rsid="0174ab33" officeooo:paragraph-rsid="0174ab33" fo:background-color="transparent" style:font-weight-asian="normal" style:font-weight-complex="normal"/>
    </style:style>
    <style:style style:name="P184" style:family="paragraph" style:parent-style-name="Standard">
      <style:text-properties fo:font-weight="normal" officeooo:rsid="0174c009" officeooo:paragraph-rsid="0174c009" fo:background-color="transparent" style:font-weight-asian="normal" style:font-weight-complex="normal"/>
    </style:style>
    <style:style style:name="P185" style:family="paragraph" style:parent-style-name="Standard">
      <style:text-properties fo:font-weight="normal" officeooo:rsid="0175e9d2" officeooo:paragraph-rsid="0175e9d2" fo:background-color="transparent" style:font-weight-asian="normal" style:font-weight-complex="normal"/>
    </style:style>
    <style:style style:name="P186" style:family="paragraph" style:parent-style-name="Standard">
      <style:text-properties fo:font-weight="normal" officeooo:rsid="0177e9c0" officeooo:paragraph-rsid="0177e9c0" fo:background-color="transparent" style:font-weight-asian="normal" style:font-weight-complex="normal"/>
    </style:style>
    <style:style style:name="P187" style:family="paragraph" style:parent-style-name="Standard">
      <style:text-properties fo:font-weight="normal" officeooo:rsid="0178616a" officeooo:paragraph-rsid="0178616a" fo:background-color="transparent" style:font-weight-asian="normal" style:font-weight-complex="normal"/>
    </style:style>
    <style:style style:name="P188" style:family="paragraph" style:parent-style-name="Standard">
      <style:text-properties fo:font-weight="normal" officeooo:rsid="0178db2d" officeooo:paragraph-rsid="0178db2d" fo:background-color="transparent" style:font-weight-asian="normal" style:font-weight-complex="normal"/>
    </style:style>
    <style:style style:name="P189" style:family="paragraph" style:parent-style-name="Standard">
      <style:text-properties fo:font-weight="normal" officeooo:rsid="01797597" officeooo:paragraph-rsid="01797597" fo:background-color="transparent" style:font-weight-asian="normal" style:font-weight-complex="normal"/>
    </style:style>
    <style:style style:name="P190" style:family="paragraph" style:parent-style-name="Standard">
      <style:text-properties fo:font-weight="normal" officeooo:rsid="017b1a93" officeooo:paragraph-rsid="017b1a93" fo:background-color="transparent" style:font-weight-asian="normal" style:font-weight-complex="normal"/>
    </style:style>
    <style:style style:name="P191" style:family="paragraph" style:parent-style-name="Standard">
      <style:text-properties fo:font-weight="normal" officeooo:rsid="017c3baf" officeooo:paragraph-rsid="017c3baf" fo:background-color="transparent" style:font-weight-asian="normal" style:font-weight-complex="normal"/>
    </style:style>
    <style:style style:name="P192" style:family="paragraph" style:parent-style-name="Standard">
      <style:text-properties fo:font-weight="normal" officeooo:rsid="017e05d3" officeooo:paragraph-rsid="017e05d3" fo:background-color="transparent" style:font-weight-asian="normal" style:font-weight-complex="normal"/>
    </style:style>
    <style:style style:name="P193" style:family="paragraph" style:parent-style-name="Standard">
      <style:text-properties fo:font-weight="normal" officeooo:rsid="017ff83f" officeooo:paragraph-rsid="017ff83f" fo:background-color="transparent" style:font-weight-asian="normal" style:font-weight-complex="normal"/>
    </style:style>
    <style:style style:name="P194" style:family="paragraph" style:parent-style-name="Standard">
      <style:text-properties fo:font-weight="normal" officeooo:rsid="0180268f" officeooo:paragraph-rsid="0180268f" fo:background-color="transparent" style:font-weight-asian="normal" style:font-weight-complex="normal"/>
    </style:style>
    <style:style style:name="P195" style:family="paragraph" style:parent-style-name="Standard">
      <style:text-properties fo:font-weight="normal" officeooo:rsid="0182e9da" officeooo:paragraph-rsid="0182e9da" fo:background-color="transparent" style:font-weight-asian="normal" style:font-weight-complex="normal"/>
    </style:style>
    <style:style style:name="P196" style:family="paragraph" style:parent-style-name="Standard">
      <style:text-properties fo:font-weight="normal" officeooo:rsid="01878cd8" officeooo:paragraph-rsid="01878cd8" fo:background-color="transparent" style:font-weight-asian="normal" style:font-weight-complex="normal"/>
    </style:style>
    <style:style style:name="P197" style:family="paragraph" style:parent-style-name="Standard">
      <style:text-properties fo:font-weight="normal" officeooo:rsid="018b5fd3" officeooo:paragraph-rsid="018b5fd3" fo:background-color="transparent" style:font-weight-asian="normal" style:font-weight-complex="normal"/>
    </style:style>
    <style:style style:name="P198" style:family="paragraph" style:parent-style-name="Standard">
      <style:text-properties fo:font-weight="normal" officeooo:rsid="018c9e9b" officeooo:paragraph-rsid="018c9e9b" fo:background-color="transparent" style:font-weight-asian="normal" style:font-weight-complex="normal"/>
    </style:style>
    <style:style style:name="P199" style:family="paragraph" style:parent-style-name="Standard">
      <style:text-properties fo:font-weight="normal" officeooo:rsid="018e7e65" officeooo:paragraph-rsid="0191bd0a" fo:background-color="transparent" style:font-weight-asian="normal" style:font-weight-complex="normal"/>
    </style:style>
    <style:style style:name="P200" style:family="paragraph" style:parent-style-name="Standard">
      <style:text-properties fo:font-weight="normal" officeooo:rsid="0191bd0a" officeooo:paragraph-rsid="0191bd0a" fo:background-color="transparent" style:font-weight-asian="normal" style:font-weight-complex="normal"/>
    </style:style>
    <style:style style:name="P201" style:family="paragraph" style:parent-style-name="Standard">
      <style:text-properties fo:font-weight="normal" officeooo:rsid="01958148" officeooo:paragraph-rsid="01958148" fo:background-color="transparent" style:font-weight-asian="normal" style:font-weight-complex="normal"/>
    </style:style>
    <style:style style:name="P202" style:family="paragraph" style:parent-style-name="Standard">
      <style:text-properties fo:font-weight="normal" officeooo:rsid="0195b52e" officeooo:paragraph-rsid="0195b52e" fo:background-color="transparent" style:font-weight-asian="normal" style:font-weight-complex="normal"/>
    </style:style>
    <style:style style:name="P203" style:family="paragraph" style:parent-style-name="Standard">
      <style:text-properties fo:font-weight="normal" officeooo:rsid="01975a92" officeooo:paragraph-rsid="01975a92" fo:background-color="transparent" style:font-weight-asian="normal" style:font-weight-complex="normal"/>
    </style:style>
    <style:style style:name="P204" style:family="paragraph" style:parent-style-name="Standard">
      <style:text-properties fo:font-weight="normal" officeooo:rsid="0198d2e7" officeooo:paragraph-rsid="0198d2e7" fo:background-color="transparent" style:font-weight-asian="normal" style:font-weight-complex="normal"/>
    </style:style>
    <style:style style:name="P205" style:family="paragraph" style:parent-style-name="Standard">
      <style:text-properties fo:font-weight="normal" officeooo:rsid="019bf3a5" officeooo:paragraph-rsid="019bf3a5" fo:background-color="transparent" style:font-weight-asian="normal" style:font-weight-complex="normal"/>
    </style:style>
    <style:style style:name="P206" style:family="paragraph" style:parent-style-name="Standard">
      <style:text-properties fo:font-weight="normal" officeooo:rsid="019e63d4" officeooo:paragraph-rsid="019e63d4" fo:background-color="transparent" style:font-weight-asian="normal" style:font-weight-complex="normal"/>
    </style:style>
    <style:style style:name="P207" style:family="paragraph" style:parent-style-name="Standard">
      <style:text-properties fo:font-weight="normal" officeooo:rsid="01a2ecdb" officeooo:paragraph-rsid="01a2ecdb" fo:background-color="transparent" style:font-weight-asian="normal" style:font-weight-complex="normal"/>
    </style:style>
    <style:style style:name="P208" style:family="paragraph" style:parent-style-name="Standard">
      <style:text-properties fo:font-weight="normal" officeooo:rsid="01a489a6" officeooo:paragraph-rsid="01a489a6" fo:background-color="transparent" style:font-weight-asian="normal" style:font-weight-complex="normal"/>
    </style:style>
    <style:style style:name="P209" style:family="paragraph" style:parent-style-name="Standard">
      <style:text-properties fo:font-weight="normal" officeooo:rsid="01a5fd70" officeooo:paragraph-rsid="01a5fd70" fo:background-color="transparent" style:font-weight-asian="normal" style:font-weight-complex="normal"/>
    </style:style>
    <style:style style:name="P210" style:family="paragraph" style:parent-style-name="Standard">
      <style:text-properties fo:font-weight="normal" officeooo:rsid="01a5fd70" officeooo:paragraph-rsid="01a76ada" fo:background-color="transparent" style:font-weight-asian="normal" style:font-weight-complex="normal"/>
    </style:style>
    <style:style style:name="P211" style:family="paragraph" style:parent-style-name="Standard">
      <style:text-properties fo:font-weight="normal" officeooo:rsid="0185fb7c" officeooo:paragraph-rsid="0185fb7c" fo:background-color="transparent" style:font-weight-asian="normal" style:font-weight-complex="normal"/>
    </style:style>
    <style:style style:name="P212" style:family="paragraph" style:parent-style-name="Standard">
      <style:text-properties fo:font-weight="normal" officeooo:rsid="01b1601c" officeooo:paragraph-rsid="01b1601c" fo:background-color="transparent" style:font-weight-asian="normal" style:font-weight-complex="normal"/>
    </style:style>
    <style:style style:name="P213" style:family="paragraph" style:parent-style-name="Standard">
      <style:text-properties fo:font-weight="normal" officeooo:rsid="01b2d9aa" officeooo:paragraph-rsid="01b2d9aa" fo:background-color="transparent" style:font-weight-asian="normal" style:font-weight-complex="normal"/>
    </style:style>
    <style:style style:name="P214" style:family="paragraph" style:parent-style-name="Standard">
      <style:text-properties fo:font-weight="normal" officeooo:rsid="01b486f9" officeooo:paragraph-rsid="01b486f9" fo:background-color="transparent" style:font-weight-asian="normal" style:font-weight-complex="normal"/>
    </style:style>
    <style:style style:name="P215" style:family="paragraph" style:parent-style-name="Standard">
      <style:text-properties fo:font-weight="normal" officeooo:rsid="01b962b9" officeooo:paragraph-rsid="01b962b9" fo:background-color="transparent" style:font-weight-asian="normal" style:font-weight-complex="normal"/>
    </style:style>
    <style:style style:name="P216" style:family="paragraph" style:parent-style-name="Standard">
      <style:text-properties fo:font-weight="normal" officeooo:rsid="01b962b9" officeooo:paragraph-rsid="01caabf3" fo:background-color="transparent" style:font-weight-asian="normal" style:font-weight-complex="normal"/>
    </style:style>
    <style:style style:name="P217" style:family="paragraph" style:parent-style-name="Standard">
      <style:text-properties fo:font-weight="normal" officeooo:rsid="01bf3508" officeooo:paragraph-rsid="01bf3508" fo:background-color="transparent" style:font-weight-asian="normal" style:font-weight-complex="normal"/>
    </style:style>
    <style:style style:name="P218" style:family="paragraph" style:parent-style-name="Standard">
      <style:text-properties fo:font-weight="normal" officeooo:rsid="01ca0be9" officeooo:paragraph-rsid="01ca0be9" fo:background-color="transparent" style:font-weight-asian="normal" style:font-weight-complex="normal"/>
    </style:style>
    <style:style style:name="P219" style:family="paragraph" style:parent-style-name="Standard">
      <style:text-properties fo:font-weight="normal" officeooo:rsid="01cd4e8c" officeooo:paragraph-rsid="01cd4e8c" fo:background-color="transparent" style:font-weight-asian="normal" style:font-weight-complex="normal"/>
    </style:style>
    <style:style style:name="P220" style:family="paragraph" style:parent-style-name="Standard">
      <style:text-properties fo:font-weight="normal" officeooo:rsid="01ce7c84" officeooo:paragraph-rsid="01ce7c84" fo:background-color="transparent" style:font-weight-asian="normal" style:font-weight-complex="normal"/>
    </style:style>
    <style:style style:name="P221" style:family="paragraph" style:parent-style-name="Standard">
      <style:text-properties fo:font-weight="normal" officeooo:rsid="01cf72ed" officeooo:paragraph-rsid="01cf72ed" fo:background-color="transparent" style:font-weight-asian="normal" style:font-weight-complex="normal"/>
    </style:style>
    <style:style style:name="P222" style:family="paragraph" style:parent-style-name="Standard">
      <style:text-properties fo:font-weight="normal" officeooo:rsid="01d26d2e" officeooo:paragraph-rsid="01d26d2e" fo:background-color="transparent" style:font-weight-asian="normal" style:font-weight-complex="normal"/>
    </style:style>
    <style:style style:name="P223" style:family="paragraph" style:parent-style-name="Standard">
      <style:text-properties fo:font-weight="normal" officeooo:rsid="01d596b7" officeooo:paragraph-rsid="01d596b7" fo:background-color="transparent" style:font-weight-asian="normal" style:font-weight-complex="normal"/>
    </style:style>
    <style:style style:name="P224" style:family="paragraph" style:parent-style-name="Standard">
      <style:text-properties fo:font-weight="normal" officeooo:rsid="01daa004" officeooo:paragraph-rsid="01daa004" fo:background-color="transparent" style:font-weight-asian="normal" style:font-weight-complex="normal"/>
    </style:style>
    <style:style style:name="P225" style:family="paragraph" style:parent-style-name="Standard">
      <style:text-properties fo:font-weight="normal" officeooo:rsid="01dfec58" officeooo:paragraph-rsid="01dfec58" fo:background-color="transparent" style:font-weight-asian="normal" style:font-weight-complex="normal"/>
    </style:style>
    <style:style style:name="P226" style:family="paragraph" style:parent-style-name="Standard">
      <style:text-properties fo:font-weight="normal" officeooo:rsid="01e343b0" officeooo:paragraph-rsid="01e343b0" fo:background-color="transparent" style:font-weight-asian="normal" style:font-weight-complex="normal"/>
    </style:style>
    <style:style style:name="P227" style:family="paragraph" style:parent-style-name="Standard">
      <style:text-properties fo:font-weight="normal" officeooo:rsid="01ea478f" officeooo:paragraph-rsid="01ea478f" fo:background-color="transparent" style:font-weight-asian="normal" style:font-weight-complex="normal"/>
    </style:style>
    <style:style style:name="P228" style:family="paragraph" style:parent-style-name="Standard">
      <style:text-properties fo:font-weight="normal" officeooo:rsid="01ed57fe" officeooo:paragraph-rsid="01ed57fe" fo:background-color="transparent" style:font-weight-asian="normal" style:font-weight-complex="normal"/>
    </style:style>
    <style:style style:name="P229" style:family="paragraph" style:parent-style-name="Standard">
      <style:text-properties fo:font-weight="normal" officeooo:rsid="01f39152" officeooo:paragraph-rsid="01f39152" fo:background-color="transparent" style:font-weight-asian="normal" style:font-weight-complex="normal"/>
    </style:style>
    <style:style style:name="P230" style:family="paragraph" style:parent-style-name="Standard">
      <style:text-properties fo:font-weight="normal" officeooo:rsid="01f7445c" officeooo:paragraph-rsid="01f7445c" fo:background-color="transparent" style:font-weight-asian="normal" style:font-weight-complex="normal"/>
    </style:style>
    <style:style style:name="P231" style:family="paragraph" style:parent-style-name="Standard">
      <style:text-properties fo:font-weight="normal" officeooo:rsid="01fb8595" officeooo:paragraph-rsid="01fb8595" fo:background-color="transparent" style:font-weight-asian="normal" style:font-weight-complex="normal"/>
    </style:style>
    <style:style style:name="P232" style:family="paragraph" style:parent-style-name="Standard">
      <style:text-properties fo:font-weight="normal" officeooo:rsid="01fe82c4" officeooo:paragraph-rsid="01fe82c4" fo:background-color="transparent" style:font-weight-asian="normal" style:font-weight-complex="normal"/>
    </style:style>
    <style:style style:name="P233" style:family="paragraph" style:parent-style-name="Standard">
      <style:text-properties fo:font-weight="normal" officeooo:rsid="02000751" officeooo:paragraph-rsid="02000751" fo:background-color="transparent" style:font-weight-asian="normal" style:font-weight-complex="normal"/>
    </style:style>
    <style:style style:name="P234" style:family="paragraph" style:parent-style-name="Standard">
      <style:text-properties fo:font-weight="normal" officeooo:rsid="02016878" officeooo:paragraph-rsid="02016878" fo:background-color="transparent" style:font-weight-asian="normal" style:font-weight-complex="normal"/>
    </style:style>
    <style:style style:name="P235" style:family="paragraph" style:parent-style-name="Standard">
      <style:text-properties fo:font-weight="normal" officeooo:rsid="0204a8ed" officeooo:paragraph-rsid="0204a8ed" fo:background-color="transparent" style:font-weight-asian="normal" style:font-weight-complex="normal"/>
    </style:style>
    <style:style style:name="P236" style:family="paragraph" style:parent-style-name="Standard">
      <style:text-properties fo:font-weight="normal" officeooo:rsid="0210027c" officeooo:paragraph-rsid="0210027c" fo:background-color="transparent" style:font-weight-asian="normal" style:font-weight-complex="normal"/>
    </style:style>
    <style:style style:name="P237" style:family="paragraph" style:parent-style-name="Standard">
      <style:text-properties fo:font-weight="normal" officeooo:rsid="021902ac" officeooo:paragraph-rsid="021902ac" fo:background-color="transparent" style:font-weight-asian="normal" style:font-weight-complex="normal"/>
    </style:style>
    <style:style style:name="P238" style:family="paragraph" style:parent-style-name="Standard">
      <style:text-properties fo:font-weight="normal" officeooo:rsid="021c45e0" officeooo:paragraph-rsid="021c45e0" fo:background-color="transparent" style:font-weight-asian="normal" style:font-weight-complex="normal"/>
    </style:style>
    <style:style style:name="P239" style:family="paragraph" style:parent-style-name="Standard">
      <style:text-properties fo:font-weight="normal" officeooo:rsid="022316d6" officeooo:paragraph-rsid="022316d6" fo:background-color="transparent" style:font-weight-asian="normal" style:font-weight-complex="normal"/>
    </style:style>
    <style:style style:name="P240" style:family="paragraph" style:parent-style-name="Standard">
      <style:text-properties fo:font-weight="normal" officeooo:rsid="02232d27" officeooo:paragraph-rsid="02232d27" fo:background-color="transparent" style:font-weight-asian="normal" style:font-weight-complex="normal"/>
    </style:style>
    <style:style style:name="P241" style:family="paragraph" style:parent-style-name="Standard">
      <style:text-properties fo:font-weight="normal" officeooo:rsid="022486a1" officeooo:paragraph-rsid="0227eea9" fo:background-color="transparent" style:font-weight-asian="normal" style:font-weight-complex="normal"/>
    </style:style>
    <style:style style:name="P242" style:family="paragraph" style:parent-style-name="Standard">
      <style:text-properties fo:font-weight="normal" officeooo:rsid="023448f8" officeooo:paragraph-rsid="023448f8" fo:background-color="transparent" style:font-weight-asian="normal" style:font-weight-complex="normal"/>
    </style:style>
    <style:style style:name="P243" style:family="paragraph" style:parent-style-name="Standard">
      <style:text-properties fo:font-weight="normal" officeooo:rsid="023ba61d" officeooo:paragraph-rsid="023ba61d" fo:background-color="transparent" style:font-weight-asian="normal" style:font-weight-complex="normal"/>
    </style:style>
    <style:style style:name="P244" style:family="paragraph" style:parent-style-name="Standard">
      <style:text-properties fo:font-weight="normal" officeooo:rsid="01a3f0ec" officeooo:paragraph-rsid="01a3f0ec" fo:background-color="transparent" style:font-weight-asian="normal" style:font-weight-complex="normal"/>
    </style:style>
    <style:style style:name="P245" style:family="paragraph" style:parent-style-name="Standard">
      <style:text-properties fo:font-weight="normal" officeooo:rsid="023ccf01" officeooo:paragraph-rsid="023ccf01" fo:background-color="transparent" style:font-weight-asian="normal" style:font-weight-complex="normal"/>
    </style:style>
    <style:style style:name="P246" style:family="paragraph" style:parent-style-name="Standard">
      <style:text-properties fo:font-weight="normal" officeooo:rsid="023de17b" officeooo:paragraph-rsid="023de17b" fo:background-color="transparent" style:font-weight-asian="normal" style:font-weight-complex="normal"/>
    </style:style>
    <style:style style:name="P247" style:family="paragraph" style:parent-style-name="Standard">
      <style:text-properties fo:font-weight="normal" officeooo:rsid="0246a22d" officeooo:paragraph-rsid="0246a22d" fo:background-color="transparent" style:font-weight-asian="normal" style:font-weight-complex="normal"/>
    </style:style>
    <style:style style:name="P248" style:family="paragraph" style:parent-style-name="Standard">
      <style:text-properties fo:font-weight="normal" officeooo:rsid="0246a22d" officeooo:paragraph-rsid="024ded8a" fo:background-color="transparent" style:font-weight-asian="normal" style:font-weight-complex="normal"/>
    </style:style>
    <style:style style:name="P249" style:family="paragraph" style:parent-style-name="Standard">
      <style:text-properties fo:font-weight="normal" officeooo:rsid="024edb57" officeooo:paragraph-rsid="024edb57" fo:background-color="transparent" style:font-weight-asian="normal" style:font-weight-complex="normal"/>
    </style:style>
    <style:style style:name="P250" style:family="paragraph" style:parent-style-name="Standard">
      <style:text-properties fo:font-weight="normal" officeooo:rsid="0252cb12" officeooo:paragraph-rsid="0252cb12" fo:background-color="transparent" style:font-weight-asian="normal" style:font-weight-complex="normal"/>
    </style:style>
    <style:style style:name="P251" style:family="paragraph" style:parent-style-name="Standard">
      <style:text-properties fo:font-weight="normal" officeooo:rsid="0254860c" officeooo:paragraph-rsid="0254860c" fo:background-color="transparent" style:font-weight-asian="normal" style:font-weight-complex="normal"/>
    </style:style>
    <style:style style:name="P252" style:family="paragraph" style:parent-style-name="Standard">
      <style:text-properties fo:font-weight="normal" officeooo:rsid="025e0aa2" officeooo:paragraph-rsid="025e0aa2" fo:background-color="transparent" style:font-weight-asian="normal" style:font-weight-complex="normal"/>
    </style:style>
    <style:style style:name="P253" style:family="paragraph" style:parent-style-name="Standard">
      <style:text-properties fo:font-weight="normal" officeooo:rsid="0247571a" officeooo:paragraph-rsid="024ded8a" fo:background-color="transparent" style:font-weight-asian="normal" style:font-weight-complex="normal"/>
    </style:style>
    <style:style style:name="P254" style:family="paragraph" style:parent-style-name="Standard">
      <style:text-properties fo:font-weight="normal" officeooo:rsid="0273fc30" officeooo:paragraph-rsid="0273fc30" fo:background-color="transparent" style:font-weight-asian="normal" style:font-weight-complex="normal"/>
    </style:style>
    <style:style style:name="P255" style:family="paragraph" style:parent-style-name="Standard">
      <style:text-properties fo:font-weight="normal" officeooo:rsid="02762153" officeooo:paragraph-rsid="02762153" fo:background-color="transparent" style:font-weight-asian="normal" style:font-weight-complex="normal"/>
    </style:style>
    <style:style style:name="P256" style:family="paragraph" style:parent-style-name="Standard">
      <style:text-properties fo:font-weight="normal" officeooo:rsid="02791f1f" officeooo:paragraph-rsid="02791f1f" fo:background-color="transparent" style:font-weight-asian="normal" style:font-weight-complex="normal"/>
    </style:style>
    <style:style style:name="P257" style:family="paragraph" style:parent-style-name="Standard">
      <style:text-properties fo:font-weight="normal" officeooo:rsid="0282cc13" officeooo:paragraph-rsid="0282cc13" fo:background-color="transparent" style:font-weight-asian="normal" style:font-weight-complex="normal"/>
    </style:style>
    <style:style style:name="P258" style:family="paragraph" style:parent-style-name="Standard">
      <style:text-properties fo:font-weight="normal" officeooo:rsid="0282cc13" officeooo:paragraph-rsid="02833f27" fo:background-color="transparent" style:font-weight-asian="normal" style:font-weight-complex="normal"/>
    </style:style>
    <style:style style:name="P259" style:family="paragraph" style:parent-style-name="Standard">
      <style:text-properties fo:font-weight="normal" officeooo:rsid="02833f27" officeooo:paragraph-rsid="02833f27" fo:background-color="transparent" style:font-weight-asian="normal" style:font-weight-complex="normal"/>
    </style:style>
    <style:style style:name="P260" style:family="paragraph" style:parent-style-name="Standard">
      <style:text-properties fo:font-weight="normal" officeooo:rsid="02833f27" officeooo:paragraph-rsid="02880f0a" fo:background-color="transparent" style:font-weight-asian="normal" style:font-weight-complex="normal"/>
    </style:style>
    <style:style style:name="P261" style:family="paragraph" style:parent-style-name="Standard">
      <style:text-properties fo:font-weight="normal" officeooo:rsid="02880f0a" officeooo:paragraph-rsid="02880f0a" fo:background-color="transparent" style:font-weight-asian="normal" style:font-weight-complex="normal"/>
    </style:style>
    <style:style style:name="P262" style:family="paragraph" style:parent-style-name="Standard">
      <style:text-properties fo:font-weight="normal" officeooo:rsid="0288dd57" officeooo:paragraph-rsid="0288dd57" fo:background-color="transparent" style:font-weight-asian="normal" style:font-weight-complex="normal"/>
    </style:style>
    <style:style style:name="P263" style:family="paragraph" style:parent-style-name="Standard">
      <style:text-properties fo:font-weight="normal" officeooo:rsid="028a610e" officeooo:paragraph-rsid="028a610e" fo:background-color="transparent" style:font-weight-asian="normal" style:font-weight-complex="normal"/>
    </style:style>
    <style:style style:name="P264" style:family="paragraph" style:parent-style-name="Standard">
      <style:text-properties fo:font-weight="normal" officeooo:rsid="028c4d51" officeooo:paragraph-rsid="028c4d51" fo:background-color="transparent" style:font-weight-asian="normal" style:font-weight-complex="normal"/>
    </style:style>
    <style:style style:name="P265" style:family="paragraph" style:parent-style-name="Standard">
      <style:text-properties fo:font-weight="normal" officeooo:rsid="028e10b4" officeooo:paragraph-rsid="028e10b4" fo:background-color="transparent" style:font-weight-asian="normal" style:font-weight-complex="normal"/>
    </style:style>
    <style:style style:name="P266" style:family="paragraph" style:parent-style-name="Standard">
      <style:text-properties fo:font-weight="normal" officeooo:rsid="02907a27" officeooo:paragraph-rsid="02907a27" fo:background-color="transparent" style:font-weight-asian="normal" style:font-weight-complex="normal"/>
    </style:style>
    <style:style style:name="P267" style:family="paragraph" style:parent-style-name="Standard">
      <style:text-properties fo:font-weight="normal" officeooo:rsid="0292efb4" officeooo:paragraph-rsid="0292efb4" fo:background-color="transparent" style:font-weight-asian="normal" style:font-weight-complex="normal"/>
    </style:style>
    <style:style style:name="P268" style:family="paragraph" style:parent-style-name="Standard">
      <style:text-properties fo:font-weight="normal" officeooo:rsid="029c04d4" officeooo:paragraph-rsid="029c04d4" fo:background-color="transparent" style:font-weight-asian="normal" style:font-weight-complex="normal"/>
    </style:style>
    <style:style style:name="P269" style:family="paragraph" style:parent-style-name="Standard">
      <style:text-properties fo:font-weight="normal" officeooo:rsid="0058c196" officeooo:paragraph-rsid="0058c196" fo:background-color="#fffbcc" style:font-weight-asian="normal" style:font-weight-complex="normal"/>
    </style:style>
    <style:style style:name="P270" style:family="paragraph" style:parent-style-name="Standard">
      <style:text-properties fo:font-weight="normal" officeooo:rsid="00702126" officeooo:paragraph-rsid="00702126" fo:background-color="#fffbcc" style:font-weight-asian="normal" style:font-weight-complex="normal"/>
    </style:style>
    <style:style style:name="P271" style:family="paragraph" style:parent-style-name="Standard">
      <style:text-properties fo:font-weight="normal" officeooo:rsid="006ce7c5" officeooo:paragraph-rsid="006ce7c5" fo:background-color="#fffbcc" style:font-weight-asian="normal" style:font-weight-complex="normal"/>
    </style:style>
    <style:style style:name="P272" style:family="paragraph" style:parent-style-name="Standard">
      <style:text-properties fo:font-weight="normal" officeooo:rsid="0073fb66" officeooo:paragraph-rsid="0073fb66" fo:background-color="#fffbcc" style:font-weight-asian="normal" style:font-weight-complex="normal"/>
    </style:style>
    <style:style style:name="P273" style:family="paragraph" style:parent-style-name="Standard">
      <style:text-properties fo:font-weight="normal" officeooo:rsid="00dca823" officeooo:paragraph-rsid="00dca823" fo:background-color="#fffbcc" style:font-weight-asian="normal" style:font-weight-complex="normal"/>
    </style:style>
    <style:style style:name="P274" style:family="paragraph" style:parent-style-name="Standard">
      <style:text-properties fo:font-weight="normal" officeooo:rsid="00ebc69e" officeooo:paragraph-rsid="00ebc69e" fo:background-color="#fffbcc" style:font-weight-asian="normal" style:font-weight-complex="normal"/>
    </style:style>
    <style:style style:name="P275" style:family="paragraph" style:parent-style-name="Standard">
      <style:text-properties fo:font-weight="normal" officeooo:rsid="00ed5813" officeooo:paragraph-rsid="00ed5813" fo:background-color="#fffbcc" style:font-weight-asian="normal" style:font-weight-complex="normal"/>
    </style:style>
    <style:style style:name="P276" style:family="paragraph" style:parent-style-name="Standard">
      <style:text-properties fo:font-weight="normal" officeooo:rsid="00f0fefb" officeooo:paragraph-rsid="00f0fefb" fo:background-color="#fffbcc" style:font-weight-asian="normal" style:font-weight-complex="normal"/>
    </style:style>
    <style:style style:name="P277" style:family="paragraph" style:parent-style-name="Standard">
      <style:text-properties fo:font-weight="normal" officeooo:rsid="00fc217b" officeooo:paragraph-rsid="00fc217b" fo:background-color="#fffbcc" style:font-weight-asian="normal" style:font-weight-complex="normal"/>
    </style:style>
    <style:style style:name="P278" style:family="paragraph" style:parent-style-name="Standard">
      <style:text-properties fo:font-weight="normal" officeooo:rsid="0104f503" officeooo:paragraph-rsid="0104f503" fo:background-color="#fffbcc" style:font-weight-asian="normal" style:font-weight-complex="normal"/>
    </style:style>
    <style:style style:name="P279" style:family="paragraph" style:parent-style-name="Standard">
      <style:text-properties fo:font-weight="normal" officeooo:rsid="0106e264" officeooo:paragraph-rsid="0106e264" fo:background-color="#fffbcc" style:font-weight-asian="normal" style:font-weight-complex="normal"/>
    </style:style>
    <style:style style:name="P280" style:family="paragraph" style:parent-style-name="Standard">
      <style:text-properties fo:font-weight="normal" officeooo:rsid="01086c3e" officeooo:paragraph-rsid="01086c3e" fo:background-color="#fffbcc" style:font-weight-asian="normal" style:font-weight-complex="normal"/>
    </style:style>
    <style:style style:name="P281" style:family="paragraph" style:parent-style-name="Standard">
      <style:text-properties fo:font-weight="normal" officeooo:rsid="010b6178" officeooo:paragraph-rsid="010b6178" fo:background-color="#fffbcc" style:font-weight-asian="normal" style:font-weight-complex="normal"/>
    </style:style>
    <style:style style:name="P282" style:family="paragraph" style:parent-style-name="Standard">
      <style:text-properties fo:font-weight="normal" officeooo:rsid="01143100" officeooo:paragraph-rsid="01143100" fo:background-color="#fffbcc" style:font-weight-asian="normal" style:font-weight-complex="normal"/>
    </style:style>
    <style:style style:name="P283" style:family="paragraph" style:parent-style-name="Standard">
      <style:text-properties fo:font-weight="normal" officeooo:rsid="01514e33" officeooo:paragraph-rsid="01514e33" fo:background-color="#fffbcc" style:font-weight-asian="normal" style:font-weight-complex="normal"/>
    </style:style>
    <style:style style:name="P284" style:family="paragraph" style:parent-style-name="Standard">
      <style:text-properties fo:font-weight="normal" officeooo:rsid="0161cfd4" officeooo:paragraph-rsid="0161cfd4" fo:background-color="#fffbcc" style:font-weight-asian="normal" style:font-weight-complex="normal"/>
    </style:style>
    <style:style style:name="P285" style:family="paragraph" style:parent-style-name="Standard">
      <style:text-properties fo:font-weight="normal" officeooo:rsid="0174c009" officeooo:paragraph-rsid="0174c009" fo:background-color="#fffbcc" style:font-weight-asian="normal" style:font-weight-complex="normal"/>
    </style:style>
    <style:style style:name="P286" style:family="paragraph" style:parent-style-name="Standard">
      <style:text-properties fo:font-weight="normal" officeooo:rsid="0177e9c0" officeooo:paragraph-rsid="0177e9c0" fo:background-color="#fffbcc" style:font-weight-asian="normal" style:font-weight-complex="normal"/>
    </style:style>
    <style:style style:name="P287" style:family="paragraph" style:parent-style-name="Standard">
      <style:text-properties fo:font-weight="normal" officeooo:rsid="0178616a" officeooo:paragraph-rsid="0178616a" fo:background-color="#fffbcc" style:font-weight-asian="normal" style:font-weight-complex="normal"/>
    </style:style>
    <style:style style:name="P288" style:family="paragraph" style:parent-style-name="Standard">
      <style:text-properties fo:font-weight="normal" officeooo:rsid="0178616a" officeooo:paragraph-rsid="0178db2d" fo:background-color="#fffbcc" style:font-weight-asian="normal" style:font-weight-complex="normal"/>
    </style:style>
    <style:style style:name="P289" style:family="paragraph" style:parent-style-name="Standard">
      <style:text-properties fo:font-weight="normal" officeooo:rsid="01797597" officeooo:paragraph-rsid="01797597" fo:background-color="#fffbcc" style:font-weight-asian="normal" style:font-weight-complex="normal"/>
    </style:style>
    <style:style style:name="P290" style:family="paragraph" style:parent-style-name="Standard">
      <style:text-properties fo:font-weight="normal" officeooo:rsid="017b1a93" officeooo:paragraph-rsid="017b1a93" fo:background-color="#fffbcc" style:font-weight-asian="normal" style:font-weight-complex="normal"/>
    </style:style>
    <style:style style:name="P291" style:family="paragraph" style:parent-style-name="Standard">
      <style:text-properties fo:font-weight="normal" officeooo:rsid="017b1a93" officeooo:paragraph-rsid="017c3baf" fo:background-color="#fffbcc" style:font-weight-asian="normal" style:font-weight-complex="normal"/>
    </style:style>
    <style:style style:name="P292" style:family="paragraph" style:parent-style-name="Standard">
      <style:text-properties fo:font-weight="normal" officeooo:rsid="017ff83f" officeooo:paragraph-rsid="017ff83f" fo:background-color="#fffbcc" style:font-weight-asian="normal" style:font-weight-complex="normal"/>
    </style:style>
    <style:style style:name="P293" style:family="paragraph" style:parent-style-name="Standard">
      <style:text-properties fo:font-weight="normal" officeooo:rsid="017ff83f" officeooo:paragraph-rsid="0180268f" fo:background-color="#fffbcc" style:font-weight-asian="normal" style:font-weight-complex="normal"/>
    </style:style>
    <style:style style:name="P294" style:family="paragraph" style:parent-style-name="Standard">
      <style:text-properties fo:font-weight="normal" officeooo:rsid="017ff83f" officeooo:paragraph-rsid="0182e9da" fo:background-color="#fffbcc" style:font-weight-asian="normal" style:font-weight-complex="normal"/>
    </style:style>
    <style:style style:name="P295" style:family="paragraph" style:parent-style-name="Standard">
      <style:text-properties fo:font-weight="normal" officeooo:rsid="018b5fd3" officeooo:paragraph-rsid="018b5fd3" fo:background-color="#fffbcc" style:font-weight-asian="normal" style:font-weight-complex="normal"/>
    </style:style>
    <style:style style:name="P296" style:family="paragraph" style:parent-style-name="Standard">
      <style:text-properties fo:font-weight="normal" officeooo:rsid="0191bd0a" officeooo:paragraph-rsid="0191bd0a" fo:background-color="#fffbcc" style:font-weight-asian="normal" style:font-weight-complex="normal"/>
    </style:style>
    <style:style style:name="P297" style:family="paragraph" style:parent-style-name="Standard">
      <style:text-properties fo:font-weight="normal" officeooo:rsid="0191bd0a" officeooo:paragraph-rsid="01958148" fo:background-color="#fffbcc" style:font-weight-asian="normal" style:font-weight-complex="normal"/>
    </style:style>
    <style:style style:name="P298" style:family="paragraph" style:parent-style-name="Standard">
      <style:text-properties fo:font-weight="normal" officeooo:rsid="019bf3a5" officeooo:paragraph-rsid="019bf3a5" fo:background-color="#fffbcc" style:font-weight-asian="normal" style:font-weight-complex="normal"/>
    </style:style>
    <style:style style:name="P299" style:family="paragraph" style:parent-style-name="Standard">
      <style:text-properties fo:font-weight="normal" officeooo:rsid="019bf3a5" officeooo:paragraph-rsid="020f9281" fo:background-color="#fffbcc" style:font-weight-asian="normal" style:font-weight-complex="normal"/>
    </style:style>
    <style:style style:name="P300" style:family="paragraph" style:parent-style-name="Standard">
      <style:text-properties fo:font-weight="normal" officeooo:rsid="01b486f9" officeooo:paragraph-rsid="01b486f9" fo:background-color="#fffbcc" style:font-weight-asian="normal" style:font-weight-complex="normal"/>
    </style:style>
    <style:style style:name="P301" style:family="paragraph" style:parent-style-name="Standard">
      <style:text-properties fo:font-weight="normal" officeooo:rsid="01cbc856" officeooo:paragraph-rsid="01cbc856" fo:background-color="#fffbcc" style:font-weight-asian="normal" style:font-weight-complex="normal"/>
    </style:style>
    <style:style style:name="P302" style:family="paragraph" style:parent-style-name="Standard">
      <style:text-properties fo:font-weight="normal" officeooo:rsid="01cbc856" officeooo:paragraph-rsid="01ce7c84" fo:background-color="#fffbcc" style:font-weight-asian="normal" style:font-weight-complex="normal"/>
    </style:style>
    <style:style style:name="P303" style:family="paragraph" style:parent-style-name="Standard">
      <style:text-properties fo:font-weight="normal" officeooo:rsid="01cbc856" officeooo:paragraph-rsid="01cfa2bc" fo:background-color="#fffbcc" style:font-weight-asian="normal" style:font-weight-complex="normal"/>
    </style:style>
    <style:style style:name="P304" style:family="paragraph" style:parent-style-name="Standard">
      <style:text-properties fo:font-weight="normal" officeooo:rsid="01cbc856" officeooo:paragraph-rsid="01d26d2e" fo:background-color="#fffbcc" style:font-weight-asian="normal" style:font-weight-complex="normal"/>
    </style:style>
    <style:style style:name="P305" style:family="paragraph" style:parent-style-name="Standard">
      <style:text-properties fo:font-weight="normal" officeooo:rsid="01ed57fe" officeooo:paragraph-rsid="01ed57fe" fo:background-color="#fffbcc" style:font-weight-asian="normal" style:font-weight-complex="normal"/>
    </style:style>
    <style:style style:name="P306" style:family="paragraph" style:parent-style-name="Standard">
      <style:text-properties fo:font-weight="normal" officeooo:rsid="0204a8ed" officeooo:paragraph-rsid="0204a8ed" fo:background-color="#fffbcc" style:font-weight-asian="normal" style:font-weight-complex="normal"/>
    </style:style>
    <style:style style:name="P307" style:family="paragraph" style:parent-style-name="Standard">
      <style:text-properties fo:font-weight="normal" officeooo:rsid="022316d6" officeooo:paragraph-rsid="022316d6" fo:background-color="#fffbcc" style:font-weight-asian="normal" style:font-weight-complex="normal"/>
    </style:style>
    <style:style style:name="P308" style:family="paragraph" style:parent-style-name="Standard">
      <style:text-properties fo:font-weight="normal" officeooo:rsid="023de17b" officeooo:paragraph-rsid="023de17b" fo:background-color="#fffbcc" style:font-weight-asian="normal" style:font-weight-complex="normal"/>
    </style:style>
    <style:style style:name="P309" style:family="paragraph" style:parent-style-name="Standard">
      <style:text-properties fo:font-weight="normal" officeooo:rsid="0254860c" officeooo:paragraph-rsid="0254860c" fo:background-color="#fffbcc" style:font-weight-asian="normal" style:font-weight-complex="normal"/>
    </style:style>
    <style:style style:name="P310" style:family="paragraph" style:parent-style-name="Standard">
      <style:text-properties fo:font-weight="normal" officeooo:rsid="025e0aa2" officeooo:paragraph-rsid="025e0aa2" fo:background-color="#fffbcc" style:font-weight-asian="normal" style:font-weight-complex="normal"/>
    </style:style>
    <style:style style:name="P311" style:family="paragraph" style:parent-style-name="Standard">
      <style:text-properties fo:font-weight="normal" officeooo:rsid="02762153" officeooo:paragraph-rsid="02762153" fo:background-color="#fffbcc" style:font-weight-asian="normal" style:font-weight-complex="normal"/>
    </style:style>
    <style:style style:name="P312" style:family="paragraph" style:parent-style-name="Standard">
      <style:text-properties fo:font-weight="normal" officeooo:rsid="0282cc13" officeooo:paragraph-rsid="0282cc13" fo:background-color="#fffbcc" style:font-weight-asian="normal" style:font-weight-complex="normal"/>
    </style:style>
    <style:style style:name="P313" style:family="paragraph" style:parent-style-name="Standard">
      <style:text-properties fo:font-weight="normal" officeooo:rsid="02871413" officeooo:paragraph-rsid="02871413" fo:background-color="#fffbcc" style:font-weight-asian="normal" style:font-weight-complex="normal"/>
    </style:style>
    <style:style style:name="P314" style:family="paragraph" style:parent-style-name="Standard">
      <style:text-properties fo:font-weight="normal" officeooo:rsid="0288dd57" officeooo:paragraph-rsid="0288dd57" fo:background-color="#fffbcc" style:font-weight-asian="normal" style:font-weight-complex="normal"/>
    </style:style>
    <style:style style:name="P315" style:family="paragraph" style:parent-style-name="Standard">
      <style:text-properties fo:font-weight="normal" officeooo:rsid="028c4d51" officeooo:paragraph-rsid="028c4d51" fo:background-color="#fffbcc" style:font-weight-asian="normal" style:font-weight-complex="normal"/>
    </style:style>
    <style:style style:name="P316" style:family="paragraph" style:parent-style-name="Standard">
      <style:text-properties fo:font-weight="normal" officeooo:rsid="028d38af" officeooo:paragraph-rsid="028d38af" fo:background-color="#fffbcc" style:font-weight-asian="normal" style:font-weight-complex="normal"/>
    </style:style>
    <style:style style:name="P317" style:family="paragraph" style:parent-style-name="Standard">
      <style:text-properties fo:font-weight="normal" officeooo:rsid="00951ca6" officeooo:paragraph-rsid="00951ca6" fo:background-color="#b2b2b2" style:font-weight-asian="normal" style:font-weight-complex="normal"/>
    </style:style>
    <style:style style:name="P318" style:family="paragraph" style:parent-style-name="Standard">
      <style:text-properties fo:font-weight="normal" officeooo:rsid="01a3f0ec" officeooo:paragraph-rsid="01a3f0ec" fo:background-color="#e0efd4" style:font-weight-asian="normal" style:font-weight-complex="normal"/>
    </style:style>
    <style:style style:name="P319" style:family="paragraph" style:parent-style-name="Standard">
      <style:text-properties fo:font-weight="normal" officeooo:rsid="023ccf01" officeooo:paragraph-rsid="023ccf01" fo:background-color="#e0efd4" style:font-weight-asian="normal" style:font-weight-complex="normal"/>
    </style:style>
    <style:style style:name="P320" style:family="paragraph" style:parent-style-name="Standard">
      <style:text-properties fo:font-weight="normal" officeooo:rsid="023de17b" officeooo:paragraph-rsid="023de17b" fo:background-color="#c2e0ae" style:font-weight-asian="normal" style:font-weight-complex="normal"/>
    </style:style>
    <style:style style:name="P321" style:family="paragraph" style:parent-style-name="Standard">
      <style:text-properties fo:font-weight="normal" officeooo:rsid="025e0aa2" officeooo:paragraph-rsid="025e0aa2" fo:background-color="#c2e0ae" style:font-weight-asian="normal" style:font-weight-complex="normal"/>
    </style:style>
    <style:style style:name="P322" style:family="paragraph" style:parent-style-name="Standard">
      <style:text-properties fo:font-weight="normal" officeooo:rsid="0273fc30" officeooo:paragraph-rsid="0273fc30" fo:background-color="#fcd4d1" style:font-weight-asian="normal" style:font-weight-complex="normal"/>
    </style:style>
    <style:style style:name="P323" style:family="paragraph" style:parent-style-name="Standard">
      <style:text-properties fo:font-weight="normal" officeooo:rsid="025e0aa2" officeooo:paragraph-rsid="025e0aa2" fo:background-color="#ffffff" style:font-weight-asian="normal" style:font-weight-complex="normal"/>
    </style:style>
    <style:style style:name="P324" style:family="paragraph" style:parent-style-name="Standard">
      <style:text-properties officeooo:rsid="00b6f3cc" officeooo:paragraph-rsid="00b6f3cc" fo:background-color="#ffffff"/>
    </style:style>
    <style:style style:name="P325" style:family="paragraph" style:parent-style-name="Standard">
      <style:text-properties style:text-underline-style="solid" style:text-underline-width="auto" style:text-underline-color="font-color" fo:font-weight="normal" officeooo:rsid="0139ed70" officeooo:paragraph-rsid="0139ed70" fo:background-color="transparent" style:font-weight-asian="normal" style:font-weight-complex="normal"/>
    </style:style>
    <style:style style:name="P326" style:family="paragraph" style:parent-style-name="Standard">
      <style:text-properties style:text-underline-style="solid" style:text-underline-width="auto" style:text-underline-color="font-color" fo:font-weight="normal" officeooo:rsid="01086c3e" officeooo:paragraph-rsid="01086c3e" fo:background-color="transparent" style:font-weight-asian="normal" style:font-weight-complex="normal"/>
    </style:style>
    <style:style style:name="P327" style:family="paragraph" style:parent-style-name="Standard">
      <style:text-properties style:text-underline-style="solid" style:text-underline-width="auto" style:text-underline-color="font-color" fo:font-weight="normal" officeooo:rsid="018fed28" officeooo:paragraph-rsid="018fed28" fo:background-color="transparent" style:font-weight-asian="normal" style:font-weight-complex="normal"/>
    </style:style>
    <style:style style:name="P328" style:family="paragraph" style:parent-style-name="Standard">
      <style:text-properties style:text-underline-style="solid" style:text-underline-width="auto" style:text-underline-color="font-color" fo:font-weight="normal" officeooo:rsid="01e2b342" officeooo:paragraph-rsid="01e2b342" fo:background-color="transparent" style:font-weight-asian="normal" style:font-weight-complex="normal"/>
    </style:style>
    <style:style style:name="P329" style:family="paragraph" style:parent-style-name="Standard">
      <style:text-properties style:text-underline-style="solid" style:text-underline-width="auto" style:text-underline-color="font-color" fo:font-weight="normal" officeooo:rsid="021902ac" officeooo:paragraph-rsid="021902ac" fo:background-color="transparent" style:font-weight-asian="normal" style:font-weight-complex="normal"/>
    </style:style>
    <style:style style:name="P330" style:family="paragraph" style:parent-style-name="Standard">
      <style:text-properties style:text-underline-style="solid" style:text-underline-width="auto" style:text-underline-color="font-color" fo:font-weight="normal" officeooo:rsid="023ccf01" officeooo:paragraph-rsid="023ccf01" fo:background-color="transparent" style:font-weight-asian="normal" style:font-weight-complex="normal"/>
    </style:style>
    <style:style style:name="P331" style:family="paragraph" style:parent-style-name="Standard">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332" style:family="paragraph" style:parent-style-name="Standard">
      <style:text-properties fo:font-style="normal" fo:font-weight="normal" officeooo:rsid="0191bd0a" officeooo:paragraph-rsid="0191bd0a" fo:background-color="#fffbcc" style:font-style-asian="normal" style:font-weight-asian="normal" style:font-style-complex="normal" style:font-weight-complex="normal"/>
    </style:style>
    <style:style style:name="P333"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334"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335" style:family="paragraph" style:parent-style-name="Standard">
      <style:paragraph-properties fo:break-before="page"/>
      <style:text-properties officeooo:rsid="0031e8bd" officeooo:paragraph-rsid="0031e8bd" fo:background-color="#bee3d3"/>
    </style:style>
    <style:style style:name="P336"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337" style:family="paragraph" style:parent-style-name="Standard">
      <style:paragraph-properties fo:break-before="page"/>
      <style:text-properties fo:font-weight="bold" officeooo:rsid="01086c3e" officeooo:paragraph-rsid="01086c3e" fo:background-color="transparent" style:font-weight-asian="bold" style:font-weight-complex="bold"/>
    </style:style>
    <style:style style:name="P338" style:family="paragraph" style:parent-style-name="Standard">
      <style:paragraph-properties fo:break-before="page"/>
      <style:text-properties fo:font-weight="bold" officeooo:rsid="01a3f0ec" officeooo:paragraph-rsid="01a3f0ec" fo:background-color="transparent" style:font-weight-asian="bold" style:font-weight-complex="bold"/>
    </style:style>
    <style:style style:name="P339" style:family="paragraph" style:parent-style-name="Standard">
      <style:paragraph-properties fo:break-before="page"/>
      <style:text-properties fo:font-weight="bold" officeooo:rsid="0273fc30" officeooo:paragraph-rsid="0273fc30" fo:background-color="transparent" style:font-weight-asian="bold" style:font-weight-complex="bold"/>
    </style:style>
    <style:style style:name="P340" style:family="paragraph" style:parent-style-name="Standard">
      <style:paragraph-properties fo:break-before="page"/>
      <style:text-properties fo:font-weight="bold" officeooo:rsid="025e0aa2" officeooo:paragraph-rsid="025e0aa2" fo:background-color="#8f93c7" style:font-weight-asian="bold" style:font-weight-complex="bold"/>
    </style:style>
    <style:style style:name="P341" style:family="paragraph" style:parent-style-name="Standard" style:list-style-name="L1">
      <style:text-properties fo:font-weight="normal" officeooo:rsid="00bf226f" officeooo:paragraph-rsid="00bf226f" fo:background-color="transparent" style:font-weight-asian="normal" style:font-weight-complex="normal"/>
    </style:style>
    <style:style style:name="P342" style:family="paragraph" style:parent-style-name="Standard" style:list-style-name="L2">
      <style:text-properties fo:font-weight="normal" officeooo:rsid="00c188a1" officeooo:paragraph-rsid="00c188a1" fo:background-color="transparent" style:font-weight-asian="normal" style:font-weight-complex="normal"/>
    </style:style>
    <style:style style:name="P343" style:family="paragraph" style:parent-style-name="Standard" style:list-style-name="L2">
      <style:text-properties fo:font-weight="normal" officeooo:rsid="00c2a4a5" officeooo:paragraph-rsid="00c2a4a5" fo:background-color="transparent" style:font-weight-asian="normal" style:font-weight-complex="normal"/>
    </style:style>
    <style:style style:name="P344" style:family="paragraph" style:parent-style-name="Standard" style:list-style-name="L2">
      <style:text-properties fo:font-weight="normal" officeooo:rsid="00c3ce2f" officeooo:paragraph-rsid="00c3ce2f" fo:background-color="transparent" style:font-weight-asian="normal" style:font-weight-complex="normal"/>
    </style:style>
    <style:style style:name="P345" style:family="paragraph" style:parent-style-name="Standard" style:list-style-name="L2">
      <style:text-properties fo:font-weight="normal" officeooo:rsid="00c46505" officeooo:paragraph-rsid="00c46505" fo:background-color="transparent" style:font-weight-asian="normal" style:font-weight-complex="normal"/>
    </style:style>
    <style:style style:name="P346" style:family="paragraph" style:parent-style-name="Standard" style:list-style-name="L5">
      <style:text-properties fo:font-weight="normal" officeooo:rsid="025e0aa2" officeooo:paragraph-rsid="026f8ea6" fo:background-color="transparent" style:font-weight-asian="normal" style:font-weight-complex="normal"/>
    </style:style>
    <style:style style:name="P347" style:family="paragraph" style:parent-style-name="Standard" style:list-style-name="L6">
      <style:text-properties fo:font-weight="normal" officeooo:rsid="025e0aa2" officeooo:paragraph-rsid="025e0aa2" fo:background-color="transparent" style:font-weight-asian="normal" style:font-weight-complex="normal"/>
    </style:style>
    <style:style style:name="P348" style:family="paragraph" style:parent-style-name="Standard" style:list-style-name="L7">
      <style:text-properties fo:font-weight="normal" officeooo:rsid="025e0aa2" officeooo:paragraph-rsid="025e0aa2" fo:background-color="transparent" style:font-weight-asian="normal" style:font-weight-complex="normal"/>
    </style:style>
    <style:style style:name="P349" style:family="paragraph" style:parent-style-name="Standard">
      <style:text-properties fo:font-weight="normal" officeooo:rsid="025e0aa2" officeooo:paragraph-rsid="025e0aa2" fo:background-color="transparent" style:font-weight-asian="normal" style:font-weight-complex="normal"/>
    </style:style>
    <style:style style:name="P350" style:family="paragraph" style:parent-style-name="Standard">
      <style:text-properties fo:font-weight="normal" officeooo:rsid="025e0aa2" officeooo:paragraph-rsid="02b1b619" fo:background-color="transparent" style:font-weight-asian="normal" style:font-weight-complex="normal"/>
    </style:style>
    <style:style style:name="P351" style:family="paragraph" style:parent-style-name="Standard">
      <style:text-properties fo:font-weight="normal" officeooo:rsid="0292efb4" officeooo:paragraph-rsid="0292efb4" fo:background-color="transparent" style:font-weight-asian="normal" style:font-weight-complex="normal"/>
    </style:style>
    <style:style style:name="P352" style:family="paragraph" style:parent-style-name="Standard">
      <style:text-properties fo:font-weight="normal" officeooo:rsid="0292efb4" officeooo:paragraph-rsid="029c04d4" fo:background-color="transparent" style:font-weight-asian="normal" style:font-weight-complex="normal"/>
    </style:style>
    <style:style style:name="P353" style:family="paragraph" style:parent-style-name="Standard">
      <style:text-properties fo:font-weight="normal" officeooo:rsid="029d0340" officeooo:paragraph-rsid="029d0340" fo:background-color="transparent" style:font-weight-asian="normal" style:font-weight-complex="normal"/>
    </style:style>
    <style:style style:name="P354" style:family="paragraph" style:parent-style-name="Standard">
      <style:text-properties fo:font-weight="normal" officeooo:rsid="029e2c5a" officeooo:paragraph-rsid="029e2c5a" fo:background-color="transparent" style:font-weight-asian="normal" style:font-weight-complex="normal"/>
    </style:style>
    <style:style style:name="P355" style:family="paragraph" style:parent-style-name="Standard">
      <style:text-properties fo:font-weight="normal" officeooo:rsid="02aa106f" officeooo:paragraph-rsid="02aa106f" fo:background-color="transparent" style:font-weight-asian="normal" style:font-weight-complex="normal"/>
    </style:style>
    <style:style style:name="P356" style:family="paragraph" style:parent-style-name="Standard">
      <style:text-properties fo:font-weight="normal" officeooo:rsid="02b1b619" officeooo:paragraph-rsid="02b1b619" fo:background-color="transparent" style:font-weight-asian="normal" style:font-weight-complex="normal"/>
    </style:style>
    <style:style style:name="P357" style:family="paragraph" style:parent-style-name="Standard">
      <style:text-properties fo:font-weight="normal" officeooo:rsid="02bbff98" officeooo:paragraph-rsid="02bbff98" fo:background-color="transparent" style:font-weight-asian="normal" style:font-weight-complex="normal"/>
    </style:style>
    <style:style style:name="P358" style:family="paragraph" style:parent-style-name="Standard">
      <style:text-properties fo:font-weight="normal" officeooo:rsid="025e0aa2" officeooo:paragraph-rsid="025e0aa2" fo:background-color="#fffbcc" style:font-weight-asian="normal" style:font-weight-complex="normal"/>
    </style:style>
    <style:style style:name="P359" style:family="paragraph" style:parent-style-name="Standard">
      <style:text-properties fo:font-weight="normal" officeooo:rsid="025e0aa2" officeooo:paragraph-rsid="025e0aa2" fo:background-color="#fffbcc" style:font-weight-asian="normal" style:font-weight-complex="normal"/>
    </style:style>
    <style:style style:name="P360" style:family="paragraph" style:parent-style-name="Standard">
      <style:text-properties fo:font-weight="normal" officeooo:rsid="0292efb4" officeooo:paragraph-rsid="0292efb4" fo:background-color="#fffbcc" style:font-weight-asian="normal" style:font-weight-complex="normal"/>
    </style:style>
    <style:style style:name="P361" style:family="paragraph" style:parent-style-name="Standard" style:list-style-name="L2">
      <style:text-properties officeooo:rsid="00c188a1" officeooo:paragraph-rsid="00c188a1"/>
    </style:style>
    <style:style style:name="P362" style:family="paragraph" style:parent-style-name="Standard" style:list-style-name="L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363" style:family="paragraph" style:parent-style-name="Standard" style:list-style-name="L4">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364" style:family="paragraph" style:parent-style-name="Standard">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365" style:family="paragraph" style:parent-style-name="Standard" style:list-style-name="L23">
      <style:text-properties style:text-underline-style="solid" style:text-underline-width="auto" style:text-underline-color="font-color" officeooo:paragraph-rsid="025e0aa2"/>
    </style:style>
    <style:style style:name="P366" style:family="paragraph" style:parent-style-name="Standard">
      <style:text-properties style:text-underline-style="solid" style:text-underline-width="auto" style:text-underline-color="font-color" fo:font-weight="bold" officeooo:rsid="025e0aa2" officeooo:paragraph-rsid="025e0aa2" fo:background-color="transparent" style:font-weight-asian="bold" style:font-weight-complex="bold"/>
    </style:style>
    <style:style style:name="P367" style:family="paragraph" style:parent-style-name="Standard" style:list-style-name="L8">
      <style:text-properties officeooo:paragraph-rsid="025e0aa2"/>
    </style:style>
    <style:style style:name="P368" style:family="paragraph" style:parent-style-name="Standard">
      <style:text-properties officeooo:rsid="02c902b2" officeooo:paragraph-rsid="02c902b2" fo:background-color="transparent"/>
    </style:style>
    <style:style style:name="P369" style:family="paragraph" style:parent-style-name="Standard">
      <style:text-properties fo:font-weight="bold" officeooo:rsid="025e0aa2" officeooo:paragraph-rsid="025e0aa2" fo:background-color="transparent" style:font-weight-asian="bold" style:font-weight-complex="bold"/>
    </style:style>
    <style:style style:name="P370" style:family="paragraph" style:parent-style-name="Standard">
      <style:text-properties fo:font-weight="bold" officeooo:rsid="02beb490" officeooo:paragraph-rsid="02beb490" fo:background-color="transparent" style:font-weight-asian="bold" style:font-weight-complex="bold"/>
    </style:style>
    <style:style style:name="P371" style:family="paragraph" style:parent-style-name="Standard">
      <style:text-properties fo:font-weight="bold" officeooo:rsid="02bcbf2e" officeooo:paragraph-rsid="02bcbf2e" style:font-weight-asian="bold" style:font-weight-complex="bold"/>
    </style:style>
    <style:style style:name="P372" style:family="paragraph" style:parent-style-name="Standard">
      <style:text-properties fo:font-weight="bold" officeooo:rsid="02c902b2" officeooo:paragraph-rsid="02c902b2" style:font-weight-asian="bold" style:font-weight-complex="bold"/>
    </style:style>
    <style:style style:name="P373" style:family="paragraph" style:parent-style-name="Standard" style:list-style-name="L9">
      <style:text-properties officeooo:paragraph-rsid="025e0aa2"/>
    </style:style>
    <style:style style:name="P374" style:family="paragraph" style:parent-style-name="Standard" style:list-style-name="L10">
      <style:text-properties officeooo:paragraph-rsid="025e0aa2"/>
    </style:style>
    <style:style style:name="P375" style:family="paragraph" style:parent-style-name="Standard" style:list-style-name="L11">
      <style:text-properties officeooo:paragraph-rsid="025e0aa2"/>
    </style:style>
    <style:style style:name="P376" style:family="paragraph" style:parent-style-name="Standard" style:list-style-name="L12">
      <style:text-properties officeooo:paragraph-rsid="025e0aa2"/>
    </style:style>
    <style:style style:name="P377" style:family="paragraph" style:parent-style-name="Standard" style:list-style-name="L13">
      <style:text-properties officeooo:paragraph-rsid="025e0aa2"/>
    </style:style>
    <style:style style:name="P378" style:family="paragraph" style:parent-style-name="Standard" style:list-style-name="L14">
      <style:text-properties officeooo:paragraph-rsid="025e0aa2"/>
    </style:style>
    <style:style style:name="P379" style:family="paragraph" style:parent-style-name="Standard" style:list-style-name="L15">
      <style:text-properties officeooo:paragraph-rsid="025e0aa2"/>
    </style:style>
    <style:style style:name="P380" style:family="paragraph" style:parent-style-name="Standard" style:list-style-name="L16">
      <style:text-properties officeooo:paragraph-rsid="025e0aa2"/>
    </style:style>
    <style:style style:name="P381" style:family="paragraph" style:parent-style-name="Standard" style:list-style-name="L17">
      <style:text-properties officeooo:paragraph-rsid="025e0aa2"/>
    </style:style>
    <style:style style:name="P382" style:family="paragraph" style:parent-style-name="Standard" style:list-style-name="L18">
      <style:text-properties officeooo:paragraph-rsid="025e0aa2"/>
    </style:style>
    <style:style style:name="P383" style:family="paragraph" style:parent-style-name="Standard" style:list-style-name="L19">
      <style:text-properties officeooo:paragraph-rsid="025e0aa2"/>
    </style:style>
    <style:style style:name="P384" style:family="paragraph" style:parent-style-name="Standard" style:list-style-name="L20">
      <style:text-properties officeooo:paragraph-rsid="025e0aa2"/>
    </style:style>
    <style:style style:name="P385" style:family="paragraph" style:parent-style-name="Standard" style:list-style-name="L21">
      <style:text-properties officeooo:paragraph-rsid="025e0aa2"/>
    </style:style>
    <style:style style:name="P386" style:family="paragraph" style:parent-style-name="Standard" style:list-style-name="L22">
      <style:text-properties officeooo:paragraph-rsid="025e0aa2"/>
    </style:style>
    <style:style style:name="P387" style:family="paragraph" style:parent-style-name="Standard">
      <style:text-properties officeooo:rsid="02bcbf2e" officeooo:paragraph-rsid="02bcbf2e"/>
    </style:style>
    <style:style style:name="P388" style:family="paragraph" style:parent-style-name="Standard">
      <style:text-properties officeooo:rsid="02bcbf2e" officeooo:paragraph-rsid="02cfb9d0"/>
    </style:style>
    <style:style style:name="P389" style:family="paragraph" style:parent-style-name="Standard">
      <style:text-properties officeooo:paragraph-rsid="02bcbf2e"/>
    </style:style>
    <style:style style:name="P390" style:family="paragraph" style:parent-style-name="Standard">
      <style:text-properties officeooo:rsid="02bd4bf4" officeooo:paragraph-rsid="02bd4bf4"/>
    </style:style>
    <style:style style:name="P391" style:family="paragraph" style:parent-style-name="Standard">
      <style:text-properties officeooo:rsid="02be337f" officeooo:paragraph-rsid="02be337f"/>
    </style:style>
    <style:style style:name="P392" style:family="paragraph" style:parent-style-name="Standard">
      <style:text-properties officeooo:rsid="02bcbf2e" officeooo:paragraph-rsid="02bcbf2e" fo:background-color="#fffbcc"/>
    </style:style>
    <style:style style:name="P393" style:family="paragraph" style:parent-style-name="Standard">
      <style:text-properties officeooo:rsid="02bcbf2e" officeooo:paragraph-rsid="02beb490" fo:background-color="#fffbcc"/>
    </style:style>
    <style:style style:name="P394" style:family="paragraph" style:parent-style-name="Standard">
      <style:text-properties officeooo:rsid="02cfb9d0" officeooo:paragraph-rsid="02cfb9d0" fo:background-color="#fffbcc"/>
    </style:style>
    <style:style style:name="P395" style:family="paragraph" style:parent-style-name="Standard">
      <style:text-properties officeooo:rsid="02beb490" officeooo:paragraph-rsid="02beb490"/>
    </style:style>
    <style:style style:name="P396" style:family="paragraph" style:parent-style-name="Standard">
      <style:text-properties officeooo:rsid="02c25ef0" officeooo:paragraph-rsid="02c25ef0"/>
    </style:style>
    <style:style style:name="P397" style:family="paragraph" style:parent-style-name="Standard">
      <style:text-properties officeooo:rsid="02c35e10" officeooo:paragraph-rsid="02c35e10"/>
    </style:style>
    <style:style style:name="P398" style:family="paragraph" style:parent-style-name="Standard">
      <style:text-properties officeooo:rsid="02c5ae35" officeooo:paragraph-rsid="02c5ae35"/>
    </style:style>
    <style:style style:name="P399" style:family="paragraph" style:parent-style-name="Standard">
      <style:text-properties officeooo:rsid="02c902b2" officeooo:paragraph-rsid="02c902b2"/>
    </style:style>
    <style:style style:name="P400" style:family="paragraph" style:parent-style-name="Standard">
      <style:text-properties officeooo:rsid="02cfb9d0" officeooo:paragraph-rsid="02cfb9d0"/>
    </style:style>
    <style:style style:name="P401" style:family="paragraph" style:parent-style-name="Standard">
      <style:paragraph-properties fo:break-before="page"/>
      <style:text-properties fo:font-weight="bold" style:font-weight-asian="bold" style:font-weight-complex="bold"/>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officeooo:rsid="016d28ce" fo:background-color="#fffbcc" loext:char-shading-value="0"/>
    </style:style>
    <style:style style:name="T6" style:family="text">
      <style:text-properties officeooo:rsid="0171082b" fo:background-color="#fffbcc" loext:char-shading-value="0"/>
    </style:style>
    <style:style style:name="T7" style:family="text">
      <style:text-properties officeooo:rsid="018f98e9" fo:background-color="#fffbcc" loext:char-shading-value="0"/>
    </style:style>
    <style:style style:name="T8" style:family="text">
      <style:text-properties officeooo:rsid="018fed28" fo:background-color="#fffbcc" loext:char-shading-value="0"/>
    </style:style>
    <style:style style:name="T9" style:family="text">
      <style:text-properties officeooo:rsid="019bf3a5" fo:background-color="#fffbcc" loext:char-shading-value="0"/>
    </style:style>
    <style:style style:name="T10" style:family="text">
      <style:text-properties officeooo:rsid="01a76ada" fo:background-color="#fffbcc" loext:char-shading-value="0"/>
    </style:style>
    <style:style style:name="T11" style:family="text">
      <style:text-properties fo:background-color="#fffbcc" loext:char-shading-value="0"/>
    </style:style>
    <style:style style:name="T12" style:family="text">
      <style:text-properties officeooo:rsid="00286b59"/>
    </style:style>
    <style:style style:name="T13" style:family="text">
      <style:text-properties officeooo:rsid="002a9625"/>
    </style:style>
    <style:style style:name="T14" style:family="text">
      <style:text-properties fo:font-weight="bold" style:font-weight-asian="bold" style:font-weight-complex="bold"/>
    </style:style>
    <style:style style:name="T15" style:family="text">
      <style:text-properties fo:font-weight="bold" officeooo:rsid="00332db7" style:font-weight-asian="bold" style:font-weight-complex="bold"/>
    </style:style>
    <style:style style:name="T16" style:family="text">
      <style:text-properties fo:font-weight="bold" officeooo:rsid="0075612e" style:font-weight-asian="bold" style:font-weight-complex="bold"/>
    </style:style>
    <style:style style:name="T17" style:family="text">
      <style:text-properties fo:font-weight="bold" officeooo:rsid="01540971" style:font-weight-asian="bold" style:font-weight-complex="bold"/>
    </style:style>
    <style:style style:name="T18" style:family="text">
      <style:text-properties fo:font-weight="bold" officeooo:rsid="0184303a" style:font-weight-asian="bold" style:font-weight-complex="bold"/>
    </style:style>
    <style:style style:name="T19" style:family="text">
      <style:text-properties fo:font-weight="bold" officeooo:rsid="0196006e" style:font-weight-asian="bold" style:font-weight-complex="bold"/>
    </style:style>
    <style:style style:name="T20" style:family="text">
      <style:text-properties fo:font-weight="bold" officeooo:rsid="01d642fc" style:font-weight-asian="bold" style:font-weight-complex="bold"/>
    </style:style>
    <style:style style:name="T21" style:family="text">
      <style:text-properties fo:font-weight="bold" officeooo:rsid="01ddf3ec" style:font-weight-asian="bold" style:font-weight-complex="bold"/>
    </style:style>
    <style:style style:name="T22" style:family="text">
      <style:text-properties fo:font-weight="bold" officeooo:rsid="02000751" style:font-weight-asian="bold" style:font-weight-complex="bold"/>
    </style:style>
    <style:style style:name="T23" style:family="text">
      <style:text-properties fo:font-weight="bold" officeooo:rsid="0227eea9" style:font-weight-asian="bold" style:font-weight-complex="bold"/>
    </style:style>
    <style:style style:name="T24" style:family="text">
      <style:text-properties fo:font-weight="bold" officeooo:rsid="02c25ef0" style:font-weight-asian="bold" style:font-weight-complex="bold"/>
    </style:style>
    <style:style style:name="T25" style:family="text">
      <style:text-properties fo:font-weight="bold" fo:background-color="#fffbcc" loext:char-shading-value="0" style:font-weight-asian="bold" style:font-weight-complex="bold"/>
    </style:style>
    <style:style style:name="T26" style:family="text">
      <style:text-properties officeooo:rsid="00332db7"/>
    </style:style>
    <style:style style:name="T27" style:family="text">
      <style:text-properties officeooo:rsid="0038d721"/>
    </style:style>
    <style:style style:name="T28" style:family="text">
      <style:text-properties officeooo:rsid="0041e076"/>
    </style:style>
    <style:style style:name="T29" style:family="text">
      <style:text-properties fo:background-color="#e0efd4" loext:char-shading-value="0"/>
    </style:style>
    <style:style style:name="T30" style:family="text">
      <style:text-properties officeooo:rsid="004cdac1" fo:background-color="#e0efd4" loext:char-shading-value="0"/>
    </style:style>
    <style:style style:name="T31" style:family="text">
      <style:text-properties officeooo:rsid="00491b3c"/>
    </style:style>
    <style:style style:name="T32" style:family="text">
      <style:text-properties fo:background-color="transparent" loext:char-shading-value="0"/>
    </style:style>
    <style:style style:name="T33" style:family="text">
      <style:text-properties officeooo:rsid="006029b5" fo:background-color="transparent" loext:char-shading-value="0"/>
    </style:style>
    <style:style style:name="T34" style:family="text">
      <style:text-properties officeooo:rsid="02907a27" fo:background-color="transparent" loext:char-shading-value="0"/>
    </style:style>
    <style:style style:name="T35" style:family="text">
      <style:text-properties officeooo:rsid="0054cb6b"/>
    </style:style>
    <style:style style:name="T36" style:family="text">
      <style:text-properties officeooo:rsid="00667c08"/>
    </style:style>
    <style:style style:name="T37" style:family="text">
      <style:text-properties officeooo:rsid="00695b6c"/>
    </style:style>
    <style:style style:name="T38" style:family="text">
      <style:text-properties officeooo:rsid="006b328e"/>
    </style:style>
    <style:style style:name="T39" style:family="text">
      <style:text-properties officeooo:rsid="006e755c"/>
    </style:style>
    <style:style style:name="T40" style:family="text">
      <style:text-properties officeooo:rsid="00722e69"/>
    </style:style>
    <style:style style:name="T41" style:family="text">
      <style:text-properties officeooo:rsid="00734844"/>
    </style:style>
    <style:style style:name="T42" style:family="text">
      <style:text-properties officeooo:rsid="0084e4fc"/>
    </style:style>
    <style:style style:name="T43" style:family="text">
      <style:text-properties officeooo:rsid="00887af3"/>
    </style:style>
    <style:style style:name="T44" style:family="text">
      <style:text-properties officeooo:rsid="008aa198"/>
    </style:style>
    <style:style style:name="T45" style:family="text">
      <style:text-properties officeooo:rsid="008c5a95"/>
    </style:style>
    <style:style style:name="T46" style:family="text">
      <style:text-properties officeooo:rsid="008f6e8a"/>
    </style:style>
    <style:style style:name="T47" style:family="text">
      <style:text-properties officeooo:rsid="0096d1aa"/>
    </style:style>
    <style:style style:name="T48" style:family="text">
      <style:text-properties officeooo:rsid="009ac85e"/>
    </style:style>
    <style:style style:name="T49" style:family="text">
      <style:text-properties officeooo:rsid="009e3f15"/>
    </style:style>
    <style:style style:name="T50" style:family="text">
      <style:text-properties fo:font-weight="normal" style:font-weight-asian="normal" style:font-weight-complex="normal"/>
    </style:style>
    <style:style style:name="T51" style:family="text">
      <style:text-properties fo:font-weight="normal" fo:background-color="transparent" loext:char-shading-value="0" style:font-weight-asian="normal" style:font-weight-complex="normal"/>
    </style:style>
    <style:style style:name="T52" style:family="text">
      <style:text-properties fo:font-weight="normal" officeooo:rsid="00c2a4a5" fo:background-color="transparent" loext:char-shading-value="0" style:font-weight-asian="normal" style:font-weight-complex="normal"/>
    </style:style>
    <style:style style:name="T53" style:family="text">
      <style:text-properties fo:font-weight="normal" officeooo:rsid="025e0aa2" fo:background-color="transparent" loext:char-shading-value="0" style:font-weight-asian="normal" style:font-weight-complex="normal"/>
    </style:style>
    <style:style style:name="T54" style:family="text">
      <style:text-properties fo:font-weight="normal" officeooo:rsid="025e0aa2" fo:background-color="#fffbcc" loext:char-shading-value="0" style:font-weight-asian="normal" style:font-weight-complex="normal"/>
    </style:style>
    <style:style style:name="T55" style:family="text">
      <style:text-properties officeooo:rsid="00a5510a"/>
    </style:style>
    <style:style style:name="T56" style:family="text">
      <style:text-properties officeooo:rsid="00b3fdde"/>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officeooo:rsid="00bf226f"/>
    </style:style>
    <style:style style:name="T59" style:family="text">
      <style:text-properties style:text-underline-style="solid" style:text-underline-width="auto" style:text-underline-color="font-color" officeooo:rsid="00ca93d4"/>
    </style:style>
    <style:style style:name="T60" style:family="text">
      <style:text-properties style:text-underline-style="solid" style:text-underline-width="auto" style:text-underline-color="font-color" officeooo:rsid="00cb8023"/>
    </style:style>
    <style:style style:name="T61" style:family="text">
      <style:text-properties style:text-underline-style="solid" style:text-underline-width="auto" style:text-underline-color="font-color" officeooo:rsid="01346876"/>
    </style:style>
    <style:style style:name="T62" style:family="text">
      <style:text-properties style:text-underline-style="solid" style:text-underline-width="auto" style:text-underline-color="font-color" officeooo:rsid="014d5fab"/>
    </style:style>
    <style:style style:name="T63" style:family="text">
      <style:text-properties style:text-underline-style="solid" style:text-underline-width="auto" style:text-underline-color="font-color" fo:font-weight="bold" style:font-weight-asian="bold" style:font-weight-complex="bold"/>
    </style:style>
    <style:style style:name="T64" style:family="text">
      <style:text-properties style:text-underline-style="solid" style:text-underline-width="auto" style:text-underline-color="font-color" fo:font-weight="bold" officeooo:rsid="014d5fab" style:font-weight-asian="bold" style:font-weight-complex="bold"/>
    </style:style>
    <style:style style:name="T65" style:family="text">
      <style:text-properties style:text-underline-style="solid" style:text-underline-width="auto" style:text-underline-color="font-color" officeooo:rsid="015208b5"/>
    </style:style>
    <style:style style:name="T66" style:family="text">
      <style:text-properties style:text-underline-style="solid" style:text-underline-width="auto" style:text-underline-color="font-color" officeooo:rsid="01540971"/>
    </style:style>
    <style:style style:name="T67" style:family="text">
      <style:text-properties style:text-underline-style="solid" style:text-underline-width="auto" style:text-underline-color="font-color" officeooo:rsid="0171082b"/>
    </style:style>
    <style:style style:name="T68" style:family="text">
      <style:text-properties style:text-underline-style="solid" style:text-underline-width="auto" style:text-underline-color="font-color" officeooo:rsid="0178db2d"/>
    </style:style>
    <style:style style:name="T69" style:family="text">
      <style:text-properties style:text-underline-style="solid" style:text-underline-width="auto" style:text-underline-color="font-color" officeooo:rsid="01895d20"/>
    </style:style>
    <style:style style:name="T70" style:family="text">
      <style:text-properties style:text-underline-style="solid" style:text-underline-width="auto" style:text-underline-color="font-color" officeooo:rsid="018e7e65"/>
    </style:style>
    <style:style style:name="T71" style:family="text">
      <style:text-properties style:text-underline-style="solid" style:text-underline-width="auto" style:text-underline-color="font-color" officeooo:rsid="0196006e"/>
    </style:style>
    <style:style style:name="T72" style:family="text">
      <style:text-properties style:text-underline-style="solid" style:text-underline-width="auto" style:text-underline-color="font-color" officeooo:rsid="019cab14"/>
    </style:style>
    <style:style style:name="T73" style:family="text">
      <style:text-properties style:text-underline-style="solid" style:text-underline-width="auto" style:text-underline-color="font-color" officeooo:rsid="01a0b6bb"/>
    </style:style>
    <style:style style:name="T74" style:family="text">
      <style:text-properties style:text-underline-style="solid" style:text-underline-width="auto" style:text-underline-color="font-color" officeooo:rsid="01a76ada" fo:background-color="#ffffff" loext:char-shading-value="0"/>
    </style:style>
    <style:style style:name="T75" style:family="text">
      <style:text-properties style:text-underline-style="solid" style:text-underline-width="auto" style:text-underline-color="font-color" officeooo:rsid="01aa7c66" fo:background-color="#ffffff" loext:char-shading-value="0"/>
    </style:style>
    <style:style style:name="T76" style:family="text">
      <style:text-properties style:text-underline-style="solid" style:text-underline-width="auto" style:text-underline-color="font-color" officeooo:rsid="01ab611f" fo:background-color="#ffffff" loext:char-shading-value="0"/>
    </style:style>
    <style:style style:name="T77" style:family="text">
      <style:text-properties style:text-underline-style="solid" style:text-underline-width="auto" style:text-underline-color="font-color" officeooo:rsid="01acd4a7" fo:background-color="#ffffff" loext:char-shading-value="0"/>
    </style:style>
    <style:style style:name="T78" style:family="text">
      <style:text-properties style:text-underline-style="solid" style:text-underline-width="auto" style:text-underline-color="font-color" officeooo:rsid="01fbe6bd"/>
    </style:style>
    <style:style style:name="T79" style:family="text">
      <style:text-properties style:text-underline-style="solid" style:text-underline-width="auto" style:text-underline-color="font-color" fo:font-weight="normal" officeooo:rsid="025e0aa2" fo:background-color="transparent" loext:char-shading-value="0" style:font-weight-asian="normal" style:font-weight-complex="normal"/>
    </style:style>
    <style:style style:name="T80" style:family="text">
      <style:text-properties officeooo:rsid="00bdeea2"/>
    </style:style>
    <style:style style:name="T81" style:family="text">
      <style:text-properties officeooo:rsid="00bf226f"/>
    </style:style>
    <style:style style:name="T82" style:family="text">
      <style:text-properties officeooo:rsid="00ca93d4"/>
    </style:style>
    <style:style style:name="T83" style:family="text">
      <style:text-properties officeooo:rsid="00cb8023"/>
    </style:style>
    <style:style style:name="T84" style:family="text">
      <style:text-properties officeooo:rsid="00cf3c92"/>
    </style:style>
    <style:style style:name="T85" style:family="text">
      <style:text-properties officeooo:rsid="00d08dc4"/>
    </style:style>
    <style:style style:name="T86" style:family="text">
      <style:text-properties officeooo:rsid="00d7260c"/>
    </style:style>
    <style:style style:name="T87" style:family="text">
      <style:text-properties officeooo:rsid="00da4f18"/>
    </style:style>
    <style:style style:name="T88" style:family="text">
      <style:text-properties officeooo:rsid="00dca823"/>
    </style:style>
    <style:style style:name="T89" style:family="text">
      <style:text-properties officeooo:rsid="00de51d6"/>
    </style:style>
    <style:style style:name="T90" style:family="text">
      <style:text-properties officeooo:rsid="00e25eb5"/>
    </style:style>
    <style:style style:name="T91" style:family="text">
      <style:text-properties officeooo:rsid="00e6c70a"/>
    </style:style>
    <style:style style:name="T92" style:family="text">
      <style:text-properties officeooo:rsid="0103d87d"/>
    </style:style>
    <style:style style:name="T93" style:family="text">
      <style:text-properties officeooo:rsid="0106e264"/>
    </style:style>
    <style:style style:name="T94" style:family="text">
      <style:text-properties officeooo:rsid="01086c3e"/>
    </style:style>
    <style:style style:name="T95" style:family="text">
      <style:text-properties officeooo:rsid="010b6178"/>
    </style:style>
    <style:style style:name="T96" style:family="text">
      <style:text-properties officeooo:rsid="010d58b2"/>
    </style:style>
    <style:style style:name="T97" style:family="text">
      <style:text-properties officeooo:rsid="01126ffc"/>
    </style:style>
    <style:style style:name="T98" style:family="text">
      <style:text-properties officeooo:rsid="0118069b"/>
    </style:style>
    <style:style style:name="T99" style:family="text">
      <style:text-properties officeooo:rsid="0119355d"/>
    </style:style>
    <style:style style:name="T100" style:family="text">
      <style:text-properties officeooo:rsid="01194c18"/>
    </style:style>
    <style:style style:name="T101" style:family="text">
      <style:text-properties officeooo:rsid="0119725c"/>
    </style:style>
    <style:style style:name="T102" style:family="text">
      <style:text-properties officeooo:rsid="011da705"/>
    </style:style>
    <style:style style:name="T103" style:family="text">
      <style:text-properties officeooo:rsid="01311816"/>
    </style:style>
    <style:style style:name="T104" style:family="text">
      <style:text-properties officeooo:rsid="01346876"/>
    </style:style>
    <style:style style:name="T105" style:family="text">
      <style:text-properties officeooo:rsid="01364780"/>
    </style:style>
    <style:style style:name="T106" style:family="text">
      <style:text-properties officeooo:rsid="01383135"/>
    </style:style>
    <style:style style:name="T107" style:family="text">
      <style:text-properties officeooo:rsid="013ee00a"/>
    </style:style>
    <style:style style:name="T108" style:family="text">
      <style:text-properties officeooo:rsid="01400298"/>
    </style:style>
    <style:style style:name="T109" style:family="text">
      <style:text-properties officeooo:rsid="0144264e"/>
    </style:style>
    <style:style style:name="T110" style:family="text">
      <style:text-properties officeooo:rsid="01446503"/>
    </style:style>
    <style:style style:name="T111" style:family="text">
      <style:text-properties officeooo:rsid="014d5fab"/>
    </style:style>
    <style:style style:name="T112" style:family="text">
      <style:text-properties officeooo:rsid="015208b5"/>
    </style:style>
    <style:style style:name="T113" style:family="text">
      <style:text-properties officeooo:rsid="01540971"/>
    </style:style>
    <style:style style:name="T114" style:family="text">
      <style:text-properties officeooo:rsid="015ac121"/>
    </style:style>
    <style:style style:name="T115" style:family="text">
      <style:text-properties officeooo:rsid="01606250"/>
    </style:style>
    <style:style style:name="T116" style:family="text">
      <style:text-properties officeooo:rsid="016ab5a8"/>
    </style:style>
    <style:style style:name="T117" style:family="text">
      <style:text-properties officeooo:rsid="016c4b9a"/>
    </style:style>
    <style:style style:name="T118" style:family="text">
      <style:text-properties officeooo:rsid="0171082b"/>
    </style:style>
    <style:style style:name="T119" style:family="text">
      <style:text-properties officeooo:rsid="0174c009"/>
    </style:style>
    <style:style style:name="T120" style:family="text">
      <style:text-properties officeooo:rsid="0177e9c0"/>
    </style:style>
    <style:style style:name="T121" style:family="text">
      <style:text-properties officeooo:rsid="0178db2d"/>
    </style:style>
    <style:style style:name="T122" style:family="text">
      <style:text-properties officeooo:rsid="01797597"/>
    </style:style>
    <style:style style:name="T123" style:family="text">
      <style:text-properties officeooo:rsid="017c3baf"/>
    </style:style>
    <style:style style:name="T124" style:family="text">
      <style:text-properties fo:background-color="#bce4e5" loext:char-shading-value="0"/>
    </style:style>
    <style:style style:name="T125" style:family="text">
      <style:text-properties officeooo:rsid="017c3baf" fo:background-color="#bce4e5" loext:char-shading-value="0"/>
    </style:style>
    <style:style style:name="T126" style:family="text">
      <style:text-properties officeooo:rsid="0180268f" fo:background-color="#bce4e5" loext:char-shading-value="0"/>
    </style:style>
    <style:style style:name="T127" style:family="text">
      <style:text-properties officeooo:rsid="0182e9da" fo:background-color="#bce4e5" loext:char-shading-value="0"/>
    </style:style>
    <style:style style:name="T128" style:family="text">
      <style:text-properties officeooo:rsid="017e05d3"/>
    </style:style>
    <style:style style:name="T129" style:family="text">
      <style:text-properties officeooo:rsid="017ff83f"/>
    </style:style>
    <style:style style:name="T130" style:family="text">
      <style:text-properties officeooo:rsid="0180268f"/>
    </style:style>
    <style:style style:name="T131" style:family="text">
      <style:text-properties officeooo:rsid="018200b3"/>
    </style:style>
    <style:style style:name="T132" style:family="text">
      <style:text-properties officeooo:rsid="0182e9da"/>
    </style:style>
    <style:style style:name="T133" style:family="text">
      <style:text-properties officeooo:rsid="0184303a"/>
    </style:style>
    <style:style style:name="T134" style:family="text">
      <style:text-properties officeooo:rsid="01895d20"/>
    </style:style>
    <style:style style:name="T135" style:family="text">
      <style:text-properties officeooo:rsid="018f98e9"/>
    </style:style>
    <style:style style:name="T136" style:family="text">
      <style:text-properties fo:font-style="italic" officeooo:rsid="018f98e9" style:font-style-asian="italic" style:font-style-complex="italic"/>
    </style:style>
    <style:style style:name="T137" style:family="text">
      <style:text-properties fo:font-style="normal" officeooo:rsid="018fd770" style:font-style-asian="normal" style:font-style-complex="normal"/>
    </style:style>
    <style:style style:name="T138" style:family="text">
      <style:text-properties fo:font-style="normal" officeooo:rsid="018fed28" style:font-style-asian="normal" style:font-style-complex="normal"/>
    </style:style>
    <style:style style:name="T139" style:family="text">
      <style:text-properties fo:font-style="normal" style:text-underline-style="solid" style:text-underline-width="auto" style:text-underline-color="font-color" officeooo:rsid="018fd770" style:font-style-asian="normal" style:font-style-complex="normal"/>
    </style:style>
    <style:style style:name="T140" style:family="text">
      <style:text-properties fo:font-style="normal" fo:font-weight="bold" officeooo:rsid="018fd770" style:font-style-asian="normal" style:font-weight-asian="bold" style:font-style-complex="normal" style:font-weight-complex="bold"/>
    </style:style>
    <style:style style:name="T141" style:family="text">
      <style:text-properties fo:font-style="normal" officeooo:rsid="018fed28" fo:background-color="#fffbcc" loext:char-shading-value="0" style:font-style-asian="normal" style:font-style-complex="normal"/>
    </style:style>
    <style:style style:name="T142" style:family="text">
      <style:text-properties officeooo:rsid="0194af74"/>
    </style:style>
    <style:style style:name="T143" style:family="text">
      <style:text-properties officeooo:rsid="01958148"/>
    </style:style>
    <style:style style:name="T144" style:family="text">
      <style:text-properties officeooo:rsid="0196006e"/>
    </style:style>
    <style:style style:name="T145" style:family="text">
      <style:text-properties officeooo:rsid="0198d2e7"/>
    </style:style>
    <style:style style:name="T146" style:family="text">
      <style:text-properties officeooo:rsid="019a669a"/>
    </style:style>
    <style:style style:name="T147" style:family="text">
      <style:text-properties officeooo:rsid="019cab14"/>
    </style:style>
    <style:style style:name="T148" style:family="text">
      <style:text-properties officeooo:rsid="01a0b6bb"/>
    </style:style>
    <style:style style:name="T149" style:family="text">
      <style:text-properties officeooo:rsid="01a3f0ec"/>
    </style:style>
    <style:style style:name="T150" style:family="text">
      <style:text-properties officeooo:rsid="01a747de"/>
    </style:style>
    <style:style style:name="T151" style:family="text">
      <style:text-properties fo:background-color="#ffffff" loext:char-shading-value="0"/>
    </style:style>
    <style:style style:name="T152" style:family="text">
      <style:text-properties officeooo:rsid="01a76ada" fo:background-color="#ffffff" loext:char-shading-value="0"/>
    </style:style>
    <style:style style:name="T153" style:family="text">
      <style:text-properties officeooo:rsid="01acd4a7" fo:background-color="#ffffff" loext:char-shading-value="0"/>
    </style:style>
    <style:style style:name="T154" style:family="text">
      <style:text-properties officeooo:rsid="01b486f9"/>
    </style:style>
    <style:style style:name="T155" style:family="text">
      <style:text-properties officeooo:rsid="01b962b9"/>
    </style:style>
    <style:style style:name="T156" style:family="text">
      <style:text-properties officeooo:rsid="01ba3a1d"/>
    </style:style>
    <style:style style:name="T157" style:family="text">
      <style:text-properties officeooo:rsid="01c10d4d"/>
    </style:style>
    <style:style style:name="T158" style:family="text">
      <style:text-properties officeooo:rsid="01cbc856"/>
    </style:style>
    <style:style style:name="T159" style:family="text">
      <style:text-properties officeooo:rsid="01ce7c84"/>
    </style:style>
    <style:style style:name="T160" style:family="text">
      <style:text-properties officeooo:rsid="01cfa2bc"/>
    </style:style>
    <style:style style:name="T161" style:family="text">
      <style:text-properties officeooo:rsid="01d26d2e"/>
    </style:style>
    <style:style style:name="T162" style:family="text">
      <style:text-properties officeooo:rsid="01d642fc"/>
    </style:style>
    <style:style style:name="T163" style:family="text">
      <style:text-properties officeooo:rsid="01d959a6"/>
    </style:style>
    <style:style style:name="T164" style:family="text">
      <style:text-properties officeooo:rsid="01ddf3ec"/>
    </style:style>
    <style:style style:name="T165" style:family="text">
      <style:text-properties officeooo:rsid="01e20574"/>
    </style:style>
    <style:style style:name="T166" style:family="text">
      <style:text-properties officeooo:rsid="01e21eeb"/>
    </style:style>
    <style:style style:name="T167" style:family="text">
      <style:text-properties officeooo:rsid="01e48191"/>
    </style:style>
    <style:style style:name="T168" style:family="text">
      <style:text-properties officeooo:rsid="01f4e661"/>
    </style:style>
    <style:style style:name="T169" style:family="text">
      <style:text-properties officeooo:rsid="01f85688"/>
    </style:style>
    <style:style style:name="T170" style:family="text">
      <style:text-properties officeooo:rsid="02000751"/>
    </style:style>
    <style:style style:name="T171" style:family="text">
      <style:text-properties officeooo:rsid="02016878"/>
    </style:style>
    <style:style style:name="T172" style:family="text">
      <style:text-properties officeooo:rsid="0202953c"/>
    </style:style>
    <style:style style:name="T173" style:family="text">
      <style:text-properties officeooo:rsid="0202bdc4"/>
    </style:style>
    <style:style style:name="T174" style:family="text">
      <style:text-properties officeooo:rsid="02080e2c"/>
    </style:style>
    <style:style style:name="T175" style:family="text">
      <style:text-properties officeooo:rsid="020b4398"/>
    </style:style>
    <style:style style:name="T176" style:family="text">
      <style:text-properties officeooo:rsid="020ee0c6"/>
    </style:style>
    <style:style style:name="T177" style:family="text">
      <style:text-properties officeooo:rsid="0219fe9b"/>
    </style:style>
    <style:style style:name="T178" style:family="text">
      <style:text-properties officeooo:rsid="021dcbbf"/>
    </style:style>
    <style:style style:name="T179" style:family="text">
      <style:text-properties officeooo:rsid="02214a37"/>
    </style:style>
    <style:style style:name="T180" style:family="text">
      <style:text-properties officeooo:rsid="0227eea9"/>
    </style:style>
    <style:style style:name="T181" style:family="text">
      <style:text-properties officeooo:rsid="0232a9d4"/>
    </style:style>
    <style:style style:name="T182" style:family="text">
      <style:text-properties officeooo:rsid="023382dd"/>
    </style:style>
    <style:style style:name="T183" style:family="text">
      <style:text-properties officeooo:rsid="023de17b"/>
    </style:style>
    <style:style style:name="T184" style:family="text">
      <style:text-properties officeooo:rsid="023fc588"/>
    </style:style>
    <style:style style:name="T185" style:family="text">
      <style:text-properties officeooo:rsid="0247571a"/>
    </style:style>
    <style:style style:name="T186" style:family="text">
      <style:text-properties fo:background-color="#c2e0ae" loext:char-shading-value="0"/>
    </style:style>
    <style:style style:name="T187" style:family="text">
      <style:text-properties officeooo:rsid="0251df0a"/>
    </style:style>
    <style:style style:name="T188" style:family="text">
      <style:text-properties officeooo:rsid="025325b9"/>
    </style:style>
    <style:style style:name="T189" style:family="text">
      <style:text-properties fo:background-color="#fcd4d1" loext:char-shading-value="0"/>
    </style:style>
    <style:style style:name="T190" style:family="text">
      <style:text-properties officeooo:rsid="02790122"/>
    </style:style>
    <style:style style:name="T191" style:family="text">
      <style:text-properties officeooo:rsid="027aba7f"/>
    </style:style>
    <style:style style:name="T192" style:family="text">
      <style:text-properties officeooo:rsid="0284d8dc"/>
    </style:style>
    <style:style style:name="T193" style:family="text">
      <style:text-properties officeooo:rsid="02880f0a"/>
    </style:style>
    <style:style style:name="T194" style:family="text">
      <style:text-properties officeooo:rsid="02919e5f"/>
    </style:style>
    <style:style style:name="T195" style:family="text">
      <style:text-properties officeooo:rsid="0292efb4"/>
    </style:style>
    <style:style style:name="T196" style:family="text">
      <style:text-properties officeooo:rsid="0297a8b0"/>
    </style:style>
    <style:style style:name="T197" style:family="text">
      <style:text-properties fo:background-color="#ffffff"/>
    </style:style>
    <style:style style:name="T198" style:family="text">
      <style:text-properties officeooo:rsid="02bbff98"/>
    </style:style>
    <style:style style:name="T199" style:family="text">
      <style:text-properties officeooo:rsid="02bcbf2e"/>
    </style:style>
    <style:style style:name="T200" style:family="text">
      <style:text-properties officeooo:rsid="02bd4bf4"/>
    </style:style>
    <style:style style:name="T201" style:family="text">
      <style:text-properties officeooo:rsid="02c5ae35"/>
    </style:style>
    <style:style style:name="T202" style:family="text">
      <style:text-properties officeooo:rsid="02cdfb0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56"><text:span text:style-name="T12">n</text:span>ext</text:p>
      <text:p text:style-name="P4"><text:span text:style-name="T3">step</text:span> – it won’t just go to the next line, it will actually step into this function <text:span text:style-name="T13">that we’re actually calling, this gives you a bit more depth into the code</text:span></text:p>
      <text:p text:style-name="P3"/>
      <text:p text:style-name="P8">At this point you can execute any python code that you want. This is the real value of the python debugger, you can go into the different variables and see during the execution what they are set to.</text:p>
      <text:p text:style-name="P3"/>
      <text:p text:style-name="P55"><text:span text:style-name="T3">cont</text:span> (i.e. continue) – it will continue to the either the end of the execution or the next set_trace() command</text:p>
      <text:p text:style-name="P55"/>
      <text:p text:style-name="P55"/>
      <text:p text:style-name="P6">After you stop using debugger make sure that you remove any debug set_trace() lines and don’t commit it to your actual source code.</text:p>
      <text:p text:style-name="P55"/>
      <text:p text:style-name="P333"/>
      <text:p text:style-name="P64">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64"/>
      <text:p text:style-name="P64">London App Developer</text:p>
      <text:p text:style-name="P64">2 years ago</text:p>
      <text:p text:style-name="P64">Great to hear from you Rich! Yes that is a good point, I should have mentioned that in the video.</text:p>
      <text:p text:style-name="P64"/>
      <text:p text:style-name="P64">Buddha</text:p>
      <text:p text:style-name="P64">2 years ago</text:p>
      <text:p text:style-name="P64">Aye man, glad to see you seem to be doing well too!</text:p>
      <text:p text:style-name="P64"/>
      <text:p text:style-name="P64">And no worries, pdb is useful either way - Nothing beats a a decent debugging interface in an IDE though - I've got a lot of love for PyCharm!</text:p>
      <text:p text:style-name="P64"/>
      <text:p text:style-name="P64">Now I just need more Python based projects to work on :)</text:p>
      <text:p text:style-name="P334"/>
      <text:p text:style-name="P64"><text:soft-page-break/></text:p>
      <text:p text:style-name="P5">hello_debugger.py:</text:p>
      <text:p text:style-name="P3">i<text:span text:style-name="T3">mport json</text:span></text:p>
      <text:p text:style-name="P56">import pdb</text:p>
      <text:p text:style-name="P56"/>
      <text:p text:style-name="P56">def path_to_dict(path):</text:p>
      <text:p text:style-name="P56"><text:s text:c="4"/>"""Open file at provided path and return as dictionary."""</text:p>
      <text:p text:style-name="P56"><text:s text:c="4"/>with open(path) as json_file:</text:p>
      <text:p text:style-name="P56"><text:s text:c="8"/>json_dict = json.load(json_file)</text:p>
      <text:p text:style-name="P56"><text:s text:c="4"/>return json_dict</text:p>
      <text:p text:style-name="P56"/>
      <text:p text:style-name="P56"/>
      <text:p text:style-name="P56">def print_values(input_dict):</text:p>
      <text:p text:style-name="P56"><text:s text:c="4"/>"""Loop through dictionary and print values."""</text:p>
      <text:p text:style-name="P56"><text:s text:c="4"/>pdb.set_trace()</text:p>
      <text:p text:style-name="P56"><text:s text:c="4"/>for k, v in input_dict.items():</text:p>
      <text:p text:style-name="P56"><text:s text:c="8"/># pdb.set_trace()</text:p>
      <text:p text:style-name="P56"><text:s text:c="8"/>print('{0}: {1}'.format(k, v))</text:p>
      <text:p text:style-name="P56"/>
      <text:p text:style-name="P56"/>
      <text:p text:style-name="P56">def main():</text:p>
      <text:p text:style-name="P56"><text:s text:c="4"/>"""Entrypoint to application."""</text:p>
      <text:p text:style-name="P56"><text:s text:c="4"/>pdb.set_trace()</text:p>
      <text:p text:style-name="P56"><text:s text:c="4"/>sample_dict = path_to_dict('sample.json')</text:p>
      <text:p text:style-name="P56"><text:s text:c="4"/>print_values(sample_dict)</text:p>
      <text:p text:style-name="P56"/>
      <text:p text:style-name="P56"/>
      <text:p text:style-name="P56">if __name__ == '__main__':</text:p>
      <text:p text:style-name="P56"><text:s text:c="4"/>main()</text:p>
      <text:p text:style-name="P3"/>
      <text:p text:style-name="P5">sample.json:</text:p>
      <text:p text:style-name="P57">{</text:p>
      <text:p text:style-name="P57"><text:s text:c="4"/>"id": 1,</text:p>
      <text:p text:style-name="P57"><text:s text:c="4"/>"name": "Test",</text:p>
      <text:p text:style-name="P57"><text:s text:c="4"/>"date": "2017-09-02",</text:p>
      <text:p text:style-name="P57"><text:s text:c="4"/>"person": "Mark",</text:p>
      <text:p text:style-name="P57"><text:s text:c="4"/>"activity": "Video Recording"</text:p>
      <text:p text:style-name="P57"><text:s text:c="2"/>}</text:p>
      <text:p text:style-name="P3"/>
      <text:p text:style-name="P3"/>
      <text:p text:style-name="P3"/>
      <text:p text:style-name="P3"/>
      <text:p text:style-name="P3"/>
      <text:p text:style-name="P335"><text:span text:style-name="T14">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65"><text:span text:style-name="T15">argparse</text:span><text:span text:style-name="T26"> is a c</text:span>ommand-line parsing library</text:p>
      <text:p text:style-name="P67">Argparse is for making CLIs (or command line interfaces). Why might you actually want to make a command line interface? So to some degree it can make like interacting with your own program a little easier. You can just call it from the command line and you can change variables, just ‘--variable name =’ and boom it’s changed, <text:span text:style-name="T27">you don’t have to open, edit the file and all that. So it can be quicker to tweak things and rerun it really quickly. Also, I think command line interfaces are exceptionally useful for anytime you set up sth like a cron job or sth like that.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65"/>
      <text:p text:style-name="P65"/>
      <text:p text:style-name="P68">With start with this, we have that kind of function:</text:p>
      <text:p text:style-name="P58">def calc(x, y, operation):</text:p>
      <text:p text:style-name="P58"><text:s text:c="4"/>if operation == 'add':</text:p>
      <text:p text:style-name="P58"><text:s text:c="8"/>return x + y</text:p>
      <text:p text:style-name="P58"><text:s text:c="4"/>elif operation == 'sub':</text:p>
      <text:p text:style-name="P58"><text:s text:c="8"/>return x - y</text:p>
      <text:p text:style-name="P58"><text:s text:c="4"/>elif operation == 'mul':</text:p>
      <text:p text:style-name="P58"><text:s text:c="8"/>return x * y</text:p>
      <text:p text:style-name="P58"><text:s text:c="4"/>elif operation == 'div':</text:p>
      <text:p text:style-name="P58"><text:s text:c="8"/>return x / y</text:p>
      <text:p text:style-name="P58"/>
      <text:p text:style-name="P58">operation = calc(7,3,’div’)</text:p>
      <text:p text:style-name="P58">print operation</text:p>
      <text:p text:style-name="P65"/>
      <text:p text:style-name="P69">So we’re going to convert this into a command line interface using argparse.</text:p>
      <text:p text:style-name="P70">Main() is actually where we’re going to build the arguments themselves. <text:span text:style-name="T14">Argparse means argument parser</text:span>. We know that <text:span text:style-name="T14">ArgumentParser</text:span> is a class (<text:span text:style-name="T14">as it adheres to PEP8 naming</text:span>) and ‘parser’ is an object of that class.</text:p>
      <text:p text:style-name="P70"><text:span text:style-name="T28">[</text:span>Studley case<text:span text:style-name="T28">]</text:span></text:p>
      <text:p text:style-name="P73">This (in yellow) is all necessary to do with argparse. And then the system out, the reason why we’re doing this is, so the output will actually come to the console. <text:span text:style-name="T31">In many cases you could just use print, but there’s going to be times when actually you need to do a system out, because otherwise you’re just not going to see it.</text:span></text:p>
      <text:p text:style-name="P65"/>
      <text:p text:style-name="P74">Rather than passing x, y, operation we’re passing ‘args, that’s it.</text:p>
      <text:p text:style-name="P65"/>
      <text:p text:style-name="P71">We finish with this:</text:p>
      <text:p text:style-name="P7">argparse_for_cli.py</text:p>
      <text:p text:style-name="P59">import sys</text:p>
      <text:p text:style-name="P59">import argparse</text:p>
      <text:p text:style-name="P59"/>
      <text:p text:style-name="P59"/>
      <text:p text:style-name="P59"><text:soft-page-break/>def main():</text:p>
      <text:p text:style-name="P59"><text:s text:c="4"/><text:span text:style-name="T29">parser = argparse.ArgumentParser()</text:span></text:p>
      <text:p text:style-name="P72"><text:s text:c="4"/>parser.add_argument('--x', type=float, default=1.0,</text:p>
      <text:p text:style-name="P72"><text:s text:c="24"/>help='What is the first number?')</text:p>
      <text:p text:style-name="P72"><text:s text:c="4"/>parser.add_argument('--y', type=float, default=1.0,</text:p>
      <text:p text:style-name="P72"><text:s text:c="24"/>help='What is the second number?')</text:p>
      <text:p text:style-name="P72"><text:s text:c="4"/>parser.add_argument('--operation', type=str, default='add',</text:p>
      <text:p text:style-name="P72"><text:s text:c="24"/>help='What operation?')</text:p>
      <text:p text:style-name="P72"><text:s text:c="4"/>args = parser.parse_args()</text:p>
      <text:p text:style-name="P59"><text:s text:c="4"/>sys.stdout.write(str(calc(args)))</text:p>
      <text:p text:style-name="P59"/>
      <text:p text:style-name="P59"/>
      <text:p text:style-name="P59">def calc(args):</text:p>
      <text:p text:style-name="P59"><text:s text:c="4"/>if args.operation == 'add':</text:p>
      <text:p text:style-name="P59"><text:s text:c="8"/>return args.x + args.y</text:p>
      <text:p text:style-name="P59"><text:s text:c="4"/>elif args.operation == 'sub':</text:p>
      <text:p text:style-name="P59"><text:s text:c="8"/>return args.x - args.y</text:p>
      <text:p text:style-name="P59"><text:s text:c="4"/>elif args.operation == 'mul':</text:p>
      <text:p text:style-name="P59"><text:s text:c="8"/>return args.x * args.y</text:p>
      <text:p text:style-name="P59"><text:s text:c="4"/>elif args.operation == 'div':</text:p>
      <text:p text:style-name="P59"><text:s text:c="8"/>return args.x / args.y</text:p>
      <text:p text:style-name="P59"/>
      <text:p text:style-name="P59">if __name__ == '__main__':</text:p>
      <text:p text:style-name="P59"><text:s text:c="4"/>main()</text:p>
      <text:p text:style-name="P66"/>
      <text:p text:style-name="P9">PEP8 specifies 1 white space between functions, 2 between classes.</text:p>
      <text:p text:style-name="P66"/>
      <text:p text:style-name="P66">You can get arguments from the command line using actually just sys, but argparse is much more friendly way to parse arguments from the command line (the only reason that we use sys here is just to output from the function.</text:p>
      <text:p text:style-name="P65"/>
      <text:p text:style-name="P65"/>
      <text:p text:style-name="P56">mikoaj@myszka:~/Projects/Tuts/Pdb$ python argparse_for_cli.py</text:p>
      <text:p text:style-name="P56">2.0mikoaj@myszka:~/Projects/Tuts/Pdb$ python argparse_for_cli.py --x=5 --y=2 --operation=mul</text:p>
      <text:p text:style-name="P56">10.0mikoaj@myszka:~/Projects/Tuts/Pdb$ python argparse_for_cli.py --x=5 --y=2 --operation=add</text:p>
      <text:p text:style-name="P56">7.0mikoaj@myszka:~/Projects/Tuts/Pdb$ python argparse_for_cli.py --x=5 --y=2 --operation=div</text:p>
      <text:p text:style-name="P56">2.5mikoaj@myszka:~/Projects/Tuts/Pdb$ python argparse_for_cli.py --x=5 --y=2 --operation=sub</text:p>
      <text:p text:style-name="P56">3.0mikoaj@myszka:~/Projects/Tuts/Pdb$ python argparse_for_cli.py -h<text:span text:style-name="T29"> →</text:span><text:span text:style-name="T30"> help</text:span></text:p>
      <text:p text:style-name="P56">usage: argparse_for_cli.py [-h] [--x X] [--y Y] [--operation OPERATION]</text:p>
      <text:p text:style-name="P56"/>
      <text:p text:style-name="P56">optional arguments:</text:p>
      <text:p text:style-name="P56"><text:s text:c="2"/>-h, --help <text:s text:c="11"/>show this help message and exit</text:p>
      <text:p text:style-name="P56"><text:s text:c="2"/>--x X <text:s text:c="16"/>What is the first number?</text:p>
      <text:p text:style-name="P56"><text:s text:c="2"/>--y Y <text:s text:c="16"/>What is the second number?</text:p>
      <text:p text:style-name="P56"><text:s text:c="2"/>--operation OPERATION</text:p>
      <text:p text:style-name="P56"><text:s text:c="24"/>What operation?</text:p>
      <text:p text:style-name="P56"/>
      <text:p text:style-name="P56"/>
      <text:p text:style-name="P336"><text:span text:style-name="T35">r</text:span>e</text:p>
      <text:p text:style-name="P75"/>
      <text:p text:style-name="P75"><text:a xlink:type="simple" xlink:href="https://www.youtube.com/watch?v=K8L6KVGG-7o" text:style-name="Internet_20_link" text:visited-style-name="Visited_20_Internet_20_Link">https://www.youtube.com/watch?v=K8L6KVGG-7o</text:a></text:p>
      <text:p text:style-name="P75"/>
      <text:p text:style-name="P76"><text:span text:style-name="T14">Raw strings</text:span> purpose, we want our regular expressions to interpret the strings we’re passing in and not have python doing anything to them first, example:</text:p>
      <text:p text:style-name="P60">print(r’\tTab’)</text:p>
      <text:p text:style-name="P77"/>
      <text:p text:style-name="P78">Let’s write some expressions and search for some patterns. So to write our patterns, I’m going to use the re.compile method, which will allow us to separate out our patterns into a variable and also will make it easier to reuse that variable to perform multiple searches, so to use this we can just say that our:</text:p>
      <text:p text:style-name="P78"><text:span text:style-name="T3">pattern = re.compile()</text:span> <text:span text:style-name="T55">and now in brackets we can specify our pattern. First let’s just create a pattern that matches some literal characters: pattern = re.compile(r’abc’). Now that we have that pattern specified, let’s actually search through our text with that pattern:</text:span></text:p>
      <text:p text:style-name="P61">matches =pattern.finditer(text_to_search)</text:p>
      <text:p text:style-name="P79">What we want to search is our very long string up here at the top i.e. text_to_search. To print out all of our matches I’m just going to do a for loop:</text:p>
      <text:p text:style-name="P61">for match in matches:</text:p>
      <text:p text:style-name="P61"><text:tab/>print(match)</text:p>
      <text:p text:style-name="P80"/>
      <text:p text:style-name="P80">When we run it we can see that this ‘finditer’ method returns an iterator that contains all of the matches. Corey thinks that ‘finditer’ is one of the best for gathering all of the matches and an easy to read format.</text:p>
      <text:p text:style-name="P77"/>
      <text:p text:style-name="P81">So each of these match objects shows us the span and the match itself, so the span is the beginning and end index of the match, it only found one match of abc and it found it in our alphabet.</text:p>
      <text:p text:style-name="P77"/>
      <text:p text:style-name="P77"/>
      <text:p text:style-name="P82">MetaCharacters need to be escaped</text:p>
      <text:p text:style-name="P77"><text:span text:style-name="T3">pattern = re.compile(r'\.')</text:span> →<text:span text:style-name="T56"> escaping character</text:span></text:p>
      <text:p text:style-name="P62">pattern = re.compile(r'coreyms\.com')</text:p>
      <text:p text:style-name="P83">Ok, literal search isn’t too exciting, because that’s sth that we probably already know how to do within Python. Really we want to use regular expressions to search for patterns.</text:p>
      <text:p text:style-name="P77"/>
      <text:p text:style-name="P83"/>
      <text:p text:style-name="P83">In the snippets.txt Corey has a list of values where we can see the types of characters that we can match:</text:p>
      <text:p text:style-name="P324">. <text:s text:c="6"/>- Any Character Except New Line</text:p>
      <text:p text:style-name="P63">\d <text:s text:c="5"/>- Digit (0-9)</text:p>
      <text:p text:style-name="P63">\D <text:s text:c="5"/>- Not a Digit (0-9)</text:p>
      <text:p text:style-name="P63">\w <text:s text:c="5"/>- Word Character (a-z, A-Z, 0-9, _)</text:p>
      <text:p text:style-name="P63">\W <text:s text:c="5"/>- Not a Word Character</text:p>
      <text:p text:style-name="P63">\s <text:s text:c="5"/>- Whitespace (space, tab, newline)</text:p>
      <text:p text:style-name="P63">\S <text:s text:c="5"/>- Not Whitespace (space, tab, newline)</text:p>
      <text:p text:style-name="P63"/>
      <text:p text:style-name="P63">\b <text:s text:c="5"/>- Word Boundary</text:p>
      <text:p text:style-name="P63">\B <text:s text:c="5"/>- Not a Word Boundary</text:p>
      <text:p text:style-name="P63">^ <text:s text:c="6"/>- Beginning of a String</text:p>
      <text:p text:style-name="P63">$ <text:s text:c="6"/>- End of a String</text:p>
      <text:p text:style-name="P63"><text:soft-page-break/></text:p>
      <text:p text:style-name="P63">[] <text:s text:c="5"/>- Matches Characters in brackets</text:p>
      <text:p text:style-name="P63">[^ ] <text:s text:c="3"/>- Matches Characters NOT in brackets</text:p>
      <text:p text:style-name="P63">| <text:s text:c="6"/>- Either Or</text:p>
      <text:p text:style-name="P63">( ) <text:s text:c="4"/>- Group</text:p>
      <text:p text:style-name="P63"/>
      <text:p text:style-name="P63">Quantifiers:</text:p>
      <text:p text:style-name="P63">* <text:s text:c="6"/>- 0 or More</text:p>
      <text:p text:style-name="P63">+ <text:s text:c="6"/>- 1 or More</text:p>
      <text:p text:style-name="P63">? <text:s text:c="6"/>- 0 or One</text:p>
      <text:p text:style-name="P63">{3} <text:s text:c="4"/>- Exact Number</text:p>
      <text:p text:style-name="P63">{3,4} <text:s text:c="2"/>- Range of Numbers (Minimum, Maximum)</text:p>
      <text:p text:style-name="P63"/>
      <text:p text:style-name="P63"/>
      <text:p text:style-name="P63">#### Sample Regexs ####</text:p>
      <text:p text:style-name="P63"/>
      <text:p text:style-name="P63">[a-zA-Z0-9_.+-]+@[a-zA-Z0-9-]+\.[a-zA-Z0-9-.]+</text:p>
      <text:p text:style-name="P77"/>
      <text:p text:style-name="P77"/>
      <text:p text:style-name="P11">fnmatch</text:p>
      <text:p text:style-name="P84"/>
      <text:p text:style-name="P84"><text:a xlink:type="simple" xlink:href="https://www.youtube.com/watch?v=HcjqcVcDrtw" text:style-name="Internet_20_link" text:visited-style-name="Visited_20_Internet_20_Link">https://www.youtube.com/watch?v=HcjqcVcDrtw</text:a></text:p>
      <text:p text:style-name="P84"/>
      <text:p text:style-name="P84">fnmatch – Unix filename pattern matching in Python</text:p>
      <text:p text:style-name="P84">This module is used for matching Unix shell-style wildcards. fnmatch() compares a single file name against a pattern and returns TRUE if they match else returns FALSE.</text:p>
      <text:p text:style-name="P84">The comparison is case-sensitive when the operating system uses a case-sensitive file system.</text:p>
      <text:p text:style-name="P84">The special characters and their functions used in shell-style wildcards are:</text:p>
      <text:p text:style-name="P84"/>
      <text:p text:style-name="P84">‘*’ – matches everything</text:p>
      <text:p text:style-name="P84">‘?’ – matches any single character</text:p>
      <text:p text:style-name="P84">‘[seq]’ – matches any character in seq</text:p>
      <text:p text:style-name="P84">‘[!seq]’ – matches any character not in seq</text:p>
      <text:p text:style-name="P84">The meta-characters should be wrapped in brackets for a literal match. For example, ‘[?]’ matches the character ‘?’.</text:p>
      <text:p text:style-name="P84"/>
      <text:p text:style-name="P12">fnmatch_test.py:</text:p>
      <text:p text:style-name="P269">##### python3 fnmatch_tests.py</text:p>
      <text:p text:style-name="P269"/>
      <text:p text:style-name="P269">import fnmatch, os</text:p>
      <text:p text:style-name="P269"/>
      <text:p text:style-name="P269">current = os.listdir()</text:p>
      <text:p text:style-name="P269"/>
      <text:p text:style-name="P269">for file in current:</text:p>
      <text:p text:style-name="P269"><text:s text:c="4"/>if fnmatch.fnmatch(file, '*.py'): # returns True/False</text:p>
      <text:p text:style-name="P269"><text:s text:c="8"/>continue</text:p>
      <text:p text:style-name="P269"><text:s text:c="4"/>else:</text:p>
      <text:p text:style-name="P269"><text:s text:c="8"/>print(file)<text:span text:style-name="T32"> →</text:span><text:span text:style-name="T33"> prints all files, but .py</text:span></text:p>
      <text:p text:style-name="P269"/>
      <text:p text:style-name="P85"><text:soft-page-break/></text:p>
      <text:p text:style-name="P85"/>
      <text:p text:style-name="P13">shutil</text:p>
      <text:p text:style-name="P86"/>
      <text:p text:style-name="P86"/>
      <text:p text:style-name="P86"/>
      <text:p text:style-name="P86"/>
      <text:p text:style-name="P14">functools</text:p>
      <text:p text:style-name="P87"/>
      <text:p text:style-name="P87"><text:a xlink:type="simple" xlink:href="https://www.youtube.com/watch?v=eqvY-XMihRU" text:style-name="Internet_20_link" text:visited-style-name="Visited_20_Internet_20_Link">https://www.youtube.com/watch?v=eqvY-XMihRU</text:a></text:p>
      <text:p text:style-name="P87"/>
      <text:p text:style-name="P89">Functional programming in python:</text:p>
      <text:p text:style-name="P87"><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37">(reduce)</text:span></text:p>
      <text:p text:style-name="P87"/>
      <text:p text:style-name="P87"/>
      <text:p text:style-name="P87">The functools module is for higher-order functions: functions that act on or return other functions. In general, any callable object can be treated as a function for the purposes of this module <text:span text:style-name="T36">(basically functions for other functions).</text:span></text:p>
      <text:p text:style-name="P85"/>
      <text:p text:style-name="P88">[which is what programming is, it takes sth and either reme<text:span text:style-name="T38">m</text:span>bers it or does sth else to it]</text:p>
      <text:p text:style-name="P88"/>
      <text:p text:style-name="P88"/>
      <text:p text:style-name="P88"/>
      <text:p text:style-name="P88"/>
      <text:p text:style-name="P15">map, filter, reduce</text:p>
      <text:p text:style-name="P90"><text:a xlink:type="simple" xlink:href="https://www.youtube.com/watch?v=hUes6y2b--0" text:style-name="Internet_20_link" text:visited-style-name="Visited_20_Internet_20_Link">https://www.youtube.com/watch?v=hUes6y2b--0</text:a></text:p>
      <text:p text:style-name="P90">The map, filter, and reduce functions simplify the job of working with lists. <text:s/>In this lesson, we show you how to use each function. If you also use lambda expressions, you can accomplish a great deal in a single line of code!</text:p>
      <text:p text:style-name="P90">streamline - usprawnić</text:p>
      <text:p text:style-name="P90"/>
      <text:p text:style-name="P271">map(area, radii)</text:p>
      <text:p text:style-name="P91">area – functions</text:p>
      <text:p text:style-name="P91">radii – list, tuple or other iterable object</text:p>
      <text:p text:style-name="P91"/>
      <text:p text:style-name="P91">Here map will apply the area function to each element in the list. <text:span text:style-name="T39">But the output of the map function is not a list, it is a map object, which is actually an iterator over the results. This is highly favorable, especially when working with large collections of data. However we can turn it into a list by passing the map to the list constructor:</text:span></text:p>
      <text:p text:style-name="P270">list(map(area, radii))</text:p>
      <text:p text:style-name="P270"/>
      <text:p text:style-name="P92">“<text:span text:style-name="T40">If the brevity is the soul of wit, then python is in a class by itself”</text:span></text:p>
      <text:p text:style-name="P92"/>
      <text:p text:style-name="P270">import math</text:p>
      <text:p text:style-name="P270"/>
      <text:p text:style-name="P270">def area(r):</text:p>
      <text:p text:style-name="P270"><text:s text:c="4"/>return math.pi * (r**2)</text:p>
      <text:p text:style-name="P270"/>
      <text:p text:style-name="P270"><text:soft-page-break/>radii = [2, 5, 7, 1]</text:p>
      <text:p text:style-name="P270"/>
      <text:p text:style-name="P270"/>
      <text:p text:style-name="P270"># 1. for loop</text:p>
      <text:p text:style-name="P270">areas = []</text:p>
      <text:p text:style-name="P270">for r in radii:</text:p>
      <text:p text:style-name="P270"><text:s text:c="4"/>a = area(r)</text:p>
      <text:p text:style-name="P270"><text:s text:c="4"/>areas.append(a)</text:p>
      <text:p text:style-name="P270"/>
      <text:p text:style-name="P270">print(areas)</text:p>
      <text:p text:style-name="P270"/>
      <text:p text:style-name="P270"/>
      <text:p text:style-name="P270"># 2. map</text:p>
      <text:p text:style-name="P270">m = list(map(area, radii))</text:p>
      <text:p text:style-name="P270"/>
      <text:p text:style-name="P270">print(m)</text:p>
      <text:p text:style-name="P92"/>
      <text:p text:style-name="P92"/>
      <text:p text:style-name="P93"><text:span text:style-name="T14">fil</text:span><text:span text:style-name="T16">te</text:span><text:span text:style-name="T14">r</text:span> function is used to select certain pieces of data from a list,tuple or other collection of data. This name was chosen, because it filters out the data you do not need.</text:p>
      <text:p text:style-name="P93"/>
      <text:p text:style-name="P93">We will create an anonymous function that test the input to see if it is above average. The filter function will only return the data for which the function is true. Once again, the return value is not a list, but a filter object, which is an iterator over the results.</text:p>
      <text:p text:style-name="P93"/>
      <text:p text:style-name="P94">When you are working with data from outside sources, you will often encounter missing data or empty values.</text:p>
      <text:p text:style-name="P95">Instead of passing in a function, we’ll simply pass None as first argument. <text:span text:style-name="T41">This filters out </text:span>all <text:span text:style-name="T41">values that are treated as false in a boolean setting. In Python, the values that are treated as False are empty string, 0, empty list, tuple and dictionary, False, None.</text:span></text:p>
      <text:p text:style-name="P95"/>
      <text:p text:style-name="P272">import statistics</text:p>
      <text:p text:style-name="P272"/>
      <text:p text:style-name="P272">data = [1.3, 2.8, 4.2, 5.7, 3.3]</text:p>
      <text:p text:style-name="P272"/>
      <text:p text:style-name="P272">avg = statistics.mean(data)</text:p>
      <text:p text:style-name="P272">print(avg)</text:p>
      <text:p text:style-name="P272"/>
      <text:p text:style-name="P272">f = list(filter(lambda x: x &gt; avg, data))</text:p>
      <text:p text:style-name="P272">print(f)</text:p>
      <text:p text:style-name="P272"/>
      <text:p text:style-name="P272"># Second example: Remove missing data</text:p>
      <text:p text:style-name="P272">countries = ["", "Brasil", "", "Denmark"]</text:p>
      <text:p text:style-name="P272"/>
      <text:p text:style-name="P272">f = list(filter(None, countries))</text:p>
      <text:p text:style-name="P272">print(f)</text:p>
      <text:p text:style-name="P95"/>
      <text:p text:style-name="P95"/>
      <text:p text:style-name="P96"><text:soft-page-break/>The map, filter and reduce functions greatly simplify the process of working with lists and other iterable collections of data. In fact, if you use lambda expressions, your work can often be done in a single line.</text:p>
      <text:p text:style-name="P95"/>
      <text:p text:style-name="P95"/>
      <text:p text:style-name="P95"/>
      <text:p text:style-name="P95"/>
      <text:p text:style-name="P16"/>
      <text:p text:style-name="P16">Lambda Expressions &amp; Anonymous Functions</text:p>
      <text:p text:style-name="P95"><text:a xlink:type="simple" xlink:href="https://www.youtube.com/watch?v=25ovCm9jKfA" text:style-name="Internet_20_link" text:visited-style-name="Visited_20_Internet_20_Link">https://www.youtube.com/watch?v=25ovCm9jKfA</text:a></text:p>
      <text:p text:style-name="P95"/>
      <text:p text:style-name="P95">Lambda expressions - also known as “anonymous functions” - allow you to create and use a function in a single line. <text:s/>They are useful when you need a short function that you will only use once. <text:s/>For example, when using the map, filter and sort methods.</text:p>
      <text:p text:style-name="P95"/>
      <text:p text:style-name="P272">def f(x):</text:p>
      <text:p text:style-name="P272"><text:s text:c="4"/>return 3*x + 1</text:p>
      <text:p text:style-name="P272"/>
      <text:p text:style-name="P272">print(f(2))</text:p>
      <text:p text:style-name="P272"/>
      <text:p text:style-name="P272"/>
      <text:p text:style-name="P272">### the same with lambda ###</text:p>
      <text:p text:style-name="P272">l = lambda x: 3*x + 1</text:p>
      <text:p text:style-name="P272">print(l(2))</text:p>
      <text:p text:style-name="P95"/>
      <text:p text:style-name="P97">General way to create a lambda expression: keyword lambda followed by zero or more inputs. Just like functions, it is perfectly acceptable to have anonymous functions with no inputs. Then colon, then finally you enter a single expression, this expression is the return value. You cannot use lambda expressions for multi-line functions.</text:p>
      <text:p text:style-name="P95"/>
      <text:p text:style-name="P95"/>
      <text:p text:style-name="P272">## Combine first name and last name into a single "Full Name"</text:p>
      <text:p text:style-name="P272">full_name = lambda fn,ln: fn.strip().title() + " " + ln.strip().title()</text:p>
      <text:p text:style-name="P272">print(full_name(" <text:s text:c="2"/>leonard", "EULER"))</text:p>
      <text:p text:style-name="P272"/>
      <text:p text:style-name="P272"># lambda with no <text:span text:style-name="T46">function </text:span>name</text:p>
      <text:p text:style-name="P272">scifi_authors = ["Alberto Sousa", "K.C. Jones", "Bardo jones Zizi"]</text:p>
      <text:p text:style-name="P272"/>
      <text:p text:style-name="P272"># help(scifi_authors.sort) # if needed</text:p>
      <text:p text:style-name="P272"/>
      <text:p text:style-name="P272">scifi_authors.sort(key=lambda name: name.split(" ")[-1].lower())</text:p>
      <text:p text:style-name="P272">print(scifi_authors)</text:p>
      <text:p text:style-name="P95"/>
      <text:p text:style-name="P97">fn.strip().title()</text:p>
      <text:p text:style-name="P101">strip() - remove leading and trailing whitespaces</text:p>
      <text:p text:style-name="P101">title() - uppercase for first letter in the sentence</text:p>
      <text:p text:style-name="P97"/>
      <text:p text:style-name="P98">L.sort(key=None, reverse=False)</text:p>
      <text:p text:style-name="P98"><text:soft-page-break/>key argument is a function that will be used for sorting. <text:span text:style-name="T42">We will pass it a lambda expression. Thanks to lower() the sorting is not case-sensitive.</text:span></text:p>
      <text:p text:style-name="P95"/>
      <text:p text:style-name="P97"/>
      <text:p text:style-name="P97">Then we go deeper, we will write a function that makes functions. <text:span text:style-name="T43">With a single line we return an anonymous quadratic function with coefficients a, b, c.</text:span></text:p>
      <text:p text:style-name="P95"/>
      <text:p text:style-name="P272">def build_quadratic_function(a, b, c):</text:p>
      <text:p text:style-name="P272"><text:s text:c="4"/>"""Returns the function f(x)=ax^2 + bx + c"""</text:p>
      <text:p text:style-name="P272"><text:s text:c="4"/>return lambda x: a*x**2 + b*x + c</text:p>
      <text:p text:style-name="P272"/>
      <text:p text:style-name="P272">f = build_quadratic_function(2,3,-5)</text:p>
      <text:p text:style-name="P272">print(f(0))</text:p>
      <text:p text:style-name="P272">print(f(1))</text:p>
      <text:p text:style-name="P272">print(f(2))</text:p>
      <text:p text:style-name="P95"/>
      <text:p text:style-name="P95"/>
      <text:p text:style-name="P99">Let’s make and use a quadratic function without ever giving it a name. Let’s create a different (math) function and then pass in the value 2. This code <text:span text:style-name="T44">creates the function 3x^2+1 and passes in the value 2 which should give us 13.</text:span></text:p>
      <text:p text:style-name="P95"/>
      <text:p text:style-name="P272">print(build_quadratic_function(3,0,1)(2)) # 3x^2+1 evaluated for x=2</text:p>
      <text:p text:style-name="P95"/>
      <text:p text:style-name="P17">This is a useful demonstration, but it is not the most readable code. Sometimes, an extra line is perfectly fine.</text:p>
      <text:p text:style-name="P17"/>
      <text:p text:style-name="P17"/>
      <text:p text:style-name="P17">Lambda expressions are quite useful when you need a short, throwaway function. Sth simple that you will only use once. <text:span text:style-name="T45">Common applications are sorting and filtering data.</text:span></text:p>
      <text:p text:style-name="P100"/>
      <text:p text:style-name="P100"/>
      <text:p text:style-name="P102"/>
      <text:p text:style-name="P102"/>
      <text:p text:style-name="P103">[template engine]</text:p>
      <text:p text:style-name="P103"/>
      <text:p text:style-name="P18">Software Development Lifecycle – SDLC</text:p>
      <text:p text:style-name="P18"><text:a xlink:type="simple" xlink:href="https://www.youtube.com/watch?v=i-QyW8D3ei0" text:style-name="Internet_20_link" text:visited-style-name="Visited_20_Internet_20_Link"><text:span text:style-name="T50">https://www.youtube.com/watch?v=i-QyW8D3ei0</text:span></text:a></text:p>
      <text:p text:style-name="P18"/>
      <text:p text:style-name="P104">1. Planning <text:span text:style-name="T98">requirements</text:span></text:p>
      <text:p text:style-name="P150">Together the customer and the product owner will outline the requirements of the application. Example application requirements: user registration, login, logout, dashboard landing page.</text:p>
      <text:p text:style-name="P104"/>
      <text:p text:style-name="P104">2. Requirement Analysis <text:span text:style-name="T47">(defining the requirements)</text:span></text:p>
      <text:p text:style-name="P106">Once the requirements have been analyzed by the team and defined, the product owner will take all the defined requirements and create tickets in a project management system.</text:p>
      <text:p text:style-name="P104"/>
      <text:p text:style-name="P104">3. Design</text:p>
      <text:p text:style-name="P107">The design phase takes all the requirements and starts to plan the product. The design phase may include business rules (e.g. clear session on logout), the user interface layouts (e.g. responsive web <text:soft-page-break/>design, mobile support), color schemes (blue/grey), programming languages to use (ruby, java), frameworks, system server design, database relationships, <text:span text:style-name="T48">architecture of the application, mobile aspects, supported browsers and much more.</text:span></text:p>
      <text:p text:style-name="P107"/>
      <text:p text:style-name="P104">4. Implementation / coding</text:p>
      <text:p text:style-name="P108">Fun starts. The operation team will set up the physical hardware for the servers, the developers will start writing the code, <text:span text:style-name="T49">the designers would continue planning the user interface and the testers will analyze the requirements and start building test cases for their test plans.</text:span></text:p>
      <text:p text:style-name="P104"/>
      <text:p text:style-name="P105">5. Testing</text:p>
      <text:p text:style-name="P111">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104"/>
      <text:p text:style-name="P104">6. Deployment</text:p>
      <text:p text:style-name="P150"><text:span text:style-name="T100">In t</text:span>he depl<text:span text:style-name="T99">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the databases for real users, setting up with the development teams and release managers. Once they’ve completed all of these tasks, our application will go live to real users.</text:span></text:p>
      <text:p text:style-name="P104"/>
      <text:p text:style-name="P104">7. Maintenance</text:p>
      <text:p text:style-name="P151">So imagine that we’ve released, our application became so successful, we’re just getting millions of users logging in and registering and using this application. So we need to maintain the servers in the environment, <text:span text:style-name="T101">they need to monitor the load, the stress, everything coming on the servers by so many users logging in and using it, it doesn’t bring down the system, maybe they need to make larger servers, larger databases, maybe we need to get faster computers, there’s a lot that goes under this phase.</text:span></text:p>
      <text:p text:style-name="P152">There will be bugs found in production, it’s called production support.</text:p>
      <text:p text:style-name="P104"/>
      <text:p text:style-name="P19"/>
      <text:p text:style-name="P19"/>
      <text:p text:style-name="P19">Agile</text:p>
      <text:p text:style-name="P110"><text:a xlink:type="simple" xlink:href="https://www.youtube.com/watch?v=Z9QbYZh1YXY" text:style-name="Internet_20_link" text:visited-style-name="Visited_20_Internet_20_Link">https://www.youtube.com/watch?v=Z9QbYZh1YXY</text:a></text:p>
      <text:p text:style-name="P110"/>
      <text:p text:style-name="P110">Agile is not a:</text:p>
      <text:p text:style-name="P110">Methodology</text:p>
      <text:p text:style-name="P110">Specific way of developing software</text:p>
      <text:p text:style-name="P110">Framework or process</text:p>
      <text:p text:style-name="P109"/>
      <text:p text:style-name="P20">Agile is a set of Principles and Values</text:p>
      <text:p text:style-name="P104"/>
      <text:p text:style-name="P112">In fact, <text:span text:style-name="T57">Agile</text:span> is really a collection of <text:span text:style-name="T57">beliefs</text:span> that teams can use for making <text:span text:style-name="T57">decisions</text:span> about how to do the work of <text:span text:style-name="T57">developing software</text:span>. Well, this means the term Agile gets subjected to a great deal of abuse when ppl claim that this or that is the way to be agile, it also means that if you truly understand what agile is, it is su<text:span text:style-name="T80">r</text:span>prisingly flexible. <text:span text:style-name="T80">A doesn’t make decisions for you, instead it gives you a foundation that teams can use to make decisions that result in better software development.</text:span></text:p>
      <text:p text:style-name="P104"/>
      <text:p text:style-name="P113"><text:soft-page-break/>Agile manifesto is only 68 words: we can develop software better by valuing the items on the left side of the list more than the items on the right side. <text:span text:style-name="T81">Manifesto says: we are uncovering better ways of developing software by </text:span><text:span text:style-name="T58">doing</text:span><text:span text:style-name="T81"> it and </text:span><text:span text:style-name="T58">helping others do it</text:span><text:span text:style-name="T81">. Through this work we have come to value:</text:span></text:p>
      <text:list xml:id="list1554471495" text:style-name="L1">
        <text:list-item>
          <text:p text:style-name="P341">individuals and interactions (over)&gt; processes and tools,</text:p>
        </text:list-item>
        <text:list-item>
          <text:p text:style-name="P341">working software &gt; comprehensive documentation,</text:p>
        </text:list-item>
        <text:list-item>
          <text:p text:style-name="P341">customer collaboration &gt; contract negotiation,</text:p>
        </text:list-item>
        <text:list-item>
          <text:p text:style-name="P341">responding to change &gt; following a plan.</text:p>
        </text:list-item>
      </text:list>
      <text:p text:style-name="P133">While this is value in the items on the right, we value the items on the left more.</text:p>
      <text:p text:style-name="P104"/>
      <text:p text:style-name="P114">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802584737" text:style-name="L2">
        <text:list-item>
          <text:p text:style-name="P342">Our highest priority is to satisfy the customer through <text:s/>early and continuous delivery of valuable software.</text:p>
        </text:list-item>
        <text:list-item>
          <text:p text:style-name="P342">Welcome changing requirements, even late in development. Agile processes harness (wykorzystują) change for the customer’s competitive advantage.</text:p>
        </text:list-item>
        <text:list-item>
          <text:p text:style-name="P361"><text:span text:style-name="T51">Deliver working software frequently, </text:span><text:span text:style-name="T52">from a couple of weeks to a couple of months, with a preference to the shorter timescale.</text:span></text:p>
        </text:list-item>
        <text:list-item>
          <text:p text:style-name="P343">Business ppl and developers must work together daily throughout the project.</text:p>
        </text:list-item>
        <text:list-item>
          <text:p text:style-name="P343">Build projects around motivated individuals. Give them environment and support they need, and trust them to get the job done.</text:p>
        </text:list-item>
        <text:list-item>
          <text:p text:style-name="P343">The most efficient and effective method of conveying (przekazywać) information to and within a development team is face to face conversations.</text:p>
        </text:list-item>
        <text:list-item>
          <text:p text:style-name="P344">Working software is the primary measure of progress.</text:p>
        </text:list-item>
        <text:list-item>
          <text:p text:style-name="P344">Agile processes promote sustainable (zrównoważony) development. The sponsors, developers, and users should be able to maintain a constant pace indefinitely.</text:p>
        </text:list-item>
        <text:list-item>
          <text:p text:style-name="P344">Continuous attention to technical excellence and good design enhances agility.</text:p>
        </text:list-item>
        <text:list-item>
          <text:p text:style-name="P345">Simplicity – the art of maximizing the amount of work not done – is essential.</text:p>
        </text:list-item>
        <text:list-item>
          <text:p text:style-name="P345">The best architectures, requirements and designs emerge from self-organizing teams.</text:p>
        </text:list-item>
        <text:list-item>
          <text:p text:style-name="P345">At regular intervals, the team reflects on how to become more effective, then tunes and adjust its behavior accordingly.</text:p>
        </text:list-item>
      </text:list>
      <text:p text:style-name="P114"/>
      <text:p text:style-name="P115">Since agile is a collection of values and principles, <text:span text:style-name="T57">it’s real utility is in giving people a common foundation for making decisions about the best way to develop software</text:span>.</text:p>
      <text:p text:style-name="P153">When you have a team that is following Agile, they will be making hundreds of decisions each week in the way described above. <text:span text:style-name="T57">That is what it means to be agile, making each decision based on the principles and values that the team has decided to follow</text:span>. </text:p>
      <text:p text:style-name="P154">The decision making process matters, you can’t try to short circuit things by taking decisions made by another team and just blindly doing what they decided to do. Another team may make decisions based on the agile principles and values that end up with <text:span text:style-name="T102">a particular way of doing their work. Simply trying to mimic another team’s actions and practices won’t make your team agile.</text:span></text:p>
      <text:p text:style-name="P104"/>
      <text:p text:style-name="P155">[melanesian islanders and planes example]</text:p>
      <text:p text:style-name="P156">It is easy to fall into a similar type of cargo cult mentality when it comes to agile. <text:span text:style-name="T57">The things that are easy to notice in a highly functional agile team are the practices they are using. But the practices the team uses is the result of following Agile principles and values. It is less important what practices a team happens to be using than why they are using it. In fact, as time goes by, a good agile team is probably going to change and refine the practices they use</text:span>.</text:p>
      <text:p text:style-name="P157"><text:soft-page-break/>A team might start with Scrum and later find that Kanban is a better fit for delivering value to their customers (a team might begin standing on daily meetings and later decide it works better for them to sit). <text:s/>That isn’t to say it us useless to look at practices being used by teams that are performing well, but you can’t go looking for practices to make you Agile. Your principles and values are what will make you agile. You have to look for practices that support your principles and values. The way you select your practices is what determines whether you are being agile or not. If a practice is being selected because it looks like a good way to follow agile principles, it’s probably a good place to start. The same practice can work poorly for a team if it is selected for the wrong reasons.</text:p>
      <text:p text:style-name="P104"/>
      <text:p text:style-name="P157">To sum up:</text:p>
      <text:p text:style-name="P157">So what is Agile? It is a set of values and principles.</text:p>
      <text:p text:style-name="P157">How does a team become agile? They make their decisions based on Agile values and principles.</text:p>
      <text:p text:style-name="P158">The decision making process is how a team becomes agile.</text:p>
      <text:p text:style-name="P158">[koncowka]</text:p>
      <text:p text:style-name="P104"/>
      <text:p text:style-name="P104"/>
      <text:p text:style-name="P104"><text:a xlink:type="simple" xlink:href="https://www.youtube.com/watch?v=HNd1_irOL5k" text:style-name="Internet_20_link" text:visited-style-name="Visited_20_Internet_20_Link">https://www.youtube.com/watch?v=HNd1_irOL5k</text:a></text:p>
      <text:p text:style-name="P116">scrum vs kanban</text:p>
      <text:p text:style-name="P104"/>
      <text:p text:style-name="P104"/>
      <text:p text:style-name="P104"/>
      <text:p text:style-name="P104"/>
      <text:p text:style-name="P104"/>
      <text:p text:style-name="P24">Scrum</text:p>
      <text:p text:style-name="P104"/>
      <text:p text:style-name="P104">Scrum is a <text:span text:style-name="T57">framework</text:span> within which people can address complex adaptive problems, while productively and creatively delivering products of the highest possible value.</text:p>
      <text:p text:style-name="P104"/>
      <text:p text:style-name="P104">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104"/>
      <text:p text:style-name="P317">Agile video : https://www.youtube.com/watch?v=NpCEj...</text:p>
      <text:p text:style-name="P104"/>
      <text:p text:style-name="P104">Scrum is:</text:p>
      <text:p text:style-name="P104">Lightweight</text:p>
      <text:p text:style-name="P104">Simple to understand</text:p>
      <text:p text:style-name="P104">Difficult to master</text:p>
      <text:p text:style-name="P104">-scrum.org</text:p>
      <text:p text:style-name="P104"/>
      <text:p text:style-name="P104"/>
      <text:p text:style-name="P104"><text:a xlink:type="simple" xlink:href="https://www.youtube.com/watch?v=XU0llRltyFM" text:style-name="Internet_20_link" text:visited-style-name="Visited_20_Internet_20_Link">https://www.youtube.com/watch?v=XU0llRltyFM</text:a></text:p>
      <text:p text:style-name="P104"/>
      <text:p text:style-name="P117">Scrum is one of the best agile development practices in use today.</text:p>
      <text:p text:style-name="P117"/>
      <text:p text:style-name="P117">Let’s say we want to build a product. For this product we get all kinds of <text:span text:style-name="T57">feature</text:span> requests from customers, executives, or even other team members. In scrum, features are written from the perspective of the end user. <text:span text:style-name="T82">Therefore, features are known as </text:span><text:span text:style-name="T59">user stories</text:span><text:span text:style-name="T82">. The collection of all these user stories is </text:span><text:soft-page-break/><text:span text:style-name="T82">called the </text:span><text:span text:style-name="T59">product backlog</text:span><text:span text:style-name="T82">. Another way to think of the product backlog is to think of it as a wish list of all the things that </text:span><text:span text:style-name="T59">would make this product great</text:span><text:span text:style-name="T82">.</text:span></text:p>
      <text:p text:style-name="P118">Once we have our wish list or the product backlog, we need to start planning which specific user-stories <text:span text:style-name="T83">we’re going to put into a particular release of our product. </text:span></text:p>
      <text:p text:style-name="P119"><text:span text:style-name="T83">But we’re getting ahead of ourselves. Let’s back up a bit. To build this product we need to have 1 or more ppl in our team who are going to play a variety of roles. First we need her, she plays the role of Product Owner and helps make sure the right features make it into the product backlog representing the users and customers of the product. She helps set the direction of the product. Then we need the </text:span><text:span text:style-name="T60">Scrum Master </text:span><text:span text:style-name="T83">and his job is to make sure the project is progressing smoothly and that every member of the team has the tools they need to get their job done. He sets up meetings, monitors the work being done and facilitates release planning. He’s a lot like a project manager, but that’s such a boring title. And the rest of the team has similar roles to other development processes: Developers build the product, testers test it to make sure it works right, customers use it and hopefully pay for it. Executives generally get in the way, but it turns out you can’t build many products without them. </text:span></text:p>
      <text:p text:style-name="P119"><text:span text:style-name="T83">But let’s get back to this: Release Planning. To plan a release the team starts with the product backlog and they identify the user stories they want to put into this release. These user stories then become part <text:s/>of the </text:span><text:span text:style-name="T60">release backlog</text:span><text:span text:style-name="T83">. 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120">A quick side note about estimates. There are a lot of techniques for creating good estimates. Author thinks that the best technique is to estimate work in hours, but to use some standards in how estimates are done. For example, things that take less than a day to complete eill be estimated as 1,2,4,8 hours (there will be no 3h estimate, for example, a 3h item would fall into the 4h bucket). <text:span text:style-name="T84">Larger items will be estimated as 2, 3, 5, or 10 days (again, all estimates in between will fall into the next larger bucket). Extremely large itmes are similarly estimated in months: 1, 2, 4, or 6, but the reality is that such items will need to be broken down substantially before work actually begins.</text:span></text:p>
      <text:p text:style-name="P121">Let’s get back to this: the release backlog. With the prioritized set of user stories and the estimated amount of work at hand, we are now ready to plan out several <text:span text:style-name="T57">sprints</text:span> to get the work done. Sprints are short duration milestones that allow teams to tackle a manageable chunk of the project and get it to a ship-ready state. Sprints generally range from a couple of days to as much as 30 days in length, depending on the product’s release cycles. The shorter the release cycles, the shorter each sprint should be. <text:span text:style-name="T85">And you’ll want to have at least 2 to as many as a dozen sprints in a given release.</text:span></text:p>
      <text:p text:style-name="P104"/>
      <text:p text:style-name="P104"/>
      <text:p text:style-name="P104"/>
      <text:p text:style-name="P104"/>
      <text:p text:style-name="P104"/>
      <text:p text:style-name="P104"/>
      <text:p text:style-name="P134"/>
      <text:p text:style-name="P104"/>
      <text:p text:style-name="P104"/>
      <text:p text:style-name="P104"/>
      <text:p text:style-name="P51">unittest</text:p>
      <text:p text:style-name="P122"><text:a xlink:type="simple" xlink:href="https://www.youtube.com/watch?v=1Lfv5tUGsn8" text:style-name="Internet_20_link" text:visited-style-name="Visited_20_Internet_20_Link">https://www.youtube.com/watch?v=1Lfv5tUGsn8</text:a></text:p>
      <text:p text:style-name="P122">Unit tests are a way to make sure your code is correct. Python comes with a built-in unit test framework that makes it easy to write a lot of tests for your software. <text:s/>In fact, many engineers will write a series of tests before they begin coding. <text:s/>This approach is called “test driven development” and is very effective.</text:p>
      <text:p text:style-name="P122"/>
      <text:p text:style-name="P122"><text:soft-page-break/></text:p>
      <text:p text:style-name="P122"/>
      <text:p text:style-name="P123">Let’s write a unit test to check that the function works properly. We typically put the unit tests in a separate file. There are 2 common conventions for naming the test module: <text:span text:style-name="T4">filename_test.py</text:span><text:span text:style-name="T86"> or </text:span><text:span text:style-name="T4">test_filename.py</text:span><text:span text:style-name="T86">. Some ppl with put tests in a separate folder entirely.</text:span></text:p>
      <text:p text:style-name="P123"/>
      <text:p text:style-name="P124">Next we create a class that is a subclass of the TestCase class in the unittest module. We will call our class TestCircleArea. <text:span text:style-name="T87">A more descriptive name is hard to imagine (tested function is called circle_area).</text:span></text:p>
      <text:p text:style-name="P125">We write our test methods inside this class. Each test method must start with the word ‘test’.</text:p>
      <text:p text:style-name="P125">The first will be ‘test_area’. Here we will check that the function correctly computes the areas of several circles. <text:span text:style-name="T88">To do this we will call ‘assertAlmostEqual’ method. The first value will be the output of the circle area function and the second value will be the correct answer. The python unittest framework will compare these 2 values and if they are correct to 7 decimal places, it will assume they are equal.</text:span></text:p>
      <text:p text:style-name="P126">If any of our comparisons fail, then python will register that the ‘test_area’ method failed.</text:p>
      <text:p text:style-name="P126"/>
      <text:p text:style-name="P126">To run this unit test run:</text:p>
      <text:p text:style-name="P273">python -m unittest test_unittest1.py</text:p>
      <text:p text:style-name="P126">-<text:span text:style-name="T89">m instructs python to run the unittest module as a script</text:span></text:p>
      <text:p text:style-name="P127">BTW we can also simply run <text:span text:style-name="T3">python -m unittest</text:span>. Python will then use a process called test discovery where it will search for tests and run them. <text:span text:style-name="T90">A handy shortcut.</text:span></text:p>
      <text:p text:style-name="P126"/>
      <text:p text:style-name="P128"/>
      <text:p text:style-name="P128"/>
      <text:p text:style-name="P128">Let us now test the function to see if it handles improper inputs correctly. <text:span text:style-name="T91">We will write a new test method called ‘test_values’ to see if the function raises a value error when the input is a negative number. To check that an exception is raised, we use ‘assertRaises’ method. The first argument is the exception class that should be raised. The second argument is a function and the remaining inputs are arguments to the function. In this case, if we try to compute the area of a circle with r = -2, the function should raise a value error.</text:span></text:p>
      <text:p text:style-name="P128"/>
      <text:p text:style-name="P129">As we see, a value error was not raised when the input was negative. Let’s refactor the unittest1.py module.</text:p>
      <text:p text:style-name="P129"/>
      <text:p text:style-name="P129"/>
      <text:p text:style-name="P130">So far we have seen 2 assert methods: assertAlmostEqual and assertRaises. Python has many more methods for unit testing, dozens and dozens. One way to learn about particular assert method is by looking at the help text in interactive mode:</text:p>
      <text:p text:style-name="P274">python3</text:p>
      <text:p text:style-name="P274">import unittest</text:p>
      <text:p text:style-name="P274">help(unittest.TestCase.assertSetEqual)</text:p>
      <text:p text:style-name="P131">Python gives us a nice detailed description of this assert method.</text:p>
      <text:p text:style-name="P131"/>
      <text:p text:style-name="P131"/>
      <text:p text:style-name="P131"/>
      <text:p text:style-name="P131">Let’s get back to our example. We also want to make sure the function raises a type error whenever the input is not real number, so we will add a third test method.</text:p>
      <text:p text:style-name="P131"/>
      <text:p text:style-name="P132">To address this problem, we first check the type of the input. If the type is not an integer or a float, then we will raise a type error.</text:p>
      <text:p text:style-name="P132"><text:soft-page-break/></text:p>
      <text:p text:style-name="P132"/>
      <text:p text:style-name="P22">unittest1.py</text:p>
      <text:p text:style-name="P275">from math import pi</text:p>
      <text:p text:style-name="P275"/>
      <text:p text:style-name="P275">def circle_area(r):</text:p>
      <text:p text:style-name="P275"><text:s text:c="4"/>if type(r) not in [int, float]:</text:p>
      <text:p text:style-name="P275"><text:s text:c="8"/>raise TypeError("The radius must be a non-negative real number.")</text:p>
      <text:p text:style-name="P275"><text:s text:c="4"/>if r &lt; 0:</text:p>
      <text:p text:style-name="P275"><text:s text:c="8"/>raise ValueError("The radius cannot be negative.")</text:p>
      <text:p text:style-name="P275"><text:s text:c="4"/>return pi*(r**2)</text:p>
      <text:p text:style-name="P275"/>
      <text:p text:style-name="P275">"""</text:p>
      <text:p text:style-name="P275"># Test function</text:p>
      <text:p text:style-name="P275">radii = [2, 0 , -3, 2+5j, True, "radio"]</text:p>
      <text:p text:style-name="P275">message = "Area of circles with r = {radius} is {area}"</text:p>
      <text:p text:style-name="P275"/>
      <text:p text:style-name="P275">for r in radii:</text:p>
      <text:p text:style-name="P275"><text:s text:c="4"/>A = circle_area(r)</text:p>
      <text:p text:style-name="P275"><text:s text:c="4"/>print(message.format(radius=r, area=A))</text:p>
      <text:p text:style-name="P275">"""</text:p>
      <text:p text:style-name="P132"/>
      <text:p text:style-name="P132"/>
      <text:p text:style-name="P21">test_unittest1.py</text:p>
      <text:p text:style-name="P276">import unittest</text:p>
      <text:p text:style-name="P276">from unittest1 import circle_area</text:p>
      <text:p text:style-name="P276">from math import pi</text:p>
      <text:p text:style-name="P276"/>
      <text:p text:style-name="P276"/>
      <text:p text:style-name="P276">class TestCircleArea(unittest.TestCase):</text:p>
      <text:p text:style-name="P276"><text:s text:c="4"/>def test_area(self):</text:p>
      <text:p text:style-name="P276"><text:s text:c="8"/># Test areas when radius &gt;= 0</text:p>
      <text:p text:style-name="P276"><text:s text:c="8"/>self.assertAlmostEqual(circle_area(1), pi)</text:p>
      <text:p text:style-name="P276"><text:s text:c="8"/>self.assertAlmostEqual(circle_area(0), 0)</text:p>
      <text:p text:style-name="P276"><text:s text:c="8"/>self.assertAlmostEqual(circle_area(2.1), pi * 2.1**2)</text:p>
      <text:p text:style-name="P276"/>
      <text:p text:style-name="P276"><text:s text:c="4"/>def test_values(self):</text:p>
      <text:p text:style-name="P276"><text:s text:c="8"/># Make sure value errors are raised when necessary</text:p>
      <text:p text:style-name="P276"><text:s text:c="8"/>self.assertRaises(ValueError, circle_area, -2)</text:p>
      <text:p text:style-name="P276"/>
      <text:p text:style-name="P276"><text:s text:c="4"/>def test_types(self):</text:p>
      <text:p text:style-name="P276"><text:s text:c="8"/># Make sure type errors are raised when necessary</text:p>
      <text:p text:style-name="P276"><text:s text:c="8"/>self.assertRaises(TypeError, circle_area, 3+5j)</text:p>
      <text:p text:style-name="P276"><text:s text:c="8"/>self.assertRaises(TypeError, circle_area, True)</text:p>
      <text:p text:style-name="P276"><text:s text:c="8"/>self.assertRaises(TypeError, circle_area, "lolo")</text:p>
      <text:p text:style-name="P132"/>
      <text:p text:style-name="P132"/>
      <text:p text:style-name="P132"/>
      <text:p text:style-name="P136">[Change is one constant in programming]</text:p>
      <text:p text:style-name="P136"><text:soft-page-break/></text:p>
      <text:p text:style-name="P136"/>
      <text:p text:style-name="P136"/>
      <text:p text:style-name="P136"/>
      <text:p text:style-name="P52">Logging</text:p>
      <text:p text:style-name="P135"><text:a xlink:type="simple" xlink:href="https://www.youtube.com/watch?v=g8nQ90Hk328" text:style-name="Internet_20_link" text:visited-style-name="Visited_20_Internet_20_Link">https://www.youtube.com/watch?v=g8nQ90Hk328</text:a></text:p>
      <text:p text:style-name="P135">The Logging module in Python makes it easy to track events in your code. <text:s/>Log files are extremely valuable when you want to analyze usage or track down problems in your code. <text:s/>Today we cover the essentials of the Python logging system, and then give a demonstration of how to use logging in your code.</text:p>
      <text:p text:style-name="P135"/>
      <text:p text:style-name="P137">The logging module in Python gives you everything you need to report progress and problems in your code. It would be good if developers and machines were 100% reliable, but let’s be honest, life is messy. You’re expecting an integer, someone hands you a float. You call a cloud API – the service is down for maintenance.</text:p>
      <text:p text:style-name="P137">A wide range of problems can happen that are out of your control. With logging, you can leave a trail of breadcrumbs, so when sth goes wrong, you can determine the cause. “Hope for the best, but plan for the worst” – with logging.</text:p>
      <text:p text:style-name="P137"/>
      <text:p text:style-name="P138">Logging allows you to write status messages to a file or other output streams. These messages contain information on which parts of your code have executed, and what problems may have arisen. Each log message has a level. The 5 built-in levels are: Debug, Info, Warning, Error, Critical. If you want you can create additional levels, but these should suffice for most cases.</text:p>
      <text:p text:style-name="P138"/>
      <text:p text:style-name="P139">Let’s now write a program and use logging module to help us track down bugs and leave a record of how our code was used.</text:p>
      <text:p text:style-name="P139"/>
      <text:p text:style-name="P277">print(dir(logging))</text:p>
      <text:p text:style-name="P277">['BASIC_FORMAT', 'BufferingFormatter', 'CRITICAL', 'DEBUG', 'ERROR', 'FATAL', 'FileHandler', 'Filter', 'Filterer', 'Formatter', 'Handler', 'INFO', 'LogRecord', 'Logger', 'LoggerAdapter', 'Manager', 'NOTSET', 'NullHandler', 'PercentStyle', 'PlaceHolder', 'RootLogger', 'StrFormatStyle', 'StreamHandler', 'StringTemplateStyle', 'Template', 'WARN', 'WARNING', '_STYLES', '_StderrHandler', '__all__', '__author__', '__builtins__', '__cached__', '__date__', '__doc__', '__file__', '__loader__', '__name__', '__package__', '__path__', '__spec__', '__status__', '__version__', '_acquireLock', '_addHandlerRef', '_checkLevel', '_defaultFormatter', '_defaultLastResort', '_handlerList', '_handlers', '_levelToName', '_lock', '_logRecordFactory', '_loggerClass', '_nameToLevel', '_releaseLock', '_removeHandlerRef', '_showwarning', '_srcfile', '_startTime', '_warnings_showwarning', 'addLevelName', 'atexit', 'basicConfig', 'captureWarnings', 'collections', 'critical', 'currentframe', 'debug', 'disable', 'error', 'exception', 'fatal', 'getLevelName', 'getLogRecordFactory', 'getLogger', 'getLoggerClass', 'info', 'io', 'lastResort', 'log', 'logMultiprocessing', 'logProcesses', 'logThreads', 'makeLogRecord', 'os', 'raiseExceptions', 'root', 'setLogRecordFactory', 'setLoggerClass', 'shutdown', 'sys', 'threading', 'time', 'traceback', 'warn', 'warning', 'warnings', 'weakref']</text:p>
      <text:p text:style-name="P140">This module is packed with features. <text:span text:style-name="T14">The entries in all caps are constants, the capitalized items are classes and the items that start with a lowercase letter are methods</text:span>.</text:p>
      <text:p text:style-name="P139"/>
      <text:p text:style-name="P140">Today we will keep things simple by setting up the logging systemusing the ‘basicConfig’ method. Next we’ll create a logger using the ‘getLogger’ method. We’ll then use the logger and adjust its features until it works the way we want. Let’s now switch to input output mode.</text:p>
      <text:p text:style-name="P140"/>
      <text:p text:style-name="P140"><text:soft-page-break/></text:p>
      <text:p text:style-name="P140"/>
      <text:p text:style-name="P141">Let’s first configure the logging system and create a logger. Call the basicConfig method and pass in a filename – python will write all the log messages to this file, if the file does not exist, python will create it. Next call the getLogger method to create a logger object. You can give your logger a name if you wish, but there are some subtle issues with logging names, so today we will keep things simple and work with one logger without a name, known as the root logger.</text:p>
      <text:p text:style-name="P141">Then we test it, to write an info message, call the info method and pass in a string → <text:s/>you can see that the ‘lumberjack.log’ file was created. <text:span text:style-name="T92">But inside there is no our log message. Why? The reason lies in how we configured the logger. Let’s print the level of our logger and run again:</text:span></text:p>
      <text:p text:style-name="P278">print(log<text:span text:style-name="T93">ger.</text:span>level)</text:p>
      <text:p text:style-name="P279">30</text:p>
      <text:p text:style-name="P142">In the logging module, the six built-in level constants are: NOTSET, DEBUG, INFO, WARNING, ERROR and CRITICAL. These constants are integers with values of 0, 10, 20, 30, 40 and 50 respectively. Loggers will only write messages with a level greater than or equal to the set level. Our test log message was an info message which has a value of 20, but basicConfig sets the level of the root logger to warning (value = 30) by default. To fix this update the basicConfig call and set the level to DEBUG. <text:span text:style-name="T94">This will guarantee that we will see all log messages.</text:span></text:p>
      <text:p text:style-name="P141"/>
      <text:p text:style-name="P143">If you open the log file once more, you will now see our test message:</text:p>
      <text:p text:style-name="P280">INFO:root:Our first message.</text:p>
      <text:p text:style-name="P143">Notice that the log message displays the level, the name of the logger (root in our case) and the message. This format is ok, but it’s missing an important piece of data: the time when the log message was created.</text:p>
      <text:p text:style-name="P144">So let’s change the format of the log message, to do this we will create a format string. <text:span text:style-name="T95">Python gives you a wide selection of information you can include in your log messages (→ python.org). Here we’re interested in the level, time and messsage.</text:span></text:p>
      <text:p text:style-name="P145">To change the logging format create a string with the desired attributes:</text:p>
      <text:p text:style-name="P281">LOG_FORMAT = “%(levelname)s %(asctime)s - %(message)s”</text:p>
      <text:p text:style-name="P145">and pass the format string to the basicConfig call.</text:p>
      <text:p text:style-name="P143"/>
      <text:p text:style-name="P145">If you open the log file, you will see the message now appears in the new format:</text:p>
      <text:p text:style-name="P280">INFO:root:Our first message.</text:p>
      <text:p text:style-name="P280">INFO 2019-11-25 11:42:26,457 - Our first message.</text:p>
      <text:p text:style-name="P145">Notice that the first message is still there. His is because by default, the log file is created in append mode. If you want <text:span text:style-name="T96">the log file to be overwritten each time (only our most recent message appears), change the file mode to ‘w’.</text:span></text:p>
      <text:p text:style-name="P143"/>
      <text:p text:style-name="P146">You can log messages of any level by calling the method with the level name:</text:p>
      <text:p text:style-name="P280">logger.debug("Debug mode.")</text:p>
      <text:p text:style-name="P280">logger.info("Info mode.")</text:p>
      <text:p text:style-name="P280">logger.warning("Warning mode.")</text:p>
      <text:p text:style-name="P280">logger.error("Error mode.")</text:p>
      <text:p text:style-name="P280">logger.critical("Critical mode.")</text:p>
      <text:p text:style-name="P147">If you open the log file, you will see all 5 messages, but if you change the log level to error (level = logging.ERROR), you will now only see the error and critical messages.</text:p>
      <text:p text:style-name="P143"/>
      <text:p text:style-name="P143"/>
      <text:p text:style-name="P147"><text:soft-page-break/>Now that we know how to configure and use the logging module, let’s see it in action. <text:span text:style-name="T97">We will write a function implementing the quadratic formula, which allows you to solve any quadratic equation. </text:span></text:p>
      <text:p text:style-name="P143"/>
      <text:p text:style-name="P143"/>
      <text:p text:style-name="P148">We sometimes use the same message in message as in the comment. This may seem repetitive, but once we are confident the code is working properly, we may want to remove the debug logs, while keeping the comments.</text:p>
      <text:p text:style-name="P143"/>
      <text:p text:style-name="P23">logging1.py:</text:p>
      <text:p text:style-name="P282">import logging</text:p>
      <text:p text:style-name="P282">import math</text:p>
      <text:p text:style-name="P282"/>
      <text:p text:style-name="P282"># print(dir(logging))</text:p>
      <text:p text:style-name="P282"/>
      <text:p text:style-name="P282"># Create and configure logger</text:p>
      <text:p text:style-name="P282">LOG_FORMAT = "%(levelname)s %(asctime)s - %(message)s"</text:p>
      <text:p text:style-name="P282">logging.basicConfig(filename="lumberjack.log",</text:p>
      <text:p text:style-name="P282"><text:s text:c="20"/>level=logging.DEBUG, </text:p>
      <text:p text:style-name="P282"><text:s text:c="20"/>format=LOG_FORMAT, </text:p>
      <text:p text:style-name="P282"><text:s text:c="20"/>filemode="w")</text:p>
      <text:p text:style-name="P282">logger = logging.getLogger()</text:p>
      <text:p text:style-name="P282"/>
      <text:p text:style-name="P282">"""</text:p>
      <text:p text:style-name="P282"># Test the logger</text:p>
      <text:p text:style-name="P282">logger.debug("Debug mode.")</text:p>
      <text:p text:style-name="P282">logger.info("Info mode.")</text:p>
      <text:p text:style-name="P282">logger.warning("Warning mode.")</text:p>
      <text:p text:style-name="P282">logger.error("Error mode.")</text:p>
      <text:p text:style-name="P282">logger.critical("Critical mode.")</text:p>
      <text:p text:style-name="P282"/>
      <text:p text:style-name="P282">print(logger.level)</text:p>
      <text:p text:style-name="P282">"""</text:p>
      <text:p text:style-name="P282"/>
      <text:p text:style-name="P282">def quadratic_formula(a, b, c):</text:p>
      <text:p text:style-name="P282"><text:s text:c="4"/>"""Return the solution to the equation ax^2 + bx + c = 0."""</text:p>
      <text:p text:style-name="P282"><text:s text:c="4"/>logger.info("quadratic_formula({0}, {1}, {2})".format(a, b, c))</text:p>
      <text:p text:style-name="P282"/>
      <text:p text:style-name="P282"><text:s text:c="4"/># Compute the discriminant</text:p>
      <text:p text:style-name="P282"><text:s text:c="4"/>logger.debug("# Compute the discriminant.")</text:p>
      <text:p text:style-name="P282"><text:s text:c="4"/>disc = b^2 - 4*a*c</text:p>
      <text:p text:style-name="P282"/>
      <text:p text:style-name="P282"><text:s text:c="4"/># Compute the 2 roots</text:p>
      <text:p text:style-name="P282"><text:s text:c="4"/>logger.debug("# Compute the 2 roots")</text:p>
      <text:p text:style-name="P282"><text:s text:c="4"/>root1 = (-b + math.sqrt(disc)) / (2*a)</text:p>
      <text:p text:style-name="P282"><text:s text:c="4"/>root2 = (-b - math.sqrt(disc)) / (2*a)</text:p>
      <text:p text:style-name="P282"/>
      <text:p text:style-name="P282"><text:s text:c="4"/># Return the roots (as a tuple)</text:p>
      <text:p text:style-name="P282"><text:s text:c="4"/>logger.debug("# Return the roots")</text:p>
      <text:p text:style-name="P282"><text:s text:c="4"/>return (root1, root2)</text:p>
      <text:p text:style-name="P282"><text:soft-page-break/></text:p>
      <text:p text:style-name="P282">roots = quadratic_formula(1, 0, -4)</text:p>
      <text:p text:style-name="P282">#roots = quadratic_formula(1, 0, 1)</text:p>
      <text:p text:style-name="P282">print(roots)</text:p>
      <text:p text:style-name="P149"/>
      <text:p text:style-name="P149"/>
      <text:p text:style-name="P149"/>
      <text:p text:style-name="P149"/>
      <text:p text:style-name="P149"/>
      <text:p text:style-name="P149"/>
      <text:p text:style-name="P143"/>
      <text:p text:style-name="P143">Linux File System/Structure Explained!</text:p>
      <text:p text:style-name="P143"><text:a xlink:type="simple" xlink:href="https://www.youtube.com/watch?v=HbgzrKJvDRw" text:style-name="Internet_20_link" text:visited-style-name="Visited_20_Internet_20_Link">https://www.youtube.com/watch?v=HbgzrKJvDRw</text:a></text:p>
      <text:p text:style-name="P143"/>
      <text:p text:style-name="P143"/>
      <text:p text:style-name="P143"/>
      <text:p text:style-name="P143"/>
      <text:p text:style-name="P337">Docker Tutorial for Beginners - A Full DevOps Course on How to Run Applications in Containers</text:p>
      <text:p text:style-name="P143"><text:a xlink:type="simple" xlink:href="https://www.youtube.com/watch?v=fqMOX6JJhGo" text:style-name="Internet_20_link" text:visited-style-name="Visited_20_Internet_20_Link">https://www.youtube.com/watch?v=fqMOX6JJhGo</text:a></text:p>
      <text:p text:style-name="P143"/>
      <text:p text:style-name="P143"/>
      <text:p text:style-name="P159">To understand how docker works, let us revisit some base concepts of operating systems first. If you look at operating systems like Ubuntu, Fedora, Suse or CentOS, they all consist of 2 things: an OS kernel and a set of software. The os kernel is responsible for interacting with the underlying hardware. While the os kernel remains the same which is linux in this case, it’s the software above it <text:span text:style-name="T103">that makes these operating systems different. This software may consist of a different user interface, drivers, compilers, file managers, developer tools, etc. So you have a common linux kernel shared across all OSes and some custom software that differentiate operating systems from each other.</text:span></text:p>
      <text:p text:style-name="P160"/>
      <text:p text:style-name="P160">We said earlier that d containers share the underlying kernel, so what that actually mean sharing the kernel? Let’s say we have system with an Ubuntu os with d installed on it. D can run any flavor of OS on top of it as long as they are all based on the same kernel, in this case Linux. If the underlying OS is ubuntu, d can run a container based on another distribution like debian, fedora, suse, etc. <text:span text:style-name="T57">Each d container only has the additional software that we just talked about in the previous slide that </text:span><text:span text:style-name="T61">makes these operating systems different and d utilizes the underlying kernel of the d host, which works with all OSes above</text:span><text:span text:style-name="T104">.</text:span></text:p>
      <text:p text:style-name="P161">So what is an OS that do not share the same kernel as this? Windows and so you won’t be able to run a windows based container on a d host with linux on it. For that you will require <text:span text:style-name="T105">a docker on a windows server.</text:span></text:p>
      <text:p text:style-name="P162">[<text:span text:style-name="T106">linux container on linux virtual machine on windows</text:span>]</text:p>
      <text:p text:style-name="P143"/>
      <text:p text:style-name="P325">Isn’t that a disadvantage then not being able to run another kernel on the OS? The answer is no, because unlike hypervisors, d is not meant to virtualize and run different operating systems and kernels on the same hardware. The main purpose of d is to package and containerize applications and to ship them, and to run them anywhere, any times, as many times as you want.</text:p>
      <text:p text:style-name="P163">So that brings us to the differences between virtual machines and containers, <text:span text:style-name="T108">sth that we tend to do especially those from a virtualization background. As you can see on the right, in case of d, we have the underlying hardware infrastructure and then OS and then d installed on the OS. D then manages the containers that run with libraries and dependencies alone. In case of virtual machines we have the hypervisor like ESX on the hardware and then the virtual machines on them. As you can see, each virtual machine has its own OS inside it, then the dependencies and then the application. The overhead process causes higher utilization of underlying resources as there are multiple virtual operating systems</text:span></text:p>
      <text:p text:style-name="P164">and kernels running. The Vms also consume higher disk space as each VM is heavy and is usually in gigabytes in size, whereas d containers are lightweight and are usually in megabytes in size. This allows d containers to boot up faster, usually in a matter of seconds, whereas Vms take minutes to boot up as it needs to boot up the entire operating system.</text:p>
      <text:p text:style-name="P165">It is also important to note that d has less isolation as more resources are shared between the containers like kernel whereas Vms have complete isolation from each other. Since Vms don’t rely on the underlying OS or kernel, you can run different types of applications built on different OSes such as Linux based or Windows based apps on the same hypervisor.</text:p>
      <text:p text:style-name="P25">Hypervisor[] <text:span text:style-name="T107">&lt;-</text:span></text:p>
      <text:p text:style-name="P165">Those are some differences between the 2, now having said that, it’s not either container or vm situation – it’s containers and virtual machines. <text:span text:style-name="T109">Now when you have large environments with thousands of application containers running on thousands of docker hosts, you will often see containers <text:s/>provisioned on virtual docker hosts. That way we can utilize the advantages of both technologies, we </text:span><text:soft-page-break/><text:span text:style-name="T109">can use the benefits of virtualization to easily provision or decommission docker host as required. As the same time make use the benefits of docker to easily provision application and quickly scale them as required.</text:span></text:p>
      <text:p text:style-name="P167">But remember, in this case we will not be provisioning that many virtual machines as we used to before, because earlier we provisioned a virtual machine for each application. Now you might provision a virtual machine for hundreds or thousands of containers [<text:span text:style-name="T29">screen</text:span>].</text:p>
      <text:p text:style-name="P143"/>
      <text:p text:style-name="P26">So how is it done?</text:p>
      <text:p text:style-name="P168">There are lots of containerized versions of applications readily available as of <text:span text:style-name="T111">today, so most organizations have their products containerized and available in a public docker repository called </text:span><text:span text:style-name="T62">dockerhub/dockerstore</text:span><text:span text:style-name="T111">. For example you can find images of most common operating systems, databases and other services and tools. Once you identify the images you need and you install docker on your </text:span><text:span text:style-name="T64">host</text:span><text:span text:style-name="T111">, bringing up an application is as easy as running:</text:span></text:p>
      <text:p text:style-name="P283">docker run ansible</text:p>
      <text:p text:style-name="P283">docker run mongdb</text:p>
      <text:p text:style-name="P283">docker run redis</text:p>
      <text:p text:style-name="P283">docker run nodejs</text:p>
      <text:p text:style-name="P169"><text:span text:style-name="T57">If you need to run multiple instances of the web service, simply add as many instances as you need and configure a [load balance or some kind in the front(?)]. In case one of the instances were to fail, simply destroy that instance and launch a new one</text:span>. →<text:span text:style-name="T112"> </text:span><text:span text:style-name="T65">there are other solutions available for handling such cases</text:span><text:span text:style-name="T112">.</text:span></text:p>
      <text:p text:style-name="P143"/>
      <text:p text:style-name="P170">An <text:span text:style-name="T14">image</text:span> is a package or a template just like a vm template that you might have worked with in the virtualization world. It is used to create one or more containers. <text:span text:style-name="T17">Containers</text:span><text:span text:style-name="T113"> are running instances of images that are isolated and </text:span><text:span text:style-name="T66">have their own environment and set of processes</text:span><text:span text:style-name="T113">.</text:span></text:p>
      <text:p text:style-name="P171"><text:span text:style-name="T57">You can also create your own image and push it to dhub repo making it available for public</text:span>.</text:p>
      <text:p text:style-name="P171"/>
      <text:p text:style-name="P172">Traditionally, developers developed applications, then they hand it over to ops team to deploy and manage it in production environments. They do that by providing a set of instructions such as information about how the host must be set up, what prerequisites are to be installed on the host and <text:span text:style-name="T114">how the dependencies are to be configured etc. Since the ops team did not really develop the application on their own, they struggled with setting it up.</text:span></text:p>
      <text:p text:style-name="P173">With docker, developer and operations teams work hand in hand to transform the guide into a dockerfile with both of their requirements. <text:span text:style-name="T57">This dockerfile is used to create an image for their applications. This image can now run on any host with docker installed on it and it’s guaranteed to run the same way everywhere. So the ops team can now simply use the image to deploy the application since the image was already working when the developer built it. That’s one example of how a tool like docker contributes to the DevOps culture.</text:span></text:p>
      <text:p text:style-name="P143"/>
      <text:p text:style-name="P143"/>
      <text:p text:style-name="P174">Community Edition – set of free docker products</text:p>
      <text:p text:style-name="P174">Enterprise Edition – certified and supported container platform that comes with enterprise add-ons.</text:p>
      <text:p text:style-name="P143"/>
      <text:p text:style-name="P175">CE is available on linux, mac, windows or cloud platforms like AWS or Azure.</text:p>
      <text:p text:style-name="P175">Mac/Windows 2 options: install linux vm using virtualbox or other virtualization platform or install docker desktop for mac or windows.</text:p>
      <text:p text:style-name="P143"/>
      <text:p text:style-name="P143"><text:span text:style-name="T3">$ cat /etc/*release*</text:span> <text:span text:style-name="T115">← view the etsy release file</text:span></text:p>
      <text:p text:style-name="P143"/>
      <text:p text:style-name="P27"><text:soft-page-break/>Docker Installation</text:p>
      <text:p text:style-name="P284">$ sudo docker version</text:p>
      <text:p text:style-name="P143"/>
      <text:p text:style-name="P176">We will now run a simple container to ensure everything is working as expected.</text:p>
      <text:p text:style-name="P280">$ sudo docker run docker/whalesay cowsay Hello-World</text:p>
      <text:p text:style-name="P177">On running this command docker pulls the image of the ‘whalesay’ application from dockerhub and runs it. We’re all set.</text:p>
      <text:p text:style-name="P143"/>
      <text:p text:style-name="P143"/>
      <text:p text:style-name="P143"/>
      <text:p text:style-name="P28">Docker commands</text:p>
      <text:p text:style-name="P178"><text:span text:style-name="T3">docker run</text:span> → run a container from an image</text:p>
      <text:p text:style-name="P143"/>
      <text:p text:style-name="P178"><text:span text:style-name="T3">docker run nginx </text:span>→ <text:span text:style-name="T57">will run an instance of an nginx application from the docker host if it already exists. If the image is not present on the host, it will go out to dockerhub and pull the image down. But this is done only once at the beginning, for the subsequent executions the same image will be reused.</text:span></text:p>
      <text:p text:style-name="P143"/>
      <text:p text:style-name="P143"/>
      <text:p text:style-name="P179"><text:span text:style-name="T5">p</text:span><text:span text:style-name="T3">s</text:span> →<text:span text:style-name="T116"> </text:span>lists all <text:span text:style-name="T57">running</text:span> containers and some basic information about such as the container id, the name of the image we used to run the containers, the current status and the name of the container. Each container automatically gets <text:span text:style-name="T116">a</text:span> random <text:span text:style-name="T116">id and name created for it by docker.</text:span></text:p>
      <text:p text:style-name="P143"/>
      <text:p text:style-name="P180"><text:span text:style-name="T3">ps -a</text:span> -&gt; see all containers running or not</text:p>
      <text:p text:style-name="P180"/>
      <text:p text:style-name="P180">docker stop container_id/container_name → stopping container</text:p>
      <text:p text:style-name="P180"/>
      <text:p text:style-name="P180">docker rm container_name → removed stopped container permanently <text:span text:style-name="T117">(if it prints the name back, we’re good)</text:span></text:p>
      <text:p text:style-name="P180"/>
      <text:p text:style-name="P181"><text:span text:style-name="T3">docker images</text:span> → list all images on our host</text:p>
      <text:p text:style-name="P180"/>
      <text:p text:style-name="P181"><text:span text:style-name="T3">docker rmi nginx</text:span> → remove an image, make sure there are no containers running off of that image</text:p>
      <text:p text:style-name="P143"/>
      <text:p text:style-name="P181"><text:span text:style-name="T3">docker pull nginx</text:span> → just pulls (and not run) the image and stores it on our host</text:p>
      <text:p text:style-name="P143"/>
      <text:p text:style-name="P143"/>
      <text:p text:style-name="P182">Let’s look at another example, <text:span text:style-name="T118">say you were to run a docker container from an ubuntu image. When you run the </text:span><text:span text:style-name="T6">docker run ubuntu</text:span><text:span text:style-name="T118"> command, it runs an instance of ubuntu image and exits immediately. If you were to list the running containers you wouldn’t see the container running. If you did </text:span><text:span text:style-name="T6">docker ps -a</text:span><text:span text:style-name="T118">, you would see it is in exited state. </text:span><text:span text:style-name="T67">Why? Unlike vms, containers are not meant to host an OS, containers are meant to run a specific task or process such as to host an instance of a web server or application server, or database, or simply to carry some kind of computation or analysis task</text:span><text:span text:style-name="T118">. Once the task is complete, the container exits. </text:span><text:span text:style-name="T67">A container only lives as long as the process inside it is alive. If the web service inside the container is stopped or crush, then the c exits</text:span><text:span text:style-name="T118">.</text:span></text:p>
      <text:p text:style-name="P183">This is why when you run a container from an ubuntu image, it stops immediately, because ubuntu is just an image of an OS that is used as the base image for other application<text:span text:style-name="T119">s</text:span>. <text:span text:style-name="T119">There is no process or application running in it by default.</text:span></text:p>
      <text:p text:style-name="P184">If the image isn’t running any service, as is the case with ubuntu, you could install docker to run a process:</text:p>
      <text:p text:style-name="P285"><text:soft-page-break/>docker run ubuntu sleep 5</text:p>
      <text:p text:style-name="P184">When the container starts, it runs the sleep command and goes into sleep for 5 seconds, post which the sleep command exits and the container stops.</text:p>
      <text:p text:style-name="P185"/>
      <text:p text:style-name="P185">What we just saw was executing a command when we run the container. But what if we would like to execute a command on a running container, for example <text:span text:style-name="T120">there is a running c with the ubuntu image and sleeps for 100 seconds. Let’s say we would like to see the contents of a file inside this particular container:</text:span></text:p>
      <text:p text:style-name="P286">docker exec container_name cat etc/hosts</text:p>
      <text:p text:style-name="P186">exec command to execute a command on my docker container, in this case to print the contents of the etsy hosts file</text:p>
      <text:p text:style-name="P143"/>
      <text:p text:style-name="P187">Let’s look at one more option. we’re going to run a d image we developed for a simple web app. The repo name is kodekloud/simplewebapp. It runs a simple web server that listens on port 8080. when you run a d command like this:</text:p>
      <text:p text:style-name="P287">docker run kodekloud/simplewebapp</text:p>
      <text:p text:style-name="P187">it runs in the <text:span text:style-name="T57">foreground or in an attached mode, meaning you will be attached to the console or the standard out of the d c </text:span><text:span text:style-name="T68">and you will see the output of the webservice on your screen</text:span><text:span text:style-name="T121">. You won’t be able to do anything else on this console other than view the output until the d c stops. It won’t respond to your inputs. Ctrl + c to stop the container and the application hosted on the container exists and you get back to your prompt.</text:span></text:p>
      <text:p text:style-name="P188">Another option is to run a c in the <text:span text:style-name="T57">detached mode</text:span>, by providing dash <text:s/>d option:</text:p>
      <text:p text:style-name="P288">docker run -<text:span text:style-name="T121">d </text:span>kodekloud/simplewebapp</text:p>
      <text:p text:style-name="P189">this will run the d c in the background mode and you will be back to your prompt immediately. The c will continue to run in the backend.</text:p>
      <text:p text:style-name="P189">If you would like to attach back to the running c later:</text:p>
      <text:p text:style-name="P289">docker attach name/container_id</text:p>
      <text:p text:style-name="P326">* <text:span text:style-name="T122">if you’re specifying the id of a container in any command, you can simply provide the first few characters alone.</text:span></text:p>
      <text:p text:style-name="P143"/>
      <text:p text:style-name="P143"/>
      <text:p text:style-name="P29">Other docker run commands</text:p>
      <text:p text:style-name="P290">docker run redis</text:p>
      <text:p text:style-name="P190">run <text:span text:style-name="T123">the</text:span> container running a redis service, <text:span text:style-name="T123">in the case the latest version of redis which happens to be 5.0.5</text:span></text:p>
      <text:p text:style-name="P191"><text:span text:style-name="T14">What if we want to run another version of redis, e.g. an older version like 4.0?</text:span> Then you do:</text:p>
      <text:p text:style-name="P291">docker run <text:span text:style-name="T124">redis:</text:span><text:span text:style-name="T125">4.0</text:span></text:p>
      <text:p text:style-name="P191">This is called a <text:span text:style-name="T57">tag</text:span>. <text:span text:style-name="T128">Notice that if you don’t specify any as in the first command, d will pull down the latest.</text:span></text:p>
      <text:p text:style-name="P143"/>
      <text:p text:style-name="P192">We have a simple app that when runs, it asks for my name and then prints a welcome message. If we were to dockerize this app and run it as a d c, <text:span text:style-name="T129">like this:</text:span></text:p>
      <text:p text:style-name="P292">docker kodekloud/simple-prompt-docker</text:p>
      <text:p text:style-name="P193">it would not wait for the prompt. It just prints whatever the application is suppose to print on standard out. <text:span text:style-name="T57">That is because by default d c does not listen to a standard input</text:span>. <text:span text:style-name="T130">E</text:span>ven though <text:span text:style-name="T130">you’re attached to it’s console, it is not able to read any input from you. It doesn’t have terminal to read inputs from, it runs in a no interactive mode.</text:span></text:p>
      <text:p text:style-name="P194">If you’d like to provide your input, you mast map the standard input of your host to the d c using the dash i parameter:</text:p>
      <text:p text:style-name="P293"><text:soft-page-break/>docker <text:span text:style-name="T124">-</text:span><text:span text:style-name="T126">i</text:span><text:span text:style-name="T130"> </text:span>kodekloud/simple-prompt-docker</text:p>
      <text:p text:style-name="P194">-i parameter is for interactive mode and when I put my name it prints the expected output.</text:p>
      <text:p text:style-name="P194">But there’s sth still mising from this, the prompt. When we run the app at first, it ask<text:span text:style-name="T131">ed</text:span> us <text:span text:style-name="T131">for our name, but when dockerized, that prompt is missing even though it seems to have accepted my input. That is because the application prompt on the terminal and we have not attached to the containers terminal. Fot this we use -t option as well:</text:span></text:p>
      <text:p text:style-name="P294">docker <text:span text:style-name="T124">-</text:span><text:span text:style-name="T126">i</text:span><text:span text:style-name="T127">t</text:span><text:span text:style-name="T130"> </text:span>kodekloud/simple-prompt-docker</text:p>
      <text:p text:style-name="P194">-<text:span text:style-name="T132">t stands for sudo terminal, so with combination -it we are now attached to the terminal as well as in the interactive mode on the c.</text:span></text:p>
      <text:p text:style-name="P143"/>
      <text:p text:style-name="P143"/>
      <text:p text:style-name="P195">Now let’s have a look <text:span text:style-name="T133">at </text:span><text:span text:style-name="T14">port mapping or port pub</text:span><text:span text:style-name="T18">lishing</text:span><text:span text:style-name="T133"> on cs. Let’s go back to the example where we run a simple app in a d c on my docker host. Remember, the underlying host where d is installed is called docker host or docker engine. When we run a containerized web application, it runs and we’re able to see that the server is running, but </text:span><text:span text:style-name="T18">how does a user access my application?</text:span></text:p>
      <text:p text:style-name="P196">As you can see my application is listening on port 5000, so I could access my app by using port 5000, but <text:span text:style-name="T14">what ip do I use to access it from the web browser? </text:span></text:p>
      <text:p text:style-name="P196">There are 2 options available. 1 is use the ip of the d c. <text:span text:style-name="T57">Every d c gets an ip assigned by default, in this case it is 172.17.0.2. But remember, this is an internal ip and it’s accessible only within the d host</text:span>. So if you open a browser from within the d host, you can go to <text:a xlink:type="simple" xlink:href="http://127.17.0.2:5000/" text:style-name="Internet_20_link" text:visited-style-name="Visited_20_Internet_20_Link">http://127.17.0.2:5000</text:a> to access the ip address. But since this is an internal ip, users <text:span text:style-name="T134">outside of the d host cannot access it using this ip. For this we could use the ip of the d host which is 192.168.1.5, </text:span><text:span text:style-name="T69">but for that to work you must have mapped the port inside the d c to a free port on the d host</text:span><text:span text:style-name="T134">. For example if I want the users to access my application through port 80 on my d host, I could map port 80 of localhost to port 5000 on the d c using the -p parameter in my run command like this:</text:span></text:p>
      <text:p text:style-name="P295">docker run -p 80:5000 kodkloud/simple-webapp</text:p>
      <text:p text:style-name="P197">and so the user can access my application by going to the url <text:a xlink:type="simple" xlink:href="http://192.168.1.5:80/" text:style-name="Internet_20_link" text:visited-style-name="Visited_20_Internet_20_Link">http://</text:a><text:a xlink:type="simple" xlink:href="http://192.168.1.5:80/" text:style-name="Internet_20_link" text:visited-style-name="Visited_20_Internet_20_Link"><text:span text:style-name="T134">192.168.1.5</text:span></text:a><text:a xlink:type="simple" xlink:href="http://192.168.1.5:80/" text:style-name="Internet_20_link" text:visited-style-name="Visited_20_Internet_20_Link">:80</text:a>. And all traffic on my d host will get routed to port 5000 inside the d c.</text:p>
      <text:p text:style-name="P198"><text:span text:style-name="T57">This way you can run multiple instances of your application and map them to different ports on the docker host. </text:span><text:span text:style-name="T70">O</text:span><text:span text:style-name="T57">r run instances of different applications on different port</text:span><text:span text:style-name="T70">s, for example in this case we’re running an instance of MySQL that runs a database on my host and listens on the default MySQL port, which happens to be 3306. Or another instance of MYSQL on another port 8306. So you can run as many applications like this and map them to as many ports as you want. And of course, you cannot map to the same port on the d host more than once.</text:span></text:p>
      <text:p text:style-name="P143"/>
      <text:p text:style-name="P143"/>
      <text:p text:style-name="P30">How data is persisted in a d c?</text:p>
      <text:p text:style-name="P199">Let’s say <text:span text:style-name="T135">you were to run a MySQL c. </text:span></text:p>
      <text:p text:style-name="P199"><text:span text:style-name="T7">docker r</text:span><text:span text:style-name="T8">u</text:span><text:span text:style-name="T7">n mysql</text:span><text:span text:style-name="T135">. </text:span></text:p>
      <text:p text:style-name="P199"><text:span text:style-name="T135">When databases and tables are created, the data files are stored in location </text:span><text:span text:style-name="T136">var</text:span><text:span text:style-name="T137">lib/mysql inside the d c. </text:span><text:span text:style-name="T139">Remember d c has its own isolated filesystem and any changes to any files happen within the container. </text:span></text:p>
      <text:p text:style-name="P199"><text:span text:style-name="T137">Let’s assume you dump a lot of data into the database. </text:span><text:span text:style-name="T140">What happens if you were to delete the MySQL container and remove it?</text:span><text:span text:style-name="T137"> </text:span></text:p>
      <text:p text:style-name="P332">docker stop mysql</text:p>
      <text:p text:style-name="P332">docker rm mysql</text:p>
      <text:p text:style-name="P199"><text:span text:style-name="T137">As soon as you do that, the container along with all the data inside it gets blown away, meaning all your data is gone. </text:span><text:span text:style-name="T138">If you’d like to persist data, you would want to map a directory outside the container on the d host to a directory inside the c. In this case I create a directory called </text:span><text:span text:style-name="T141">/opt/datadir</text:span><text:span text:style-name="T138"> and map that to /</text:span><text:soft-page-break/><text:span text:style-name="T138">var/lib/mysql inside the d c using the -v option and specifying the directory on the d host followed by a : and the directory inside the d c:</text:span></text:p>
      <text:p text:style-name="P296">docker run -v /opt/datadir:/var/lib/mysql mysql</text:p>
      <text:p text:style-name="P327">This way, when d c runs, it will implicitly mount the external directory to a folder inside the d c. This way all your data will now be stored in the external volume <text:span text:style-name="T3">/opt/datadir</text:span> and thus it will remain even if you delete the d c.</text:p>
      <text:p text:style-name="P143"/>
      <text:p text:style-name="P143"/>
      <text:p text:style-name="P200">The d ps command is good enough to get basic details about containers like their names and ids, but if you’d like to see additional details about a specific container, use the:</text:p>
      <text:p text:style-name="P296">docker inspect container_name/id</text:p>
      <text:p text:style-name="P200">It returns <text:span text:style-name="T142">all details of a container in a JSON format, such as the state, mounts, configuration data, network settings etc. Remember to use it when you are required to find details on a container.</text:span></text:p>
      <text:p text:style-name="P201"/>
      <text:p text:style-name="P201">Finally how do we see the logs of a c we run in the background, for example I ran my simple web application using the -d parameter and it ran the container in a detached mode. <text:span text:style-name="T14">How do we view the logs which happens to be the contents written to the standard out of that container?</text:span></text:p>
      <text:p text:style-name="P297">docker <text:span text:style-name="T143">logs</text:span> container_name/id</text:p>
      <text:p text:style-name="P200"/>
      <text:p text:style-name="P143"/>
      <text:p text:style-name="P143"/>
      <text:p text:style-name="P35">Environment variables <text:span text:style-name="T173">(to be done)</text:span></text:p>
      <text:p text:style-name="P201"/>
      <text:p text:style-name="P201"/>
      <text:p text:style-name="P201"/>
      <text:p text:style-name="P31">Docker Images</text:p>
      <text:p text:style-name="P202">Now we’re going to see how to create your own image. <text:span text:style-name="T19">Now, why would you need to create your own image?</text:span><text:span text:style-name="T144"> </text:span><text:span text:style-name="T71">It could either be because you cannot find a component or a service that you want to use as part of your application on d hub already or you and your team decided that the application you’re developing will be dockerized for ease of shipping and deployment.</text:span></text:p>
      <text:p text:style-name="P203">In this case I’m going to containerize an application, a simple web application that I have built using the flask framework. First we need to understand what we’re containerizing or what application we are creating an image for and how the application is built. <text:span text:style-name="T57">So start by thinking what you might do if you want to deploy the application manually.</text:span> We will write down steps required in the right order. <text:span text:style-name="T145">I’m creating an image for a simple web application, if I were to set it up manually, I would start with an operating system like Ubuntu:</text:span></text:p>
      <text:p text:style-name="P143"><draw:frame draw:style-name="fr1" draw:name="Image1" text:anchor-type="paragraph" svg:x="1.0953in" svg:y="0.1118in" svg:width="4.7346in" svg:height="2.5528in" draw:z-index="0"><draw:image xlink:href="Pictures/10000201000001E100000136BA85FEF6C324F324.png" xlink:type="simple" xlink:show="embed" xlink:actuate="onLoad" loext:mime-type="image/png"/></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204"><text:soft-page-break/>Now that I have the instructions, create a <text:span text:style-name="T14">dockerfile</text:span> using this this. <text:span text:style-name="T146">Here’s a quick overview of the process of creating your own image. Create a dockerfile:</text:span></text:p>
      <text:p text:style-name="P204"/>
      <text:p text:style-name="P204"><draw:frame draw:style-name="fr2" draw:name="Image2" text:anchor-type="paragraph" svg:width="6.052in" svg:height="3.198in" draw:z-index="1"><draw:image xlink:href="Pictures/1000020100000245000001331736EF5E5FB5D9BB.png" xlink:type="simple" xlink:show="embed" xlink:actuate="onLoad" loext:mime-type="image/png"/></draw:frame></text:p>
      <text:p text:style-name="P205">Once done build your image using the d build command:</text:p>
      <text:p text:style-name="P299">docker build Dockerfile -t mmumshad/my-custom-app <text:span text:style-name="T176">(bez dockerfile?)</text:span></text:p>
      <text:p text:style-name="P205">and specify the d file as input as well as a tag named for the image. This will create an image locally on your system. To make it available on the public d hub registry run:</text:p>
      <text:p text:style-name="P298">docker push mmumshad/my-custom-app</text:p>
      <text:p text:style-name="P205">and specify the name of the image you just created, in this case the name of the image is my account name (mmumshad) followed by the image name (my-custom-app).</text:p>
      <text:p text:style-name="P143"/>
      <text:p text:style-name="P143"/>
      <text:p text:style-name="P143"/>
      <text:p text:style-name="P205">Let’s <text:span text:style-name="T147">take a closer look at the dockerfile. </text:span><text:span text:style-name="T72">Df is a text file written in a specific format, it’s in an instruction and arguments format</text:span><text:span text:style-name="T147">.</text:span></text:p>
      <text:p text:style-name="P143"/>
      <text:p text:style-name="P143"><draw:frame draw:style-name="fr3" draw:name="Image3" text:anchor-type="paragraph" svg:width="6.9252in" svg:height="2.5972in" draw:z-index="2"><draw:image xlink:href="Pictures/100002010000045D000001A3F588260CD9D22AFB.png" xlink:type="simple" xlink:show="embed" xlink:actuate="onLoad" loext:mime-type="image/png"/></draw:frame></text:p>
      <text:p text:style-name="P206"><text:soft-page-break/><text:span text:style-name="T57">Everything on the left in caps is an instruction, everything on the right is an argument to those instructions</text:span>. <text:span text:style-name="T148">The first line defines ehst the base OS should be for this container. Every d image must be based off of another image, either an OS or another image that was created before based on an OS. </text:span><text:span text:style-name="T73">It’s important to note that all dockerfiles must start with a FROM instruction.</text:span><text:span text:style-name="T148"> RUN instructs d to run <text:s/>a particular command on those base images. So at this point d runs apt-get update commands to fetch the updated packages and installs required dependencies on the image. Then COPY instruction copies files from the from the local system onto the d image (in this case the source code of our application is in the current folder and I will be copying it over to the location /opt/source-code inside the d image). And finally ENTRYPOINT allows us to specify a command that will be run when the image is run as a container.</text:span></text:p>
      <text:p text:style-name="P143"/>
      <text:p text:style-name="P143"/>
      <text:p text:style-name="P207">When d builds the images, it builds these in a <text:span text:style-name="T14">layered architecture</text:span>, each line of instruction creates a new layer <text:span text:style-name="T149">in the d image with just the changes from the previous layer. For example the first layer is a base ubuntu OS followed by the second instruction that creates a second layer, which installs all the apt packages and then third layer…</text:span></text:p>
      <text:p text:style-name="P207"/>
      <text:p text:style-name="P207"><draw:frame draw:style-name="fr3" draw:name="Image4" text:anchor-type="paragraph" svg:width="6.9252in" svg:height="1.8807in" draw:z-index="3"><draw:image xlink:href="Pictures/10000201000004A90000014435757A4B903C6CCD.png" xlink:type="simple" xlink:show="embed" xlink:actuate="onLoad" loext:mime-type="image/png"/></draw:frame></text:p>
      <text:p text:style-name="P208">Since each layer only stores the changes from the previous layer, it is reflected in the size as well.</text:p>
      <text:p text:style-name="P209"/>
      <text:p text:style-name="P209">You could see this information if you run the d history command followed by the image name:</text:p>
      <text:p text:style-name="P143"><draw:frame draw:style-name="fr4" draw:name="Image5" text:anchor-type="paragraph" svg:width="6.9252in" svg:height="1.5799in" draw:z-index="4"><draw:image xlink:href="Pictures/1000020100000371000000C905BF5219A7A7E36A.png" xlink:type="simple" xlink:show="embed" xlink:actuate="onLoad" loext:mime-type="image/png"/></draw:frame></text:p>
      <text:p text:style-name="P143"/>
      <text:p text:style-name="P143"/>
      <text:p text:style-name="P210">When you run the d build command, you can see the various steps involved and the result of each task. All the layers built are <text:span text:style-name="T182">cached</text:span>, so the layered architecture helps you restart docker build from that particular step <text:span text:style-name="T150">in case it fails or if you were to add new steps in the build process, you wouldn’t have to start all over again. All the layers built are cached by d, so in case a particular step was to fail, for example in this case step 3 failed and you were to fix the issue and rerun docker build (</text:span><text:span text:style-name="T9">docker build Dockerfile -t mmumshad/my-custom-app</text:span><text:span text:style-name="T10">),</text:span><text:span text:style-name="T152"> it will reuse the previous layers from cache and continue to build the remaining layers. The same is true if you were to add additional steps in the dockerfile. </text:span><text:span text:style-name="T74">This </text:span><text:soft-page-break/><text:span text:style-name="T74">way rebuilding your image is faster and you don’t have to wait for d to rebuild the entire image each time. </text:span><text:span text:style-name="T75">This is helpful especially when you update source code of your application </text:span><text:span text:style-name="T76">as it may change more frequently. </text:span><text:span text:style-name="T77">O</text:span><text:span text:style-name="T76">nly </text:span><text:span text:style-name="T77">the layers above the updated layers need to be rebuilt</text:span><text:span text:style-name="T153">.</text:span></text:p>
      <text:p text:style-name="P143"/>
      <text:p text:style-name="P143"><draw:frame draw:style-name="fr3" draw:name="Image6" text:anchor-type="paragraph" svg:width="6.9252in" svg:height="2.0689in" draw:z-index="5"><draw:image xlink:href="Pictures/1000020100000472000001549786D48E31E85E86.png" xlink:type="simple" xlink:show="embed" xlink:actuate="onLoad" loext:mime-type="image/png"/></draw:frame></text:p>
      <text:p text:style-name="P212">We just saw a number of products containerized such as databases, development tools, OSes etc. But that’s just not it, you can containerize almost all of the application, even simple ones like browsers or utilities like curl, apps like spotify, skype, etc. Basically you can containerize everything and going forward I see that how everyone is going to run applications. Nobody is going to install anything, anymore, going forward, instead they’re just going to run it using d and when they don’t need it anymore, get rid of it easily without having to clean up to much.</text:p>
      <text:p text:style-name="P143"/>
      <text:p text:style-name="P143"/>
      <text:p text:style-name="P143"/>
      <text:p text:style-name="P32">DOCKER COMPOSE</text:p>
      <text:p text:style-name="P213">Going forward we will be working with configurations in <text:span text:style-name="T14">yaml</text:span> file. Let’s recap a few things real quick.</text:p>
      <text:p text:style-name="P213">If we needed to set up a complex application, running multiple services:</text:p>
      <text:p text:style-name="P213"><draw:frame draw:style-name="fr1" draw:name="Image7" text:anchor-type="paragraph" svg:x="0.5484in" svg:y="0.2661in" svg:width="5.8902in" svg:height="3.5445in" draw:z-index="6"><draw:image xlink:href="Pictures/10000201000004030000026A86C30B73A2DB9B52.png" xlink:type="simple" xlink:show="embed" xlink:actuate="onLoad" loext:mime-type="image/png"/></draw:frame></text:p>
      <text:p text:style-name="P213"><text:soft-page-break/>a better way to do it is to use docker compose dc. <text:span text:style-name="T154">With dc we could create a configuration file in yml format called docker-compose.yml and put together the different services and the options specific to running them in this file. Then we could simply run:</text:span></text:p>
      <text:p text:style-name="P300">docker compose up</text:p>
      <text:p text:style-name="P214">to bring up the entire application stack. <text:span text:style-name="T57">This is easier to implement, run and maintain as all changes are always stored in the dc configuration file</text:span>. However this is all only applicable to running containers on a single d host.</text:p>
      <text:p text:style-name="P143"/>
      <text:p text:style-name="P143"/>
      <text:p text:style-name="P214">That was a really simple application that <text:span text:style-name="T155">I</text:span> put together. Let’s look at a better example. I’m going to use the sample application that everyone uses to demonstrate d. <text:span text:style-name="T155">It’s a simple yet comprehensive application developed by d to demonstrate the various features available in running an application stack on d.</text:span></text:p>
      <text:p text:style-name="P215"/>
      <text:p text:style-name="P216">Let’s get familiarized with the application, because we will be working with the same application through the rest of this course. This is a sample voting application which provides an interface for a user to vote and another interface to show the results. </text:p>
      <text:p text:style-name="P216"><draw:frame draw:style-name="fr1" draw:name="Image8" text:anchor-type="paragraph" svg:x="0.9728in" svg:y="0.0665in" svg:width="4.9791in" svg:height="2.7673in" draw:z-index="7"><draw:image xlink:href="Pictures/1000020100000370000001E9A190B988B5A8D4B4.png" xlink:type="simple" xlink:show="embed" xlink:actuate="onLoad" loext:mime-type="image/png"/></draw:frame></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The app consists of various components such as the voting app which is a web application developed in python <text:span text:style-name="T156">to provide the user with an interface to choose between 2 options: a cat and a dog. When you make a selection, the vote is stored in redis (to new guys: redis in this case serves as a database in memory). This vote is then processed by the worker which is an application written in .NET. The worker application takes the new vote and updates the persistent database which is a postgreSQL in our case. The postgres simply has a table with a number of votes for each category: cats and dogs. Finally the result of the vote is displayed in a web interface, which is another web application developed in node.js. This resulting application reads the count of votes from the postgres and displays it to the user. So that is the architecture and data flow of this simple voting application stack.</text:span></text:p>
      <text:p text:style-name="P217">As you can see this sample application is built with a combination of different services, different development tools and multiple different development platforms, such as python, node.js,.net, etc. This sample application will <text:span text:style-name="T157">be used to showcase, how easy it is to set up an entire application stack consisting of diverse components in d.</text:span></text:p>
      <text:p text:style-name="P218"/>
      <text:p text:style-name="P218">Let us keep aside d swarm services and stacks for a minute and see how we can put together this application stack on a single d engine, using first d run commands and then dc. <text:span text:style-name="T158">Let us assume that all images of applications are already built and are available on d repo. Let us start with the data layer. First we start the d run command to start an instance of redis, by running the:</text:span></text:p>
      <text:p text:style-name="P301"><text:soft-page-break/>docker run -d --name=redis redis</text:p>
      <text:p text:style-name="P219">with -d we run this container in the background and we will also name the container ‘redis’. <text:span text:style-name="T14">Now, naming the containers is important</text:span>. Next we will deploy the postgres db by <text:span text:style-name="T159">running the:</text:span></text:p>
      <text:p text:style-name="P302">docker run -d --name=<text:span text:style-name="T159">db</text:span> <text:span text:style-name="T159">postgres:9.4</text:span></text:p>
      <text:p text:style-name="P220">Next we will start with the application services, we will deploy a front end app for voting interface by running an instance of voting-app image:</text:p>
      <text:p text:style-name="P302">docker run -d --name=<text:span text:style-name="T159">vote</text:span> -<text:span text:style-name="T159">p 5000:80 voting-app</text:span></text:p>
      <text:p text:style-name="P221">Since this is a web server it has a web ui instance running on port 80, we will publish that port to 5000 on the host system, so we can access it from a browser. Next we will deploy the result web application, <text:span text:style-name="T160">that shows the results to the user. For this we deploy a container using:</text:span></text:p>
      <text:p text:style-name="P303">docker run -d --name=<text:span text:style-name="T160">result</text:span> -<text:span text:style-name="T160">p 5001:80 result-app</text:span></text:p>
      <text:p text:style-name="P222">This way we can access the web ui of the resulting app on a browser. Finally we deployed the worker by running an instance of the worker image:</text:p>
      <text:p text:style-name="P304">docker run -d --name=<text:span text:style-name="T161">worker</text:span> <text:span text:style-name="T161">worker</text:span></text:p>
      <text:p text:style-name="P143"/>
      <text:p text:style-name="P143"><draw:frame draw:style-name="fr4" draw:name="Image9" text:anchor-type="paragraph" svg:width="6.9252in" svg:height="2.8043in" draw:z-index="8"><draw:image xlink:href="Pictures/10000201000004B5000001E84156D197E180A23A.png" xlink:type="simple" xlink:show="embed" xlink:actuate="onLoad" loext:mime-type="image/png"/></draw:frame></text:p>
      <text:p text:style-name="P223">Ok, this is all good and we can see that all the instances are running on the host, but there is some problem, it just does not seem to work. The problem is that we have successfully run all the different containers, but we haven’t actually linked them together, as in we hav<text:span text:style-name="T163">e</text:span>n’t told the voting web application to use this particular redis <text:span text:style-name="T162">instance. There could be multiple redis instances running we haven’t told the worker and the resulting app to use this particular postgres db that we ran. </text:span><text:span text:style-name="T20">How do we do that?</text:span><text:span text:style-name="T162"> That is where we use links. </text:span><text:span text:style-name="T20">Link is a command line option, which can be used to link 2 containers together</text:span><text:span text:style-name="T162">.</text:span></text:p>
      <text:p text:style-name="P224">For example, th<text:span text:style-name="T165">e </text:span>‘voting-app’ web service is dependent on the redis service. <text:span text:style-name="T164">When the web server starts, it looks for a redis service running on host redis, but the ‘voting-app’ container cannot resolve a host by the name redis. To make the ‘voting-app’ aware of the redis service, we add a link option while running the voting app container to link it to the redis container adding a </text:span><text:span text:style-name="T21">--link</text:span><text:span text:style-name="T164"> option to the d run command and specifying the name of the redis c, which in this case is redis followed by the name of the host that the ‘voting-app’ is looking for, which is also redis in this case. </text:span><text:span text:style-name="T21">Remember, this is why we named the container when we ran it the first time, so we could use its name while creating a link</text:span><text:span text:style-name="T164">. What this is in fact doing is it creates an entry into the etsy host file on the ‘voting app’ container adding an entry with a host name redis with an internal IP of the redis container.</text:span></text:p>
      <text:p text:style-name="P225">Similarly we <text:span text:style-name="T166">add a link to the ‘result-app’ to communicate with the database by adding link option to refer the database by the name ‘db’. As you can see in the source code of the application, it makes an </text:span><text:soft-page-break/><text:span text:style-name="T166">attempt ti connect to a postgres database on host ‘db’. Finally, the worker application requires access to both the redis as well as the postgres database, so we add 2 links to the worker application: 1 link to link the redis and the other to link postgres database. </text:span></text:p>
      <text:p text:style-name="P328">Note that using links this way is deprecated and the support may be removed in future in d, this is because as we will see in some time, advanced concepts in d swarm and networking supports better ways of achieving what we just did here with links. This example is to learn the concept.</text:p>
      <text:p text:style-name="P143"/>
      <text:p text:style-name="P226"><text:span text:style-name="T57">Once we have the docker run commands tested and ready, it is easy to generate a docker compose file from it</text:span>. <text:span text:style-name="T167">We start by creating a dictionary of container names. We will use <text:s/>the same name we used in the docker run commands, so we take all the names and create a key with each of them. Then under each item we specify which image to use. The key is the image and the value is the name of the image to use. Then we do ports and links whichever container requires one.</text:span></text:p>
      <text:p text:style-name="P227"><text:span text:style-name="T57">Note that you could also specify the name of the link this way (</text:span><text:a xlink:type="simple" xlink:href="db:db" text:style-name="Internet_20_link" text:visited-style-name="Visited_20_Internet_20_Link"><text:span text:style-name="T57">db:db</text:span></text:a><text:span text:style-name="T57"> = db) without the : and the target name and it will create a link with the same name as the target name.</text:span></text:p>
      <text:p text:style-name="P143"/>
      <text:p text:style-name="P143"><draw:frame draw:style-name="fr1" draw:name="Image10" text:anchor-type="paragraph" svg:x="0.461in" svg:y="0.0272in" svg:width="5.5228in" svg:height="3.3728in" draw:z-index="9"><draw:image xlink:href="Pictures/10000201000003CB00000208DD4E2F75D4C77FA6.png" xlink:type="simple" xlink:show="embed" xlink:actuate="onLoad" loext:mime-type="image/png"/></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228"/>
      <text:p text:style-name="P228"/>
      <text:p text:style-name="P228">Now that we’re all done with our dc file, bringing up the stack is really simple, run:</text:p>
      <text:p text:style-name="P305">docker compose up</text:p>
      <text:p text:style-name="P228">to bring up the entire application stack.</text:p>
      <text:p text:style-name="P143"/>
      <text:p text:style-name="P229">When we looked at an example of the sample application, we assumed that all images are already built. Out of the 5 different components, 2 of them: redis and postgres images, we know are already available on d hub, but the remaing 3 are our own application. <text:span text:style-name="T14">It is not necessary that they are already built and available in a d registry</text:span>. If we would like to instruct dc to run a docker build <text:span text:style-name="T168">instead of trying to pull an image, we can replace an image line with a build line and specify the location of a directory which contains the application code and a dockerfile with instructions to build the d image (this time when you run the dc up command, it will first build the images, give a temporary name for it and then use those images to run containers using the options you specified before).</text:span></text:p>
      <text:p text:style-name="P143"/>
      <text:p text:style-name="P143"><draw:frame draw:style-name="fr5" draw:name="Image11" text:anchor-type="paragraph" svg:width="5.411in" svg:height="3.372in" draw:z-index="10"><draw:image xlink:href="Pictures/100002010000034C0000020E1801121B98AF1F4C.png" xlink:type="simple" xlink:show="embed" xlink:actuate="onLoad" loext:mime-type="image/png"/></draw:frame><text:soft-page-break/></text:p>
      <text:p text:style-name="P143"/>
      <text:p text:style-name="P143"/>
      <text:p text:style-name="P33">Docker compose - versions</text:p>
      <text:p text:style-name="P230">We will now look at different versions of dc file. This is important, because you might see dc files in</text:p>
      <text:p text:style-name="P230">different formats. Dc evolved over time and now supports a lot more options than it did in the beginning. Version 1 had number of limitations, for example if you wanted to deploy containers on a different network other than the default <text:span text:style-name="T14">bridge network</text:span>, there was no way of specifying that in v1. <text:span text:style-name="T169">Also say you have a dependency or startup order of some kind, for example your db container must come up first and only then should the voting application be started, there was no way you could specify that in the v1. Support for these came in v2, with v2 and up the format of the file also changed a little bit. We no longer specify our stack information directly as we did before, it is all encapsulated in a ‘service’ section.</text:span></text:p>
      <text:p text:style-name="P231">How dc knows which version we are using. For version 2 and up we must specify the version of dc file we are intending to use by specifying the version at the top of the file, in this case ‘version: 2’. Another difference is with networking, in version 1 dc attaches all the containers it runs to the d<text:span text:style-name="T57">efault bridged network</text:span> and then use links to enable communication between the containers, as we did before. With version 2, dc automatically creates a <text:span text:style-name="T57">dedicated bridged network</text:span> for this application and then attaches all container to that new network. All containers are then able to communicate to each other using <text:s/>each other’s service name. So you basically don’t need to use links in version 2 of d, you can simply get rid of all the links when you convert a file from v1 to v2.</text:p>
      <text:p text:style-name="P231">Finally v2 also introduces <text:span text:style-name="T57">‘</text:span><text:span text:style-name="T78">depends_on’ feature. If you wish to specify a start-up order, for instance the voting web app is dependent on the redis service, so you need to ensure that redis container is started first and only then the voting web application must be started, we could add a ‘depends_on’ property to <text:s/>the voting application and indicate that it is dependent on redis.</text:span></text:p>
      <text:p text:style-name="P232">Then comes v3, which is the latest and is similar to v2 in the structure, meaning it has a version specification at the top and a ‘services’ section. V3 comes with support for <text:span text:style-name="T14">docker swarm</text:span> which we will see later on. There are some options that were removed and added, see docs. <text:span text:style-name="T170">We will see v3 in much detail, when we discuss</text:span><text:span text:style-name="T22"> docker stacks</text:span><text:span text:style-name="T170">.</text:span></text:p>
      <text:p text:style-name="P143"/>
      <text:p text:style-name="P143"><draw:frame draw:style-name="fr4" draw:name="Image12" text:anchor-type="paragraph" svg:width="6.9252in" svg:height="2.3583in" draw:z-index="11"><draw:image xlink:href="Pictures/1000020100000418000001657AE1718742447CC4.png" xlink:type="simple" xlink:show="embed" xlink:actuate="onLoad" loext:mime-type="image/png"/></draw:frame><text:soft-page-break/></text:p>
      <text:p text:style-name="P143"/>
      <text:p text:style-name="P143"/>
      <text:p text:style-name="P34">Docker compose Networks</text:p>
      <text:p text:style-name="P233">Getting back to our application, so far we’ve been just deploying all containers on the <text:span text:style-name="T57">default bridged network</text:span>. Let us say we modify the architecture a little bit to contain the traffic from the different sources, for example we would like to separate the user generated <text:span text:style-name="T171">traffic. So we create a front end network dedicated for traffic from users and a backend network dedicated for traffic within the application. We then connect the user facing application which are the voting-app and the result-app to the frontend network and all the components to an internal backend network. </text:span></text:p>
      <text:p text:style-name="P234">So back in our dc file (port section is stripped out for simplicity sake, they are there but not shown). First thing that we need to use if we wanted to define networks is to define the networks we are going to use. In our case there are 2 networks: frontend and backend. So we create a new property ‘networks’ at the root level adjacent to the ‘services’ in the dc file and add a map of networks we are planning to use. <text:span text:style-name="T172">Then under each service, create a ‘networks’ property and provide a list of networks that service must be attached to (there also should be a section for worker container in the yml file on the slide, but it was omitted due to space constraints).</text:span></text:p>
      <text:p text:style-name="P234"><draw:frame draw:style-name="fr1" draw:name="Image13" text:anchor-type="paragraph" svg:x="0.0209in" svg:y="0.1429in" svg:width="6.9252in" svg:height="3.6555in" draw:z-index="12"><draw:image xlink:href="Pictures/10000201000004AF000002796D289203EDCB9A3C.png" xlink:type="simple" xlink:show="embed" xlink:actuate="onLoad" loext:mime-type="image/png"/></draw:frame><text:soft-page-break/></text:p>
      <text:p text:style-name="P235"><text:span text:style-name="T174">[HINT </text:span>port host: container<text:span text:style-name="T174">] → from docker quizes</text:span></text:p>
      <text:p text:style-name="P235">What port is the web application run within the container? →<text:span text:style-name="T175"> </text:span>EXPOSE 8080</text:p>
      <text:p text:style-name="P236">[docker deamon]</text:p>
      <text:p text:style-name="P235"/>
      <text:p text:style-name="P235">Build a docker image using the Dockerfile and name it webapp-color. No tag to be specified:</text:p>
      <text:p text:style-name="P306">docker build -t webapp-color . <text:span text:style-name="T181">(-t this is basically what my image name is, . path to my dockerfile)</text:span></text:p>
      <text:p text:style-name="P242">or <text:span text:style-name="T3">docker build .</text:span></text:p>
      <text:p text:style-name="P143"/>
      <text:p text:style-name="P143">What is the base Operating System used by the python:3.6 image? If required, run an instance of the image to figure it out.</text:p>
      <text:p text:style-name="P280">docker run python:3.6 cat /etc/*release*</text:p>
      <text:p text:style-name="P143"/>
      <text:p text:style-name="P143"/>
      <text:p text:style-name="P36">DOCKER NETWORKING</text:p>
      <text:p text:style-name="P329">When you install d, it creates 3 networks automatically: bridge, none and host. Bridge is the default network a container gets attached to. If you would like to associate the container with any other network, you specify the network information using the --network command line parameter.</text:p>
      <text:p text:style-name="P37">Default Networks</text:p>
      <text:p text:style-name="P237">The <text:span text:style-name="T14">bridge network</text:span> is a private internal network created <text:span text:style-name="T177">by d on the host. All containers attached to this network by default and they get an internal IP address, usually in the range 172.17.0.1 series. The containers can access each other using this internal ip if required. To access any of these containers from the outside world, map the ports of these containers to ports on the docker host as we have seen before. </text:span></text:p>
      <text:p text:style-name="P238">Another way to access the containers externally is to associate the container to the host network. This takes out any network isolation between the d host and the d c. <text:span text:style-name="T57">Meaning, if you were to run a webserver on port 5000 in a web app container, it is automatically accessible on the same port externally without requiring any port mapping as the web container uses the host’s network. This would </text:span><text:soft-page-break/><text:span text:style-name="T57">also mean that unlike before, you will now not be able to run multiple web containers on the same host on the same port, as the ports are now common to all containers in the host network</text:span>.</text:p>
      <text:p text:style-name="P238"><draw:frame draw:style-name="fr1" draw:name="Image14" text:anchor-type="paragraph" svg:x="0in" svg:y="0.4882in" svg:width="6.9252in" svg:height="3.4201in" draw:z-index="13"><draw:image xlink:href="Pictures/10000201000004A50000026343C3E9DD6870B1F2.png" xlink:type="simple" xlink:show="embed" xlink:actuate="onLoad" loext:mime-type="image/png"/></draw:frame>With the <text:span text:style-name="T14">none network</text:span> the containers are not attached to any network and doesn’t have <text:span text:style-name="T178">any </text:span>access to the external <text:span text:style-name="T178">network or other containers. They run in an isolated network.</text:span></text:p>
      <text:p text:style-name="P38">User-defined networks <text:span text:style-name="T179">(tbc)</text:span></text:p>
      <text:p text:style-name="P239"/>
      <text:p text:style-name="P39"/>
      <text:p text:style-name="P39">Inspect Network</text:p>
      <text:p text:style-name="P307">docker inspect container_name/id</text:p>
      <text:p text:style-name="P240">and then you will find a section on network settings.</text:p>
      <text:p text:style-name="P143"/>
      <text:p text:style-name="P143"/>
      <text:p text:style-name="P40">Embedded DNS</text:p>
      <text:p text:style-name="P240">Containers can reach each other using their names.</text:p>
      <text:p text:style-name="P241">For example, in this case I have a webserver and a mysql database container running on the same <text:span text:style-name="T14">node</text:span>. <text:span text:style-name="T14">How can I get my webserver to access the database on the database container?</text:span> One thing we could do is to use the terminal ip <text:s/>address signed to the mysql container, which in this case is 172.17.0.3, b<text:span text:style-name="T57">ut that is not very ideal, because it is not guaranteed that the container will get the same ip when the system reboots. The right way to do it is to use the container name. All containers in a d host can resolve each other with the name of the container. Docker has a built-in DNS server that helps the containers to resolve each other using the container name</text:span>. </text:p>
      <text:p text:style-name="P241"><text:span text:style-name="T180">Note that the built in DNS server always runs at address 127.0.0.11. </text:span><text:span text:style-name="T23">So how does docker implement networking? What’s the technology behind it, like how the containers isolated within the host?</text:span><text:span text:style-name="T180"> Docker uses network namespaces that create a separate namespace for each container. I then uses virtual ethernet pairs to connect containers together.</text:span></text:p>
      <text:p text:style-name="P143"/>
      <text:p text:style-name="P143"><draw:frame draw:style-name="fr4" draw:name="Image15" text:anchor-type="paragraph" svg:width="6.9252in" svg:height="2.6165in" draw:z-index="14"><draw:image xlink:href="Pictures/100002010000043500000197621A566557C0F0CD.png" xlink:type="simple" xlink:show="embed" xlink:actuate="onLoad" loext:mime-type="image/png"/></draw:frame><text:soft-page-break/></text:p>
      <text:p text:style-name="P143"/>
      <text:p text:style-name="P143"/>
      <text:p text:style-name="P143"/>
      <text:p text:style-name="P143"/>
      <text:p text:style-name="P143"/>
      <text:p text:style-name="P143"/>
      <text:p text:style-name="P143"/>
      <text:p text:style-name="P166"><text:span text:style-name="T110">p</text:span>rovision - zaopatrzyć</text:p>
      <text:p text:style-name="P166">decommission – zamykać, likwidować</text:p>
      <text:p text:style-name="P211">underlying – leżący u podstaw</text:p>
      <text:p text:style-name="P209">cast – lity, obsadzony</text:p>
      <text:p text:style-name="P234">adjacent – sąsiedni, przyległy</text:p>
      <text:p text:style-name="P143"/>
      <text:p text:style-name="P143"/>
      <text:p text:style-name="P318">[sql vs nosql academind]</text:p>
      <text:p text:style-name="P318"/>
      <text:p text:style-name="P318"/>
      <text:p text:style-name="P318">Complete Python Pandas Data Science Tutorial! (Reading CSV/Excel files, Sorting, Filtering, Groupby)</text:p>
      <text:p text:style-name="P318"><text:a xlink:type="simple" xlink:href="https://www.youtube.com/watch?v=vmEHCJofslg" text:style-name="Internet_20_link" text:visited-style-name="Visited_20_Internet_20_Link">https://www.youtube.com/watch?v=vmEHCJofslg</text:a></text:p>
      <text:p text:style-name="P318"/>
      <text:p text:style-name="P318"/>
      <text:p text:style-name="P319">Scrappy</text:p>
      <text:p text:style-name="P319"/>
      <text:p text:style-name="P319"/>
      <text:p text:style-name="P319">What’s the meaning of underscores _ na __ in Python</text:p>
      <text:p text:style-name="P318">https://www.youtube.com/watch?v=ALZmCy2u0jQ</text:p>
      <text:p text:style-name="P338">Python OOP Tutorial 3: classmethods and staticmethods</text:p>
      <text:p text:style-name="P244">https://www.youtube.com/watch?v=rq8cL2XMM5M</text:p>
      <text:p text:style-name="P243"/>
      <text:p text:style-name="P245">In this video we’ll be learning about the difference between regular methods, class methods and static methods. A lot of ppl get confused between class and static methods, so we’ll definitely go over that in detail.</text:p>
      <text:p text:style-name="P330">As we already learned, regular methods in a class automatically take the instance as the first argument <text:span text:style-name="T183">and by convention we were calling this ‘self’.</text:span></text:p>
      <text:p text:style-name="P41">So if a regular method automatically takes in the instance as the first argument, then how can we change this so that it instead automatically takes the class as the first argument?</text:p>
      <text:p text:style-name="P246">Now, to that we’re going to use class methods and to turn a regular method into a class method, it’s as easy as adding a decorator to the top called ‘@classmethod’. So let’s go ahead <text:span text:style-name="T184">and create one of these, so I’m going to create a new method here with that ‘classmethod’ decorator and I’m going to call it ‘set_raise_amt()’. For this ‘set_raise_amt’ method we’re going to take in the ‘cls’ and ‘amount’. We receive the class as our first argument instead of the instance. There’s a common convention for class variables too and that is ‘cls’. Now, we can’t use the word ‘class’ (keyword).</text:span></text:p>
      <text:p text:style-name="P308"/>
      <text:p text:style-name="P53"># 1. classmethods</text:p>
      <text:p text:style-name="P308">class Employee:</text:p>
      <text:p text:style-name="P308"/>
      <text:p text:style-name="P308"><text:s text:c="4"/>num_of_emps = 0</text:p>
      <text:p text:style-name="P308"><text:s text:c="4"/>raise_amt = 1.04</text:p>
      <text:p text:style-name="P308"/>
      <text:p text:style-name="P308"><text:s text:c="4"/>def __init__(self, first, last, pay):</text:p>
      <text:p text:style-name="P308"><text:s text:c="8"/>self.first = first</text:p>
      <text:p text:style-name="P308"><text:s text:c="8"/>self.last = last</text:p>
      <text:p text:style-name="P308"><text:s text:c="8"/>self.email = first + '.' + last + '@email.com'</text:p>
      <text:p text:style-name="P308"><text:s text:c="8"/>self.pay = pay</text:p>
      <text:p text:style-name="P308"/>
      <text:p text:style-name="P308"><text:s text:c="8"/>Employee.num_of_emps += 1</text:p>
      <text:p text:style-name="P308"/>
      <text:p text:style-name="P308"><text:s text:c="4"/>def fullname(self):</text:p>
      <text:p text:style-name="P308"><text:s text:c="8"/>return '{} {}'.format(self.first, self.last)</text:p>
      <text:p text:style-name="P308"/>
      <text:p text:style-name="P308"><text:s text:c="4"/>def apply_raise(self):</text:p>
      <text:p text:style-name="P308"><text:s text:c="8"/>self.pay = (self.pay * self.raise_amt)</text:p>
      <text:p text:style-name="P308"/>
      <text:p text:style-name="P308"><text:s text:c="4"/><text:span text:style-name="T186">@classmethod</text:span></text:p>
      <text:p text:style-name="P320"><text:s text:c="4"/>def set_raise_amt(cls, amount):</text:p>
      <text:p text:style-name="P320"><text:s text:c="8"/>cls.raise_amt = amount</text:p>
      <text:p text:style-name="P308"/>
      <text:p text:style-name="P308">emp_1 = Employee('Corey', 'Schafer', 5000)</text:p>
      <text:p text:style-name="P308">emp_2 = Employee('Test', 'Employee', 6000)</text:p>
      <text:p text:style-name="P308"/>
      <text:p text:style-name="P320">Employee.set_raise_amt(1.05)</text:p>
      <text:p text:style-name="P308"/>
      <text:p text:style-name="P308">print(Employee.raise_amt)</text:p>
      <text:p text:style-name="P308">print(emp_1.raise_amt)</text:p>
      <text:p text:style-name="P308">print(emp_2.raise_amt)</text:p>
      <text:p text:style-name="P248"><text:soft-page-break/>You may also ppl say that they use class methods as alternative constructors. Now, what do they mean by this? <text:span text:style-name="T185">This mean that you can use these class methods in order to provide multiple ways of creating our objects.</text:span></text:p>
      <text:p text:style-name="P253">[to investigate]</text:p>
      <text:p text:style-name="P247"/>
      <text:p text:style-name="P247"/>
      <text:p text:style-name="P247"/>
      <text:p text:style-name="P249">Now that we looked at class methods, now let’s talk about static methods. Now, lots of ppl gets class methods and static methods confused. Now, when working with classes, <text:span text:style-name="T187">regular methods automatically pass the instance as the first argument (self) and class methods automatically pass the class as the first argument (cls) and static methods don’t pass anything automatically, they don’t pass the instance or the class, so really they behave just like regular functions, except we include them in our classes, because they have some logical connection with the class.</text:span></text:p>
      <text:p text:style-name="P249"/>
      <text:p text:style-name="P250">Let’s have a look at an example. So let’s say that we wanted a simple function that would take in a date and return whether or not that was a workday, so that has a logical connection to our Employee class, but it doesn’t actually depend on any specific instance or class variable, so instead I’m going to make this a static method. So to create a static method we use a decorator ‘@staticmethod’ and we’re going to call this method ‘is_workday’. Remember, static methods don’t take the instance or the class as the first argument, so we can just <text:span text:style-name="T188">pass in the arguments that we want to work with and I’m going to take in a day here and return whether or not that is a workday. So to make this a simple example, I’m not going to do it too complicated.</text:span></text:p>
      <text:p text:style-name="P251"><text:span text:style-name="T14">Now sometimes ppl write regular methods or class methods that actually should be static methods and usually a giveaway that a method should be a static method is if you don’t access the instance or the class anywhere within the function</text:span>.</text:p>
      <text:p text:style-name="P309"/>
      <text:p text:style-name="P54"># 2. staticmethods</text:p>
      <text:p text:style-name="P309">class Employee:</text:p>
      <text:p text:style-name="P309"/>
      <text:p text:style-name="P309"><text:s text:c="4"/>num_of_emps = 0</text:p>
      <text:p text:style-name="P309"><text:s text:c="4"/>raise_amt = 1.04</text:p>
      <text:p text:style-name="P309"/>
      <text:p text:style-name="P309"><text:s text:c="4"/>def __init__(self, first, last, pay):</text:p>
      <text:p text:style-name="P309"><text:s text:c="8"/>self.first = first</text:p>
      <text:p text:style-name="P309"><text:s text:c="8"/>self.last = last</text:p>
      <text:p text:style-name="P309"><text:s text:c="8"/>self.email = first + '.' + last + '@email.com'</text:p>
      <text:p text:style-name="P309"><text:s text:c="8"/>self.pay = pay</text:p>
      <text:p text:style-name="P309"/>
      <text:p text:style-name="P309"><text:s text:c="8"/>Employee.num_of_emps += 1</text:p>
      <text:p text:style-name="P309"/>
      <text:p text:style-name="P309"><text:s text:c="4"/>def fullname(self):</text:p>
      <text:p text:style-name="P309"><text:s text:c="8"/>return '{} {}'.format(self.first, self.last)</text:p>
      <text:p text:style-name="P309"/>
      <text:p text:style-name="P309"><text:s text:c="4"/>def apply_raise(self):</text:p>
      <text:p text:style-name="P309"><text:s text:c="8"/>self.pay = (self.pay * self.raise_amt)</text:p>
      <text:p text:style-name="P309"/>
      <text:p text:style-name="P309"><text:s text:c="4"/>@classmethod</text:p>
      <text:p text:style-name="P309"><text:s text:c="4"/>def set_raise_amt(cls, amount):</text:p>
      <text:p text:style-name="P309"><text:s text:c="8"/>cls.raise_amt = amount</text:p>
      <text:p text:style-name="P309"><text:soft-page-break/></text:p>
      <text:p text:style-name="P309"><text:s text:c="4"/>@staticmethod</text:p>
      <text:p text:style-name="P309"><text:s text:c="4"/>def is_workday(day):</text:p>
      <text:p text:style-name="P309"><text:s text:c="8"/>if day.weekday() == 5 or day.weekday() == 6:</text:p>
      <text:p text:style-name="P309"><text:s text:c="12"/>return False</text:p>
      <text:p text:style-name="P309"><text:s text:c="8"/>return True</text:p>
      <text:p text:style-name="P309"/>
      <text:p text:style-name="P309"/>
      <text:p text:style-name="P309">emp_1 = Employee('Corey', 'Schafer', 5000)</text:p>
      <text:p text:style-name="P309">emp_2 = Employee('Test', 'Employee', 6000)</text:p>
      <text:p text:style-name="P309"/>
      <text:p text:style-name="P309">import datetime</text:p>
      <text:p text:style-name="P309"/>
      <text:p text:style-name="P309">my_date = datetime.date(2016, 7, 10)</text:p>
      <text:p text:style-name="P309"/>
      <text:p text:style-name="P309">print(Employee.is_workday(my_date))</text:p>
      <text:p text:style-name="P251"/>
      <text:p text:style-name="P252">In this video we learned the difference between <text:span text:style-name="T14">regular instance methods, class methods which can also be used as alternative constructors and static methods, which don’t operate on the instance or the class.</text:span></text:p>
      <text:p text:style-name="P252"/>
      <text:p text:style-name="P252"/>
      <text:p text:style-name="P252"/>
      <text:p text:style-name="P252"/>
      <text:p text:style-name="P252"/>
      <text:p text:style-name="P42">Python Tutorial: Context Managers - Efficiently Managing Resources</text:p>
      <text:p text:style-name="P252"><text:a xlink:type="simple" xlink:href="https://www.youtube.com/watch?v=-aKFBoZpiqA" text:style-name="Internet_20_link" text:visited-style-name="Visited_20_Internet_20_Link">https://www.youtube.com/watch?v=-aKFBoZpiqA</text:a></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340">PEP 8 -- Style Guide for Python Code</text:p>
      <text:p text:style-name="P252"><text:a xlink:type="simple" xlink:href="https://www.python.org/dev/peps/pep-0008/" text:style-name="Internet_20_link" text:visited-style-name="Visited_20_Internet_20_Link">https://www.python.org/dev/peps/pep-0008/</text:a></text:p>
      <text:p text:style-name="P252"/>
      <text:p text:style-name="P42">A Foolish Consistency is the Hobgoblin of Little Minds</text:p>
      <text:p text:style-name="P252">One of Guido's key insights is that code is read much more often than it is written. The guidelines provided here are intended to improve the readability of code and make it consistent across the wide spectrum of Python code. As PEP 20 says, "Readability counts".</text:p>
      <text:p text:style-name="P252"/>
      <text:p text:style-name="P252">A style guide is about consistency. Consistency with this style guide is important. Consistency within a project is more important. Consistency within one module or function is the most important.</text:p>
      <text:p text:style-name="P252"/>
      <text:p text:style-name="P252"/>
      <text:p text:style-name="P331">Indentation</text:p>
      <text:p text:style-name="P252">Use <text:span text:style-name="T57">4 spaces </text:span>per indentation level.</text:p>
      <text:p text:style-name="P252"/>
      <text:p text:style-name="P310"># Aligned with opening delimiter.</text:p>
      <text:p text:style-name="P310">foo = long_function_name(var_one, var_two,</text:p>
      <text:p text:style-name="P310"><text:span text:style-name="T186"><text:s text:c="25"/><text:tab/> <text:s text:c="8"/></text:span>var_three, var_four)</text:p>
      <text:p text:style-name="P310"/>
      <text:p text:style-name="P310"># Add 4 spaces (an extra level of indentation) to distinguish arguments from the rest.</text:p>
      <text:p text:style-name="P310">def long_function_name(</text:p>
      <text:p text:style-name="P310"><text:span text:style-name="T186"><text:s text:c="8"/></text:span>var_one, var_two, var_three,</text:p>
      <text:p text:style-name="P310"><text:span text:style-name="T186"><text:s text:c="8"/></text:span>var_four):</text:p>
      <text:p text:style-name="P310"><text:s text:c="4"/>print(var_one)</text:p>
      <text:p text:style-name="P310"/>
      <text:p text:style-name="P310"># Hanging indents should add a level.</text:p>
      <text:p text:style-name="P310">foo = long_function_name(</text:p>
      <text:p text:style-name="P310"><text:s text:c="4"/>var_one, var_two,</text:p>
      <text:p text:style-name="P310"><text:s text:c="4"/>var_three, var_four)</text:p>
      <text:p text:style-name="P252"/>
      <text:p text:style-name="P252"/>
      <text:p text:style-name="P252">The closing brace/bracket/parenthesis on multiline constructs may either line up under the first non-whitespace character of the last line of list, as in:</text:p>
      <text:p text:style-name="P310">my_list = [</text:p>
      <text:p text:style-name="P310"><text:s text:c="4"/>1, 2, 3,</text:p>
      <text:p text:style-name="P310"><text:s text:c="4"/>4, 5, 6,</text:p>
      <text:p text:style-name="P310"><text:s text:c="4"/><text:span text:style-name="T186">]</text:span></text:p>
      <text:p text:style-name="P310">result = some_function_that_takes_arguments(</text:p>
      <text:p text:style-name="P310"><text:s text:c="4"/>'a', 'b', 'c',</text:p>
      <text:p text:style-name="P310"><text:s text:c="4"/>'d', 'e', 'f',</text:p>
      <text:p text:style-name="P310"><text:s text:c="2"/><text:span text:style-name="T186"><text:s text:c="2"/>)</text:span></text:p>
      <text:p text:style-name="P252"/>
      <text:p text:style-name="P252">or it may be lined up under the first character of the line that starts the multiline construct, as in:</text:p>
      <text:p text:style-name="P310">my_list = [</text:p>
      <text:p text:style-name="P310"><text:s text:c="4"/>1, 2, 3,</text:p>
      <text:p text:style-name="P310"><text:s text:c="4"/>4, 5, 6,</text:p>
      <text:p text:style-name="P321">]</text:p>
      <text:p text:style-name="P310">result = some_function_that_takes_arguments(</text:p>
      <text:p text:style-name="P310"><text:s text:c="4"/>'a', 'b', 'c',</text:p>
      <text:p text:style-name="P310"><text:soft-page-break/><text:s text:c="4"/>'d', 'e', 'f',</text:p>
      <text:p text:style-name="P321">)</text:p>
      <text:p text:style-name="P252"/>
      <text:p text:style-name="P252"/>
      <text:p text:style-name="P252"/>
      <text:p text:style-name="P331">Tabs or Spaces?</text:p>
      <text:p text:style-name="P331">Spaces are the preferred indentation method.</text:p>
      <text:p text:style-name="P331">Tabs should be used solely to remain consistent with code that is already indented with tabs.</text:p>
      <text:p text:style-name="P331">Python 3 disallows mixing the use of tabs and spaces for indentation.</text:p>
      <text:p text:style-name="P252"/>
      <text:p text:style-name="P252"/>
      <text:p text:style-name="P252"/>
      <text:p text:style-name="P331">Maximum Line Length</text:p>
      <text:p text:style-name="P331">Limit all lines to a maximum of 79 characters.</text:p>
      <text:p text:style-name="P252"/>
      <text:p text:style-name="P252">For flowing long blocks of text with fewer structural restrictions (docstrings or comments), the line length should be limited to 72 characters.</text:p>
      <text:p text:style-name="P252"/>
      <text:p text:style-name="P252">Limiting the required editor window width makes it possible to have several files open side-by-side, and works well when using code review tools that present the two versions in adjacent columns.</text:p>
      <text:p text:style-name="P252"/>
      <text:p text:style-name="P252">The Python standard library is conservative and requires limiting lines to 79 characters (and docstrings/comments to 72).</text:p>
      <text:p text:style-name="P252"/>
      <text:p text:style-name="P252">The preferred way of wrapping long lines is by using Python's implied line continuation inside parentheses, brackets and braces. Long lines can be broken over multiple lines by wrapping expressions in parentheses. These should be used in preference to using a<text:span text:style-name="T57"> backslash for line continuation</text:span>.</text:p>
      <text:p text:style-name="P252">Backslashes may still be appropriate at times. For example, long, multiple with-statements cannot use implicit continuation, so backslashes are acceptable:</text:p>
      <text:p text:style-name="P252"/>
      <text:p text:style-name="P310">with open('/path/to/some/file/you/want/to/read') as file_1, \</text:p>
      <text:p text:style-name="P310"><text:s text:c="5"/>open('/path/to/some/file/being/written', 'w') as file_2:</text:p>
      <text:p text:style-name="P310"><text:s text:c="4"/>file_2.write(file_1.read())</text:p>
      <text:p text:style-name="P310"/>
      <text:p text:style-name="P252"/>
      <text:p text:style-name="P252"/>
      <text:p text:style-name="P331">Should a Line Break Before or After a Binary Operator?</text:p>
      <text:p text:style-name="P252">Following the tradition from mathematics usually results in more readable code:</text:p>
      <text:p text:style-name="P323"># Yes: easy to match operators with operands</text:p>
      <text:p text:style-name="P310">income = (gross_wages</text:p>
      <text:p text:style-name="P310"><text:s text:c="10"/>+ taxable_interest</text:p>
      <text:p text:style-name="P310"><text:s text:c="10"/>+ (dividends - qualified_dividends)</text:p>
      <text:p text:style-name="P310"><text:s text:c="10"/>- ira_deduction</text:p>
      <text:p text:style-name="P310"><text:s text:c="10"/>- student_loan_interest)</text:p>
      <text:p text:style-name="P331">In Python code, it is permissible to break before or after a binary operator, as long as the convention is consistent locally. For new code Knuth's style is suggested.</text:p>
      <text:p text:style-name="P252"/>
      <text:p text:style-name="P252"/>
      <text:p text:style-name="P252"/>
      <text:p text:style-name="P331"><text:soft-page-break/>Blank Lines</text:p>
      <text:p text:style-name="P331">Surround top-level function and class definitions with two blank lines.</text:p>
      <text:p text:style-name="P252"/>
      <text:p text:style-name="P331">Method definitions inside a class are surrounded by a single blank line.</text:p>
      <text:p text:style-name="P252"/>
      <text:p text:style-name="P252">Extra blank lines may be used (sparingly) to separate groups of related functions. Blank lines may be omitted between a bunch of related one-liners (e.g. a set of dummy implementations).</text:p>
      <text:p text:style-name="P252"/>
      <text:p text:style-name="P252">Use blank lines in functions, sparingly, to indicate logical sections.</text:p>
      <text:p text:style-name="P252"/>
      <text:p text:style-name="P252"><text:span text:style-name="T189">Python accepts the control-L (i.e. ^L) form feed character as whitespace; Many tools treat these characters as page separators, </text:span>so you may use them to separate pages of related sections of your file. Note, some editors and web-based code viewers may not recognize control-L as a form feed and will show another glyph in its place.</text:p>
      <text:p text:style-name="P252"/>
      <text:p text:style-name="P252"/>
      <text:p text:style-name="P252"/>
      <text:p text:style-name="P331">Source File Encoding</text:p>
      <text:p text:style-name="P331">Code in the core Python distribution should always use UTF-8 (or ASCII in Python 2).</text:p>
      <text:p text:style-name="P331">Files using ASCII (in Python 2) or UTF-8 (in Python 3) should not have an encoding declaration.</text:p>
      <text:p text:style-name="P252"/>
      <text:p text:style-name="P252"><text:span text:style-name="T57">In the standard library, non-default encodings should be used only for test purposes or when a comment or docstring needs to mention an author name that contains non-ASCII characters</text:span>; otherwise, using \x, \u, \U, or \N escapes is the preferred way to include non-ASCII data in string literals.</text:p>
      <text:p text:style-name="P252"/>
      <text:p text:style-name="P252">For Python 3.0 and beyond, the following policy is prescribed for the standard library (see PEP 3131): All identifiers in the Python standard library MUST use ASCII-only identifiers, and SHOULD use English words wherever feasible (in many cases, abbreviations and technical terms are used which aren't English). In addition, string literals and comments must also be in ASCII. The only exceptions are (a) test cases testing the non-ASCII features, and (b) names of authors. Authors whose names are not based on the Latin alphabet (latin-1, ISO/IEC 8859-1 character set) MUST provide a transliteration of their names in this character set.</text:p>
      <text:p text:style-name="P252"/>
      <text:p text:style-name="P252">Open source projects with a global audience are encouraged to adopt a similar policy.</text:p>
      <text:p text:style-name="P252"/>
      <text:p text:style-name="P252"/>
      <text:p text:style-name="P252"/>
      <text:p text:style-name="P252"/>
      <text:p text:style-name="P331">Imports</text:p>
      <text:list xml:id="list1000811848" text:style-name="L3">
        <text:list-item>
          <text:p text:style-name="P362">Imports should usually be on separate lines:</text:p>
        </text:list-item>
      </text:list>
      <text:p text:style-name="P310">Yes: import os</text:p>
      <text:p text:style-name="P310"><text:s text:c="8"/>import sys</text:p>
      <text:p text:style-name="P310"/>
      <text:p text:style-name="P310">No: <text:s/>import sys, os</text:p>
      <text:p text:style-name="P252">It's okay to say this though:</text:p>
      <text:p text:style-name="P310">from subprocess import Popen, PIPE</text:p>
      <text:p text:style-name="P252"/>
      <text:p text:style-name="P252"/>
      <text:list xml:id="list3173350049" text:style-name="L4">
        <text:list-item>
          <text:p text:style-name="P363"><text:soft-page-break/>Imports are always put at the top of the file, just after any module comments and docstrings, and before module globals and constants.</text:p>
        </text:list-item>
      </text:list>
      <text:p text:style-name="P252">Imports should be grouped in the following order:</text:p>
      <text:p text:style-name="P252"/>
      <text:list xml:id="list572381680" text:style-name="L5">
        <text:list-item>
          <text:p text:style-name="P346">Standard library imports.</text:p>
        </text:list-item>
        <text:list-item>
          <text:p text:style-name="P346">Related third party imports.</text:p>
        </text:list-item>
        <text:list-item>
          <text:p text:style-name="P346">Local application/library specific imports.</text:p>
        </text:list-item>
        <text:list-item>
          <text:p text:style-name="P346">You should put a blank line between each group of imports.</text:p>
        </text:list-item>
      </text:list>
      <text:p text:style-name="P252"/>
      <text:p text:style-name="P252"/>
      <text:list xml:id="list3803952203" text:style-name="L6">
        <text:list-item>
          <text:p text:style-name="P347">Absolute imports are recommended, as they are usually more readable and tend to be better behaved (or at least give better error messages) if the import system is incorrectly configured (such as when a directory inside a package ends up on sys.path):</text:p>
        </text:list-item>
      </text:list>
      <text:p text:style-name="P310">import mypkg.sibling</text:p>
      <text:p text:style-name="P310">from mypkg import sibling</text:p>
      <text:p text:style-name="P310">from mypkg.sibling import example</text:p>
      <text:p text:style-name="P252"/>
      <text:p text:style-name="P252">However, explicit relative imports are an acceptable alternative to absolute imports, especially when dealing with complex package layouts where using absolute imports would be unnecessarily verbose:</text:p>
      <text:p text:style-name="P310">from . import sibling</text:p>
      <text:p text:style-name="P310">from .sibling import example</text:p>
      <text:p text:style-name="P252">Standard library code should avoid complex package layouts and always use absolute imports.</text:p>
      <text:p text:style-name="P252"/>
      <text:p text:style-name="P252">Implicit relative imports should never be used and have been removed in Python 3.</text:p>
      <text:p text:style-name="P252"/>
      <text:p text:style-name="P252"/>
      <text:list xml:id="list3267579877" text:style-name="L7">
        <text:list-item>
          <text:p text:style-name="P348">When importing a class from a class-containing module, it's usually okay to spell this:</text:p>
        </text:list-item>
      </text:list>
      <text:p text:style-name="P252"/>
      <text:p text:style-name="P310">from myclass import MyClass</text:p>
      <text:p text:style-name="P310">from foo.bar.yourclass import YourClass</text:p>
      <text:p text:style-name="P252"/>
      <text:p text:style-name="P252">If this spelling causes local name clashes, then spell them explicitly:</text:p>
      <text:p text:style-name="P323">import myclass</text:p>
      <text:p text:style-name="P310">import foo.bar.yourclass</text:p>
      <text:p text:style-name="P252">and use "myclass.MyClass" and "foo.bar.yourclass.YourClass".</text:p>
      <text:p text:style-name="P252"/>
      <text:list xml:id="list493103358" text:style-name="L8">
        <text:list-item>
          <text:p text:style-name="P367"><text:span text:style-name="T53">Wildcard imports (</text:span><text:span text:style-name="T54">from &lt;module&gt; import *</text:span><text:span text:style-name="T53">) should be avoided, as they make it unclear which names are present in the namespace, confusing both readers and many automated tools. There is one defensible use case for a wildcard import, which is to republish an internal interface as part of a public API (for example, overwriting a pure Python implementation of an interface with the definitions from an optional accelerator module and exactly which definitions will be overwritten isn't known in advance).</text:span></text:p>
        </text:list-item>
      </text:list>
      <text:p text:style-name="P252"/>
      <text:p text:style-name="P252">When republishing names this way, the guidelines below regarding public and internal interfaces still apply.</text:p>
      <text:p text:style-name="P252"/>
      <text:p text:style-name="P252"/>
      <text:p text:style-name="P252"/>
      <text:p text:style-name="P252"/>
      <text:p text:style-name="P331"><text:soft-page-break/>Module Level Dunder Names</text:p>
      <text:p text:style-name="P331">Module level "dunders" (i.e. names with two leading and two trailing underscores) such as __all__, __author__, __version__, etc. should be placed after the module docstring but before any import statements except from __future__ imports. Python mandates that future-imports must appear in the module before any other code except docstrings:</text:p>
      <text:p text:style-name="P359">"""This is the example module.</text:p>
      <text:p text:style-name="P359"/>
      <text:p text:style-name="P359">This module does stuff.</text:p>
      <text:p text:style-name="P359">"""</text:p>
      <text:p text:style-name="P359"/>
      <text:p text:style-name="P359">from __future__ import barry_as_FLUFL</text:p>
      <text:p text:style-name="P359"/>
      <text:p text:style-name="P359">__all__ = ['a', 'b', 'c']</text:p>
      <text:p text:style-name="P359">__version__ = '0.1'</text:p>
      <text:p text:style-name="P359">__author__ = 'Cardinal Biggles'</text:p>
      <text:p text:style-name="P359"/>
      <text:p text:style-name="P359">import os</text:p>
      <text:p text:style-name="P359">import sys</text:p>
      <text:p text:style-name="P252"/>
      <text:p text:style-name="P252"/>
      <text:p text:style-name="P331"/>
      <text:p text:style-name="P331">String Quotes</text:p>
      <text:p text:style-name="P331">In Python, single-quoted strings and double-quoted strings are the same. This PEP does not make a recommendation for this. Pick a rule and stick to it. When a string contains single or double quote characters, however, use the other one to avoid backslashes in the string. It improves readability.</text:p>
      <text:p text:style-name="P252"/>
      <text:p text:style-name="P252">For triple-quoted strings, always use double quote characters to be consistent with the docstring convention in PEP 257.</text:p>
      <text:p text:style-name="P252"/>
      <text:p text:style-name="P252"/>
      <text:p text:style-name="P252"/>
      <text:p text:style-name="P42"/>
      <text:p text:style-name="P42">Whitespace in Expressions and Statements</text:p>
      <text:p text:style-name="P331"/>
      <text:p text:style-name="P331">Pet Peeves</text:p>
      <text:p text:style-name="P252">Avoid extraneous whitespace in the following situations:</text:p>
      <text:p text:style-name="P252"/>
      <text:list xml:id="list1671714242" text:style-name="L9">
        <text:list-item>
          <text:p text:style-name="P373"><text:span text:style-name="T53">Immediately inside parentheses, brackets or braces.</text:span></text:p>
        </text:list-item>
      </text:list>
      <text:p text:style-name="P359">Yes: spam(ham[1], {eggs: 2})</text:p>
      <text:p text:style-name="P359">No: <text:s/>spam( ham[ 1 ], { eggs: 2 } )</text:p>
      <text:p text:style-name="P252"/>
      <text:list xml:id="list3040790897" text:style-name="L10">
        <text:list-item>
          <text:p text:style-name="P374"><text:span text:style-name="T53">Between a trailing comma and a following close parenthesis.</text:span></text:p>
        </text:list-item>
      </text:list>
      <text:p text:style-name="P359">Yes: foo = (0,)</text:p>
      <text:p text:style-name="P359">No: <text:s/>bar = (0, )</text:p>
      <text:p text:style-name="P252"/>
      <text:list xml:id="list4113981750" text:style-name="L11">
        <text:list-item>
          <text:p text:style-name="P375"><text:span text:style-name="T53">Immediately before a comma, semicolon, or colon:</text:span></text:p>
        </text:list-item>
      </text:list>
      <text:p text:style-name="P359">Yes: if x == 4: print x, y; x, y = y, x</text:p>
      <text:p text:style-name="P359">No: <text:s/>if x == 4 : print x , y ; x , y = y , x</text:p>
      <text:p text:style-name="P252"/>
      <text:list xml:id="list1211162669" text:style-name="L12">
        <text:list-item>
          <text:p text:style-name="P376"><text:soft-page-break/><text:span text:style-name="T53">However, in a slice the colon acts like a binary operator, and should have equal amounts on either side (treating it as the operator with the lowest priority). In an extended slice, both colons must have the same amount of spacing applied. Exception: when a slice parameter is omitted, the space is omitted.</text:span></text:p>
        </text:list-item>
      </text:list>
      <text:p text:style-name="P252">Yes:</text:p>
      <text:p text:style-name="P359">ham[1:9], ham[1:9:3], ham[:9:3], ham[1::3], ham[1:9:]</text:p>
      <text:p text:style-name="P359">ham[lower:upper], ham[lower:upper:], ham[lower::step]</text:p>
      <text:p text:style-name="P359">ham[lower+offset : upper+offset]</text:p>
      <text:p text:style-name="P359">ham[: upper_fn(x) : step_fn(x)], ham[:: step_fn(x)]</text:p>
      <text:p text:style-name="P359">ham[lower + offset : upper + offset]</text:p>
      <text:p text:style-name="P252"/>
      <text:p text:style-name="P252">No:</text:p>
      <text:p text:style-name="P359">ham[lower + offset:upper + offset]</text:p>
      <text:p text:style-name="P359">ham[1: 9], ham[1 :9], ham[1:9 :3]</text:p>
      <text:p text:style-name="P359">ham[lower : : upper]</text:p>
      <text:p text:style-name="P359">ham[ : upper]</text:p>
      <text:p text:style-name="P252"/>
      <text:list xml:id="list1177171750" text:style-name="L13">
        <text:list-item>
          <text:p text:style-name="P377"><text:span text:style-name="T53">Immediately before the open parenthesis that starts the argument list of a function call:</text:span></text:p>
        </text:list-item>
      </text:list>
      <text:p text:style-name="P359">Yes: spam(1)</text:p>
      <text:p text:style-name="P359">No: <text:s/>spam (1)</text:p>
      <text:p text:style-name="P252"/>
      <text:list xml:id="list1716670092" text:style-name="L14">
        <text:list-item>
          <text:p text:style-name="P378"><text:span text:style-name="T53">Immediately before the open parenthesis that starts an indexing or slicing:</text:span></text:p>
        </text:list-item>
      </text:list>
      <text:p text:style-name="P359">Yes: dct['key'] = lst[index]</text:p>
      <text:p text:style-name="P359">No: <text:s/>dct ['key'] = lst [index]</text:p>
      <text:p text:style-name="P252"/>
      <text:list xml:id="list2695112221" text:style-name="L15">
        <text:list-item>
          <text:p text:style-name="P379"><text:span text:style-name="T53">More than one space around an assignment (or other) operator to align it with another.</text:span></text:p>
        </text:list-item>
      </text:list>
      <text:p text:style-name="P252">Yes:</text:p>
      <text:p text:style-name="P359">x = 1</text:p>
      <text:p text:style-name="P359">y = 2</text:p>
      <text:p text:style-name="P359">long_variable = 3</text:p>
      <text:p text:style-name="P252"/>
      <text:p text:style-name="P252">No:</text:p>
      <text:p text:style-name="P359">x <text:s text:c="12"/>= 1</text:p>
      <text:p text:style-name="P359">y <text:s text:c="12"/>= 2</text:p>
      <text:p text:style-name="P359">long_variable = 3</text:p>
      <text:p text:style-name="P252"/>
      <text:p text:style-name="P252"/>
      <text:p text:style-name="P252"/>
      <text:p text:style-name="P331">Other Recommendations</text:p>
      <text:list xml:id="list1770086226" text:style-name="L16">
        <text:list-item>
          <text:p text:style-name="P380"><text:span text:style-name="T53">Avoid trailing whitespace anywhere. Because it's usually invisible, it can be confusing: e.g. a backslash followed by a space and a newline does not count as a line continuation marker. Some editors don't preserve it and many projects (like CPython itself) have pre-commit hooks that reject it.</text:span></text:p>
        </text:list-item>
      </text:list>
      <text:p text:style-name="P252"/>
      <text:list xml:id="list164409205305123" text:continue-numbering="true" text:style-name="L16">
        <text:list-item>
          <text:p text:style-name="P380"><text:span text:style-name="T53">Always surround these binary operators with a single space on either side: assignment (=), augmented assignment (+=, -= etc.), comparisons (==, &lt;, &gt;, !=, &lt;&gt;, &lt;=, &gt;=, in, not in, is, is not), Booleans (and, or, not).</text:span></text:p>
        </text:list-item>
      </text:list>
      <text:p text:style-name="P252"/>
      <text:list xml:id="list164408901080095" text:continue-numbering="true" text:style-name="L16">
        <text:list-item>
          <text:p text:style-name="P380"><text:soft-page-break/><text:span text:style-name="T53">If operators with different priorities are used, consider adding whitespace around the operators with the lowest priority(ies). Use your own judgment; however, never use more than one space, and always have the same amount of whitespace on both sides of a binary operator.</text:span></text:p>
        </text:list-item>
      </text:list>
      <text:p text:style-name="P252">Yes:</text:p>
      <text:p text:style-name="P359">i = i + 1</text:p>
      <text:p text:style-name="P359">submitted += 1</text:p>
      <text:p text:style-name="P359">x = x*2 - 1</text:p>
      <text:p text:style-name="P359">hypot2 = x*x + y*y</text:p>
      <text:p text:style-name="P359">c = (a+b) * (a-b)</text:p>
      <text:p text:style-name="P252"/>
      <text:p text:style-name="P252">No:</text:p>
      <text:p text:style-name="P359">i=i+1</text:p>
      <text:p text:style-name="P359">submitted +=1</text:p>
      <text:p text:style-name="P359">x = x * 2 - 1</text:p>
      <text:p text:style-name="P359">hypot2 = x * x + y * y</text:p>
      <text:p text:style-name="P359">c = (a + b) * (a - b)</text:p>
      <text:p text:style-name="P252"/>
      <text:p text:style-name="P252"/>
      <text:list xml:id="list1137561909" text:style-name="L17">
        <text:list-item>
          <text:p text:style-name="P381"><text:span text:style-name="T53">Function annotations should use the normal rules for colons and always have spaces around the -&gt; arrow if present. (See Function Annotations below for more about function annotations.)</text:span></text:p>
        </text:list-item>
      </text:list>
      <text:p text:style-name="P252">Yes:</text:p>
      <text:p text:style-name="P359">def munge(input: AnyStr): ...</text:p>
      <text:p text:style-name="P359">def munge() -&gt; PosInt: ...</text:p>
      <text:p text:style-name="P252"/>
      <text:p text:style-name="P252">No:</text:p>
      <text:p text:style-name="P359">def munge(input:AnyStr): ...</text:p>
      <text:p text:style-name="P359">def munge()-&gt;PosInt: ...</text:p>
      <text:p text:style-name="P252"/>
      <text:list xml:id="list1279437573" text:style-name="L18">
        <text:list-item>
          <text:p text:style-name="P382"><text:span text:style-name="T53">Don't use spaces around the = sign when used to indicate a keyword argument, or when used to indicate a default value for an unannotated function parameter.</text:span></text:p>
        </text:list-item>
      </text:list>
      <text:p text:style-name="P252">Yes:</text:p>
      <text:p text:style-name="P359">def complex(real, imag=0.0):</text:p>
      <text:p text:style-name="P359"><text:s text:c="4"/>return magic(r=real, i=imag)</text:p>
      <text:p text:style-name="P252"/>
      <text:p text:style-name="P252">No:</text:p>
      <text:p text:style-name="P359">def complex(real, imag = 0.0):</text:p>
      <text:p text:style-name="P359"><text:s text:c="4"/>return magic(r = real, i = imag)</text:p>
      <text:p text:style-name="P252"/>
      <text:list xml:id="list1727835010" text:style-name="L19">
        <text:list-item>
          <text:p text:style-name="P383"><text:span text:style-name="T53">When combining an argument annotation with a default value, however, do use spaces around the = sign:</text:span></text:p>
        </text:list-item>
      </text:list>
      <text:p text:style-name="P252">Yes:</text:p>
      <text:p text:style-name="P359">def munge(sep: AnyStr = None): ...</text:p>
      <text:p text:style-name="P359">def munge(input: AnyStr, sep: AnyStr = None, limit=1000): ...</text:p>
      <text:p text:style-name="P252"/>
      <text:p text:style-name="P252">No:</text:p>
      <text:p text:style-name="P359">def munge(input: AnyStr=None): ...</text:p>
      <text:p text:style-name="P359">def munge(input: AnyStr, limit = 1000): ...</text:p>
      <text:p text:style-name="P252"/>
      <text:p text:style-name="P252"/>
      <text:list xml:id="list883053551" text:style-name="L20">
        <text:list-item>
          <text:p text:style-name="P384"><text:soft-page-break/><text:span text:style-name="T53">Compound statements (multiple statements on the same line) are generally discouraged.</text:span></text:p>
        </text:list-item>
      </text:list>
      <text:p text:style-name="P252">Yes:</text:p>
      <text:p text:style-name="P359">if foo == 'blah':</text:p>
      <text:p text:style-name="P359"><text:s text:c="4"/>do_blah_thing()</text:p>
      <text:p text:style-name="P359">do_one()</text:p>
      <text:p text:style-name="P359">do_two()</text:p>
      <text:p text:style-name="P359">do_three()</text:p>
      <text:p text:style-name="P252"/>
      <text:p text:style-name="P252">Rather not:</text:p>
      <text:p text:style-name="P359">if foo == 'blah': do_blah_thing()</text:p>
      <text:p text:style-name="P359">do_one(); do_two(); do_three()</text:p>
      <text:p text:style-name="P252"/>
      <text:p text:style-name="P252"/>
      <text:list xml:id="list1385850053" text:style-name="L21">
        <text:list-item>
          <text:p text:style-name="P385"><text:span text:style-name="T79">While sometimes it's okay to put an if/for/while with a small body on the same line, never do this for multi-clause statements</text:span><text:span text:style-name="T53">. Also avoid folding such long lines!</text:span></text:p>
        </text:list-item>
      </text:list>
      <text:p text:style-name="P252">Rather not:</text:p>
      <text:p text:style-name="P359">if foo == 'blah': do_blah_thing()</text:p>
      <text:p text:style-name="P359">for x in lst: total += x</text:p>
      <text:p text:style-name="P359">while t &lt; 10: t = delay()</text:p>
      <text:p text:style-name="P252"/>
      <text:p text:style-name="P252">Definitely not:</text:p>
      <text:p text:style-name="P359">if foo == 'blah': do_blah_thing()</text:p>
      <text:p text:style-name="P359">else: do_non_blah_thing()</text:p>
      <text:p text:style-name="P359"/>
      <text:p text:style-name="P359">try: something()</text:p>
      <text:p text:style-name="P359">finally: cleanup()</text:p>
      <text:p text:style-name="P359"/>
      <text:p text:style-name="P359">do_one(); do_two(); do_three(long, argument,</text:p>
      <text:p text:style-name="P359"><text:s text:c="29"/>list, like, this)</text:p>
      <text:p text:style-name="P359"/>
      <text:p text:style-name="P359">if foo == 'blah': one(); two(); three()</text:p>
      <text:p text:style-name="P252"/>
      <text:p text:style-name="P252"/>
      <text:p text:style-name="P252"/>
      <text:p text:style-name="P252"/>
      <text:p text:style-name="P42">When to Use Trailing Commas</text:p>
      <text:p text:style-name="P331">Trailing commas are usually optional, except they are mandatory when making a tuple of one element (and in Python 2 they have semantics for the print statement). For clarity, it is recommended to surround the latter in (technically redundant) parentheses.</text:p>
      <text:p text:style-name="P252"/>
      <text:p text:style-name="P252">Yes:</text:p>
      <text:p text:style-name="P359">FILES = ('setup.cfg',)</text:p>
      <text:p text:style-name="P252"/>
      <text:p text:style-name="P252">OK, but confusing:</text:p>
      <text:p text:style-name="P359">FILES = 'setup.cfg',</text:p>
      <text:p text:style-name="P252"/>
      <text:p text:style-name="P331">When trailing commas are redundant, they are often helpful when a version control system is used, when a list of values, arguments or imported items is expected to be extended over time. The pattern is to put each value (etc.) on a line by itself, always adding a trailing comma, and add the close <text:soft-page-break/>parenthesis/bracket/brace on the next line. However it does not make sense to have a trailing comma on the same line as the closing delimiter (except in the above case of singleton tuples).</text:p>
      <text:p text:style-name="P252"/>
      <text:p text:style-name="P252">Yes:</text:p>
      <text:p text:style-name="P359">FILES = [</text:p>
      <text:p text:style-name="P359"><text:s text:c="4"/>'setup.cfg',</text:p>
      <text:p text:style-name="P359"><text:s text:c="4"/>'tox.ini',</text:p>
      <text:p text:style-name="P359"><text:s text:c="4"/>]</text:p>
      <text:p text:style-name="P359">initialize(FILES,</text:p>
      <text:p text:style-name="P359"><text:s text:c="11"/>error=True,</text:p>
      <text:p text:style-name="P359"><text:s text:c="11"/>)</text:p>
      <text:p text:style-name="P252"/>
      <text:p text:style-name="P252">No:</text:p>
      <text:p text:style-name="P359">FILES = ['setup.cfg', 'tox.ini',]</text:p>
      <text:p text:style-name="P359">initialize(FILES, error=True,)</text:p>
      <text:p text:style-name="P252"/>
      <text:p text:style-name="P252"/>
      <text:p text:style-name="P252"/>
      <text:p text:style-name="P42">Comments</text:p>
      <text:p text:style-name="P331">Comments that contradict the code are worse than no comments. Always make a priority of keeping the comments up-to-date when the code changes!</text:p>
      <text:p text:style-name="P331"/>
      <text:p text:style-name="P331">Comments should be complete sentences. The first word should be capitalized, unless it is an identifier that begins with a lower case letter (never alter the case of identifiers!).</text:p>
      <text:p text:style-name="P331"/>
      <text:p text:style-name="P331">Block comments generally consist of one or more paragraphs built out of complete sentences, with each sentence ending in a period.</text:p>
      <text:p text:style-name="P331"/>
      <text:p text:style-name="P331">You should use two spaces after a sentence-ending period in multi- sentence comments, except after the final sentence.</text:p>
      <text:p text:style-name="P331"/>
      <text:p text:style-name="P331">When writing English, follow <text:span text:style-name="T11">Strunk and White</text:span>.</text:p>
      <text:p text:style-name="P252"/>
      <text:p text:style-name="P252">Python coders from non-English speaking countries: <text:span text:style-name="T57">please write your comments in English</text:span>, unless you are 120% sure that the code will never be read by people who don't speak your language.</text:p>
      <text:p text:style-name="P252"/>
      <text:p text:style-name="P252"/>
      <text:p text:style-name="P331">Block Comments</text:p>
      <text:p text:style-name="P252"><text:span text:style-name="T57">Block comments generally apply to some (or all) code that follows them, and are </text:span><text:span text:style-name="T63">indented</text:span><text:span text:style-name="T57"> to the same level as that code. Each line of a block comment starts with a # and a single space (unless it is indented text inside the comment).</text:span></text:p>
      <text:p text:style-name="P331"/>
      <text:p text:style-name="P331">Paragraphs inside a block comment are separated by a line containing a single #.</text:p>
      <text:p text:style-name="P252"/>
      <text:p text:style-name="P252"/>
      <text:p text:style-name="P331">Inline Comments</text:p>
      <text:p text:style-name="P331">Use inline comments sparingly.</text:p>
      <text:p text:style-name="P252"/>
      <text:p text:style-name="P252"><text:soft-page-break/>An inline comment is a comment on the same line as a statement. Inline comments should be separated by at least two spaces from the statement. They should start with a # and a single space.</text:p>
      <text:p text:style-name="P252"/>
      <text:p text:style-name="P331">Inline comments are unnecessary and in fact distracting if they state the obvious. Don't do this:</text:p>
      <text:p text:style-name="P310"><text:span text:style-name="T197">x = x + 1 <text:s text:c="16"/># Increment x</text:span></text:p>
      <text:p text:style-name="P252">But sometimes, this is useful:</text:p>
      <text:p text:style-name="P310"><text:span text:style-name="T197">x = x + 1 <text:s text:c="16"/># Compensate for border</text:span></text:p>
      <text:p text:style-name="P252"/>
      <text:p text:style-name="P252"/>
      <text:p text:style-name="P252"/>
      <text:p text:style-name="P331">Documentation Strings</text:p>
      <text:p text:style-name="P252">Conventions for writing good documentation strings (a.k.a. "docstrings") are immortalized in PEP 257.</text:p>
      <text:p text:style-name="P252"/>
      <text:list xml:id="list1719866373" text:style-name="L22">
        <text:list-item>
          <text:p text:style-name="P386"><text:span text:style-name="T79">Write docstrings for all public modules, functions, classes, and methods. Docstrings are not necessary for non-public methods, but you should have a comment that describes what the method does. This comment should appear after the def line.</text:span></text:p>
        </text:list-item>
      </text:list>
      <text:p text:style-name="P252"/>
      <text:list xml:id="list164408259355172" text:continue-numbering="true" text:style-name="L22">
        <text:list-item>
          <text:p text:style-name="P386"><text:span text:style-name="T53">PEP 257 describes good docstring conventions. </text:span><text:span text:style-name="T79">Note that most importantly, the """ that ends a multiline docstring should be on a line by itself:</text:span></text:p>
        </text:list-item>
      </text:list>
      <text:p text:style-name="P359">"""Return a foobang</text:p>
      <text:p text:style-name="P359"/>
      <text:p text:style-name="P359">Optional plotz says to frobnicate the bizbaz first.</text:p>
      <text:p text:style-name="P359">"""</text:p>
      <text:p text:style-name="P252"/>
      <text:list xml:id="list3123894452" text:style-name="L23">
        <text:list-item>
          <text:p text:style-name="P365"><text:span text:style-name="T53">For one liner docstrings, please keep the closing """ on the same line.</text:span></text:p>
        </text:list-item>
      </text:list>
      <text:p text:style-name="P252"/>
      <text:p text:style-name="P252"/>
      <text:p text:style-name="P252"/>
      <text:p text:style-name="P252"/>
      <text:p text:style-name="P42">Naming Conventions</text:p>
      <text:p text:style-name="P252"><text:span text:style-name="T57">The naming conventions of Python's library are a bit of a mess, so we'll never get this completely consistent -- nevertheless, here are the currently recommended naming standards. New modules and packages (including third party frameworks) should be written to these standards, but where an existing library has a different style, internal consistency is preferred.</text:span></text:p>
      <text:p text:style-name="P252"/>
      <text:p text:style-name="P331">Overriding Principle</text:p>
      <text:p text:style-name="P252">Names that are visible to the user as public parts of the API should follow conventions that reflect usage rather than implementation.</text:p>
      <text:p text:style-name="P252"/>
      <text:p text:style-name="P331">Descriptive: Naming Styles</text:p>
      <text:p text:style-name="P331">There are a lot of different naming styles. It helps to be able to recognize what naming style is being used, independently from what they are used for.</text:p>
      <text:p text:style-name="P252"/>
      <text:p text:style-name="P252">The following naming styles are commonly distinguished:</text:p>
      <text:p text:style-name="P359">b (single lowercase letter)</text:p>
      <text:p text:style-name="P359">B (single uppercase letter)</text:p>
      <text:p text:style-name="P359">lowercase</text:p>
      <text:p text:style-name="P359">lower_case_with_underscores</text:p>
      <text:p text:style-name="P359">UPPERCASE</text:p>
      <text:p text:style-name="P359"><text:soft-page-break/>UPPER_CASE_WITH_UNDERSCORES</text:p>
      <text:p text:style-name="P359">CapitalizedWords (or CapWords, or CamelCase -- so named because of the bumpy look of its letters [4]). This is also sometimes known as StudlyCaps.</text:p>
      <text:p text:style-name="P252"/>
      <text:p text:style-name="P252">Note: When using acronyms in CapWords, capitalize all the letters of the acronym. Thus HTTPServerError is better than HttpServerError.</text:p>
      <text:p text:style-name="P252"/>
      <text:p text:style-name="P359">mixedCase (differs from CapitalizedWords by initial lowercase character!)</text:p>
      <text:p text:style-name="P359">Capitalized_Words_With_Underscores (ugly!)</text:p>
      <text:p text:style-name="P252"/>
      <text:p text:style-name="P252">There's also the style of using a short unique prefix to group related names together. This is not used much in Python, but it is mentioned for completeness. For example, the os.stat() function returns a tuple whose items traditionally have names like st_mode, st_size, st_mtime and so on. (This is done to emphasize the correspondence with the fields of the POSIX system call struct, which helps programmers familiar with that.)</text:p>
      <text:p text:style-name="P252"/>
      <text:p text:style-name="P252">The X11 library uses a leading X for all its public functions. In Python, this style is generally deemed unnecessary because attribute and method names are prefixed with an object, and function names are prefixed with a module name.</text:p>
      <text:p text:style-name="P252"/>
      <text:p text:style-name="P252"/>
      <text:p text:style-name="P252">In addition, the following special forms using leading or trailing underscores are recognized (these can generally be combined with any case convention):</text:p>
      <text:p text:style-name="P252"/>
      <text:p text:style-name="P359">_single_leading_underscore: weak "internal use" indicator. E.g. from M import * does not import objects whose names start with an underscore.</text:p>
      <text:p text:style-name="P359"/>
      <text:p text:style-name="P359">single_trailing_underscore_: used by convention to avoid conflicts with Python keyword, e.g.</text:p>
      <text:p text:style-name="P359">Tkinter.Toplevel(master, class_='ClassName')</text:p>
      <text:p text:style-name="P359"/>
      <text:p text:style-name="P359">__double_leading_underscore: when naming a class attribute, invokes name <text:span text:style-name="T14">mangling</text:span> (inside class FooBar, __boo becomes _FooBar__boo; see below).</text:p>
      <text:p text:style-name="P359"/>
      <text:p text:style-name="P350"><text:span text:style-name="T11">__double_leading_and_trailing_underscore__: </text:span><text:span text:style-name="T25">"magic" objects or attributes that live in user-controlled namespaces. E.g. __init__, __import__ or __file__</text:span><text:span text:style-name="T11">. </text:span>Never invent such names; only use them as documented.</text:p>
      <text:p text:style-name="P252"/>
      <text:p text:style-name="P252"/>
      <text:p text:style-name="P252"/>
      <text:p text:style-name="P252"/>
      <text:p text:style-name="P42">Prescriptive: Naming Conventions</text:p>
      <text:p text:style-name="P252"/>
      <text:p text:style-name="P331">Names to Avoid</text:p>
      <text:p text:style-name="P331">Never use the characters 'l' (lowercase letter el), 'O' (uppercase letter oh), or 'I' (uppercase letter eye) as single character variable names.</text:p>
      <text:p text:style-name="P252"/>
      <text:p text:style-name="P252">In some fonts, these characters are indistinguishable from the numerals one and zero. When tempted to use 'l', use 'L' instead.</text:p>
      <text:p text:style-name="P252"/>
      <text:p text:style-name="P331"><text:soft-page-break/>ASCII Compatibility</text:p>
      <text:p text:style-name="P252">Identifiers used in the standard library must be ASCII compatible as described in the policy section of PEP 3131.</text:p>
      <text:p text:style-name="P252"/>
      <text:p text:style-name="P252"/>
      <text:p text:style-name="P331">Package and Module Names</text:p>
      <text:p text:style-name="P331">Modules should have short, all-lowercase names. Underscores can be used in the module name if it improves readability. Python packages should also have short, all-lowercase names, although the use of underscores is discouraged.</text:p>
      <text:p text:style-name="P252"/>
      <text:p text:style-name="P252">When an extension module written in C or C++ has an accompanying Python module that provides a higher level (e.g. more object oriented) interface, <text:span text:style-name="T57">the C/C++ module has a leading underscore (e.g.</text:span> _socket).</text:p>
      <text:p text:style-name="P252"/>
      <text:p text:style-name="P252"/>
      <text:p text:style-name="P331">Class Names</text:p>
      <text:p text:style-name="P331">Class names should normally use the CapWords convention.</text:p>
      <text:p text:style-name="P252"/>
      <text:p text:style-name="P252">The naming convention for functions may be used instead in cases where the interface is documented and used primarily as a callable.</text:p>
      <text:p text:style-name="P252"/>
      <text:p text:style-name="P252">Note that there is a separate convention for builtin names: most builtin names are single words (or two words run together), with the CapWords convention used only for exception names and builtin constants.</text:p>
      <text:p text:style-name="P252"/>
      <text:p text:style-name="P252"/>
      <text:p text:style-name="P331">Type Variable Names</text:p>
      <text:p text:style-name="P252">Names of type variables introduced in PEP 484 should normally use CapWords preferring short names: T, AnyStr, Num. It is recommended to add suffixes _co or _contra to the variables used to declare covariant or contravariant behavior correspondingly:</text:p>
      <text:p text:style-name="P252"/>
      <text:p text:style-name="P359">from typing import TypeVar</text:p>
      <text:p text:style-name="P359"/>
      <text:p text:style-name="P359">VT_co = TypeVar('VT_co', covariant=True)</text:p>
      <text:p text:style-name="P359">KT_contra = TypeVar('KT_contra', contravariant=True)</text:p>
      <text:p text:style-name="P252"/>
      <text:p text:style-name="P252"/>
      <text:p text:style-name="P331">Exception Names</text:p>
      <text:p text:style-name="P366">Because exceptions should be classes, the class naming convention applies here. However, you should use the suffix "Error" on your exception names (if the exception actually is an error).</text:p>
      <text:p text:style-name="P252"/>
      <text:p text:style-name="P252"/>
      <text:p text:style-name="P252"/>
      <text:p text:style-name="P252"/>
      <text:p text:style-name="P331">Global Variable Names</text:p>
      <text:p text:style-name="P252">(Let's hope that these variables are meant for use inside one module only.) The conventions are about the same as those for functions.</text:p>
      <text:p text:style-name="P252"/>
      <text:p text:style-name="P42"><text:soft-page-break/>Modules that are designed for use via from M import * should use the __all__ mechanism to prevent exporting globals, or use the older convention of prefixing such globals with an underscore (which you might want to do to indicate these globals are "module non-public").</text:p>
      <text:p text:style-name="P252"/>
      <text:p text:style-name="P252"/>
      <text:p text:style-name="P252"/>
      <text:p text:style-name="P331">Function and Variable Names</text:p>
      <text:p text:style-name="P331">Function names should be lowercase, with words separated by underscores as necessary to improve readability.</text:p>
      <text:p text:style-name="P331"/>
      <text:p text:style-name="P331">Variable names follow the same convention as function names.</text:p>
      <text:p text:style-name="P252"/>
      <text:p text:style-name="P252">mixedCase is allowed only in contexts where that's already the prevailing style (e.g. threading.py), to retain backwards compatibility.</text:p>
      <text:p text:style-name="P252"/>
      <text:p text:style-name="P252"/>
      <text:p text:style-name="P252"/>
      <text:p text:style-name="P331">Function and Method Arguments</text:p>
      <text:p text:style-name="P331">Always use self for the first argument to instance methods.</text:p>
      <text:p text:style-name="P331"/>
      <text:p text:style-name="P331">Always use cls for the first argument to class methods.</text:p>
      <text:p text:style-name="P252"/>
      <text:p text:style-name="P331">If a function argument's name clashes with a reserved keyword, it is generally better to append a single trailing underscore rather than use an abbreviation or spelling corruption. Thus class_ is better than clss. (Perhaps better is to avoid such clashes by using a synonym.)</text:p>
      <text:p text:style-name="P252"/>
      <text:p text:style-name="P252"/>
      <text:p text:style-name="P252"/>
      <text:p text:style-name="P331">Method Names and Instance Variables</text:p>
      <text:p text:style-name="P252">Use the function naming rules: lowercase with words separated by underscores as necessary to improve readability.</text:p>
      <text:p text:style-name="P252"/>
      <text:p text:style-name="P42">Use one leading underscore only for non-public methods and instance variables.</text:p>
      <text:p text:style-name="P42"/>
      <text:p text:style-name="P42">To avoid name clashes with subclasses, use two leading underscores to invoke Python's name mangling rules.</text:p>
      <text:p text:style-name="P252"/>
      <text:p text:style-name="P252">Python mangles these names with the class name: if class Foo has an attribute named __a, it cannot be accessed by Foo.__a. (An insistent user could still gain access by calling Foo._Foo__a.) Generally, double leading underscores should be used only to avoid name conflicts with attributes in classes designed to be subclassed.</text:p>
      <text:p text:style-name="P252"/>
      <text:p text:style-name="P252">Note: there is some controversy about the use of __names (see below).</text:p>
      <text:p text:style-name="P252"/>
      <text:p text:style-name="P252"/>
      <text:p text:style-name="P252"/>
      <text:p text:style-name="P252"/>
      <text:p text:style-name="P252"/>
      <text:p text:style-name="P252"/>
      <text:p text:style-name="P331"><text:soft-page-break/>Constants</text:p>
      <text:p text:style-name="P331">Constants are usually defined on a module level and written in all capital letters with underscores separating words. Examples include MAX_OVERFLOW and TOTAL.</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353">mandated – mandatowy, nakazany</text:p>
      <text:p text:style-name="P354">pet peeve – rzecz szczególnie obmierzła</text:p>
      <text:p text:style-name="P355">sparingly – niewiele, oszczędnie</text:p>
      <text:p text:style-name="P356">to mangle – magiel, maglownica, wyżymaczka</text:p>
      <text:p text:style-name="P339">Scrapy</text:p>
      <text:p text:style-name="P254"><text:a xlink:type="simple" xlink:href="https://www.youtube.com/watch?v=yWRkc_E9CYg&amp;list=PLE50-dh6JzC6dHxpAno-a6W7QpWdAFN20" text:style-name="Internet_20_link" text:visited-style-name="Visited_20_Internet_20_Link">https://www.youtube.com/watch?v=yWRkc_E9CYg&amp;list=PLE50-dh6JzC6dHxpAno-a6W7QpWdAFN20</text:a></text:p>
      <text:p text:style-name="P254"/>
      <text:p text:style-name="P254"/>
      <text:p text:style-name="P44"><text:span text:style-name="T194">1. </text:span>WEB SCRAPING WITH SCRAPY - INTRODUCTION AND SETUP</text:p>
      <text:p text:style-name="P254">Scrapy is “an open source and collaborative framework for extracting the data you need from websites. In a fast, simple, yet extensible way.”</text:p>
      <text:p text:style-name="P252"/>
      <text:p text:style-name="P322">cat &gt; myspider.py &lt;&lt;EOF</text:p>
      <text:p text:style-name="P252"/>
      <text:p text:style-name="P252"/>
      <text:p text:style-name="P311">$ scrapy startproject Example</text:p>
      <text:p text:style-name="P255">‘<text:span text:style-name="T190">spiders’ is the main folder where we’re gonna be working from.</text:span></text:p>
      <text:p text:style-name="P255"/>
      <text:p text:style-name="P256">robots.txt – some sites are more restrictive on the information that they allow you to scrape or for the occurrence or the frequency, <text:span text:style-name="T191">they don’t let you scrape it so often, they have parameters for spiders, for web crawling. It’s recommended to have a look at robots.txt first to check if sites allow you to do so.</text:span></text:p>
      <text:p text:style-name="P255"/>
      <text:p text:style-name="P255"/>
      <text:p text:style-name="P255"/>
      <text:p text:style-name="P43"><text:span text:style-name="T194">2. </text:span>WEB SCRAPING WITH SCRAPY - FIRST SPIDER</text:p>
      <text:p text:style-name="P257"/>
      <text:p text:style-name="P45">spiders/first_spider.py</text:p>
      <text:p text:style-name="P313"># First Spider</text:p>
      <text:p text:style-name="P313"/>
      <text:p text:style-name="P313">import scrapy</text:p>
      <text:p text:style-name="P313"/>
      <text:p text:style-name="P313">class FirstSpider(scrapy.Spider):</text:p>
      <text:p text:style-name="P313"><text:s text:c="4"/>name = "FirstSpider"</text:p>
      <text:p text:style-name="P313"/>
      <text:p text:style-name="P313"><text:s text:c="4"/>def start_requests(self):</text:p>
      <text:p text:style-name="P313"><text:s text:c="8"/>urls = [</text:p>
      <text:p text:style-name="P313"><text:s text:c="12"/>'http://quotes.toscrape.com/page/1', </text:p>
      <text:p text:style-name="P313"><text:s text:c="12"/>'http://quotes.toscrape.com/page/2'</text:p>
      <text:p text:style-name="P313"><text:s text:c="12"/>]</text:p>
      <text:p text:style-name="P313"/>
      <text:p text:style-name="P313"><text:s text:c="8"/>for url in urls:</text:p>
      <text:p text:style-name="P313"><text:s text:c="12"/>yield scrapy.Request(url=url, callback=self.parse)</text:p>
      <text:p text:style-name="P313"/>
      <text:p text:style-name="P313"><text:s text:c="4"/>def parse(self, response):</text:p>
      <text:p text:style-name="P313"><text:s text:c="8"/>page = response.url.split("/")[-2]</text:p>
      <text:p text:style-name="P313"><text:s text:c="8"/>filename = 'quotes-%s.html' % page</text:p>
      <text:p text:style-name="P313"><text:s text:c="8"/>with open(filename, 'wb') as f:</text:p>
      <text:p text:style-name="P313"><text:s text:c="12"/>f.write(response.body)</text:p>
      <text:p text:style-name="P313"><text:s text:c="8"/>self.log('Saved file %s' % filename)</text:p>
      <text:p text:style-name="P260">‘start_requests’ is actually built into scrapy, it’s going to return an iterable of requests, you can return a list of requests or run a generator function. </text:p>
      <text:p text:style-name="P260"><text:soft-page-break/>‘callback=self.parse’, the ‘parse’ method <text:span text:style-name="T192">usually parses response, docs says it’s extracting the data as dicts and also finding new urls to follow and creating new request from them.</text:span></text:p>
      <text:p text:style-name="P259"/>
      <text:p text:style-name="P258"/>
      <text:p text:style-name="P312">$ scrapy crawl FirstSpider <text:span text:style-name="T193">[name of our spider]</text:span></text:p>
      <text:p text:style-name="P257">What’s great when it’s done, then ‘scrapy.core.engine’ actually discloses that the spider is closed, that it has finished.</text:p>
      <text:p text:style-name="P257"/>
      <text:p text:style-name="P257"/>
      <text:p text:style-name="P257"/>
      <text:p text:style-name="P46"><text:span text:style-name="T194">3. </text:span>WEB SCRAPING WITH SCRAPY - HTML AND VISUALIZATION</text:p>
      <text:p text:style-name="P261">We’re using scrapy to go out and extract information with what we call spiders and spiders are our web crawlers.</text:p>
      <text:p text:style-name="P261"/>
      <text:p text:style-name="P314">The default character encoding in HTML5 is UTF-8</text:p>
      <text:p text:style-name="P263">The first things you have to do is actually declare a document type &lt;!DOCTYPE html&gt;.</text:p>
      <text:p text:style-name="P262"/>
      <text:p text:style-name="P262"/>
      <text:p text:style-name="P262"/>
      <text:p text:style-name="P47"><text:span text:style-name="T194">4. </text:span>WEB SCRAPING WITH SCRAPY - CSS AND SECOND SPIDER</text:p>
      <text:p text:style-name="P262"/>
      <text:p text:style-name="P316">$ scrapy shell</text:p>
      <text:p text:style-name="P264"><text:span text:style-name="T3">&gt;&gt;&gt; fetch("</text:span><text:a xlink:type="simple" xlink:href="https://www.superdatascience.com/artificial-intelligence" text:style-name="Internet_20_link" text:visited-style-name="Visited_20_Internet_20_Link"><text:span text:style-name="T3">https://www.superdatascience.com/artificial-intelligence</text:span></text:a><text:span text:style-name="T3">")</text:span></text:p>
      <text:p text:style-name="P265">We need to lok at the response, because what it did was store it in a response object, which we can now access through scrape.</text:p>
      <text:p text:style-name="P315">&gt;&gt;&gt; view(response)<text:span text:style-name="T32"> </text:span><text:span text:style-name="T34">← it shows our page locally</text:span></text:p>
      <text:p text:style-name="P266">We are working with the response object that now it actually you can access the data in the file as raw text and you can go and select elelments from it and create further data structures or lists</text:p>
      <text:p text:style-name="P315"><text:span text:style-name="T151">&gt;&gt;&gt; print(response.text)</text:span><text:span text:style-name="T32"> </text:span><text:span text:style-name="T34">← to access the raw data</text:span></text:p>
      <text:p text:style-name="P264"/>
      <text:p text:style-name="P264"/>
      <text:p text:style-name="P264"/>
      <text:p text:style-name="P48"><text:span text:style-name="T195">5. </text:span>WEB SCRAPING WITH SCRAPY - ITEMS AND SELECTORS</text:p>
      <text:p text:style-name="P267"/>
      <text:p text:style-name="P267"/>
      <text:p text:style-name="P267"/>
      <text:p text:style-name="P49"><text:span text:style-name="T196">6. </text:span>WEB SCRAPING WITH SCRAPY - ITEMS AND IMDB SCRAPER</text:p>
      <text:p text:style-name="P267"/>
      <text:p text:style-name="P267"/>
      <text:p text:style-name="P267"/>
      <text:p text:style-name="P50">7. WEB SCRAPING WITH SCRAPY - IMDB SPIDER PARSE</text:p>
      <text:p text:style-name="P267"/>
      <text:p text:style-name="P267"/>
      <text:p text:style-name="P267"/>
      <text:p text:style-name="P268">LDA clearly explained</text:p>
      <text:p text:style-name="P267"><text:a xlink:type="simple" xlink:href="https://www.youtube.com/watch?v=azXCzI57Yfc" text:style-name="Internet_20_link" text:visited-style-name="Visited_20_Internet_20_Link">https://www.youtube.com/watch?v=azXCzI57Yfc</text:a></text:p>
      <text:p text:style-name="P267"/>
      <text:p text:style-name="P267"/>
      <text:p text:style-name="P401">Python Scrapy Tutorial- 7 - Creating our first spider ( web crawler )</text:p>
      <text:p text:style-name="P267"/>
      <text:p text:style-name="P370">quotes_spider.py</text:p>
      <text:p text:style-name="P360">import scrapy</text:p>
      <text:p text:style-name="P360"/>
      <text:p text:style-name="P360">class QuotesSpider(scrapy.Spider):</text:p>
      <text:p text:style-name="P360"><text:s text:c="4"/>name = 'quotes'</text:p>
      <text:p text:style-name="P360"><text:s text:c="4"/>start_urls = [</text:p>
      <text:p text:style-name="P360"><text:s text:c="8"/>'http://quotes.toscrape.com/'</text:p>
      <text:p text:style-name="P360"><text:s text:c="4"/>]</text:p>
      <text:p text:style-name="P360"/>
      <text:p text:style-name="P360"><text:s text:c="4"/>def parse(self, response):</text:p>
      <text:p text:style-name="P360"><text:s text:c="8"/>title = response.css('title').extract()</text:p>
      <text:p text:style-name="P360"><text:s text:c="8"/>yield {'title_text': title}</text:p>
      <text:p text:style-name="P352"/>
      <text:p text:style-name="P352">‘<text:span text:style-name="T198">name’ is the name of our spider</text:span></text:p>
      <text:p text:style-name="P357">‘start_url<text:span text:style-name="T200">s</text:span>’ is a list of urls that you want scrapy to scrap</text:p>
      <text:p text:style-name="P389"><text:span text:style-name="T199">Don’t change the name of these 2 variables, because ‘scrapy.Spider’ class that we are inheriting from expects us to have these 2 with the same name.</text:span></text:p>
      <text:p text:style-name="P387"/>
      <text:p text:style-name="P390">We create a method called ‘parse’ that is inside scrappy.</text:p>
      <text:p text:style-name="P387">‘self’ reference, <text:span text:style-name="T200">when you want it to refer itself inside a class</text:span></text:p>
      <text:p text:style-name="P387"><text:span text:style-name="T14">‘response’ which basically contains the source </text:span><text:span text:style-name="T24">code </text:span><text:span text:style-name="T14">of our website</text:span> that we want to scrap. So this website inside ‘start_url’ list is going to send the source code inside this response variable.</text:p>
      <text:p text:style-name="P387">‘<text:span text:style-name="T200">yield’ requires a dictionary (yield or return it to us in the form of dictionary)</text:span></text:p>
      <text:p text:style-name="P387"/>
      <text:p text:style-name="P387"/>
      <text:p text:style-name="P387"/>
      <text:p text:style-name="P371">Python Scrapy Tutorial- 8 - Running our first spider ( web crawler )</text:p>
      <text:p text:style-name="P387"/>
      <text:p text:style-name="P391">We can think of this ‘yield’ keyword as the ‘return’ keyword that we usually use inside a method or a function. Why use this instead of return? Because yield is usually used with a generator and this generator is being used by scrappy behind the scenes.</text:p>
      <text:p text:style-name="P387"/>
      <text:p text:style-name="P387"/>
      <text:p text:style-name="P392">$ scrapy crawl quotes</text:p>
      <text:p text:style-name="P387"/>
      <text:p text:style-name="P387"/>
      <text:p text:style-name="P395">Scraping with tag + text, e.g. &lt;title&gt;sth&lt;/title&gt;:</text:p>
      <text:p text:style-name="P393">title = response.css('title').extract()</text:p>
      <text:p text:style-name="P395">Scraping with just text without tag:</text:p>
      <text:p text:style-name="P392">title = response.css('title::text').extract()</text:p>
      <text:p text:style-name="P387"/>
      <text:p text:style-name="P387"/>
      <text:p text:style-name="P387"/>
      <text:p text:style-name="P387"/>
      <text:p text:style-name="P387"/>
      <text:p text:style-name="P387"/>
      <text:p text:style-name="P387"/>
      <text:p text:style-name="P371"><text:soft-page-break/>Python Scrapy Tutorial - 9 - Extracting data w/ CSS Selectors</text:p>
      <text:p text:style-name="P387"/>
      <text:p text:style-name="P396">The idea of selecting a particular HTML tag or a particualr CSS or an ID inside the source code is known as a CSS selector.</text:p>
      <text:p text:style-name="P387"/>
      <text:p text:style-name="P396">A very good way to learn about CSS selectors is using sth known as a shell inside scrappy:</text:p>
      <text:p text:style-name="P392">$ scrapy shell "http://quotes.toscrape.com/"</text:p>
      <text:p text:style-name="P397">and scrappy is going to open up this website inside a shell. A shell inside scrappy is basically like command prompt for windows. <text:span text:style-name="T201">So shell helps us control scrappy in command line mode.</text:span></text:p>
      <text:p text:style-name="P387"/>
      <text:p text:style-name="P398">We can look inside the source code to find out various things inside it or scrape the data inside that source code:</text:p>
      <text:p text:style-name="P392">&gt;&gt;&gt; response.css('title')</text:p>
      <text:p text:style-name="P392">[&lt;Selector xpath='descendant-or-self::title' data='&lt;title&gt;Quotes to Scrape&lt;/title&gt;'&gt;]</text:p>
      <text:p text:style-name="P398">‘css’ is a css selector</text:p>
      <text:p text:style-name="P399">it gives us a selector list </text:p>
      <text:p text:style-name="P387"/>
      <text:p text:style-name="P392">&gt;&gt;&gt; response.css('title').extract()</text:p>
      <text:p text:style-name="P392">['&lt;title&gt;Quotes to Scrape&lt;/title&gt;']</text:p>
      <text:p text:style-name="P392"/>
      <text:p text:style-name="P392">&gt;&gt;&gt; response.css('title::text').extract()</text:p>
      <text:p text:style-name="P392">['Quotes to Scrape']</text:p>
      <text:p text:style-name="P392"/>
      <text:p text:style-name="P392">&gt;&gt;&gt; response.css('title::text')[0].extract()</text:p>
      <text:p text:style-name="P392">'Quotes to Scrape'</text:p>
      <text:p text:style-name="P368">or another way:</text:p>
      <text:p text:style-name="P392">&gt;&gt;&gt; response.css('title::text').extract_first()</text:p>
      <text:p text:style-name="P392">'Quotes to Scrape'</text:p>
      <text:p text:style-name="P372">‘extract_first’ doesn’t return error if no items in a list</text:p>
      <text:p text:style-name="P387"/>
      <text:p text:style-name="P392">&gt;&gt;&gt; response.css(<text:span text:style-name="T186">'span.text::text'</text:span>).extract()</text:p>
      <text:p text:style-name="P392">['“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392"/>
      <text:p text:style-name="P392">&gt;&gt;&gt; response.css('span.text::text')<text:span text:style-name="T186">[1].</text:span>extract()</text:p>
      <text:p text:style-name="P392">'“It is our choices, Harry, that show what we truly are, far more than our abilities.”'</text:p>
      <text:p text:style-name="P387"/>
      <text:p text:style-name="P387"/>
      <text:p text:style-name="P371"><text:span text:style-name="T202">g: </text:span>selector gadget chrome extension</text:p>
      <text:p text:style-name="P387"/>
      <text:p text:style-name="P387"/>
      <text:p text:style-name="P387"/>
      <text:p text:style-name="P392"><text:soft-page-break/>&gt;&gt;&gt; response.css('<text:span text:style-name="T186">.author::text'</text:span>).extract()</text:p>
      <text:p text:style-name="P392">['Albert Einstein', 'J.K. Rowling', 'Albert Einstein', 'Jane Austen', 'Marilyn Monroe', 'Albert Einstein', 'André Gide', 'Thomas A. Edison', 'Eleanor Roosevelt', 'Steve Martin']</text:p>
      <text:p text:style-name="P387"/>
      <text:p text:style-name="P387"/>
      <text:p text:style-name="P400">Another page example:</text:p>
      <text:p text:style-name="P394">scrapy shell "https://www.amazon.com/s?k=books+best+sellers&amp;i=stripbooks&amp;rh=n%3A283155%2Cp_n_publication_date%3A1250226011&amp;dc&amp;crid=24JNF0B11NLW&amp;qid=1575642226&amp;rnid=1250225011&amp;sprefix=books%2Caps%2C244&amp;ref=sr_nr_p_n_publication_date_1"</text:p>
      <text:p text:style-name="P387"/>
      <text:p text:style-name="P388"><text:span text:style-name="T11">&gt;&gt;&gt; </text:span>response.css('.a-color-base.a-text-normal::text').extract()</text:p>
      <text:p text:style-name="P387"/>
      <text:p text:style-name="P387"/>
      <text:p text:style-name="P387"/>
      <text:p text:style-name="P387"/>
      <text:p text:style-name="P387"/>
      <text:p text:style-name="P387"/>
      <text:p text:style-name="P387"/>
      <text:p text:style-name="P387"/>
      <text:p text:style-name="P387"/>
      <text:p text:style-name="P399">substantial - istotny</text:p>
      <text:p text:style-name="P387"/>
      <text:p text:style-name="P387"/>
      <text:p text:style-name="P387"/>
      <text:p text:style-name="P387"/>
      <text:p text:style-name="P3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19-12-06T16:44:07.303895635</dc:date>
    <meta:editing-duration>P2DT2M46S</meta:editing-duration>
    <meta:editing-cycles>367</meta:editing-cycles>
    <meta:generator>LibreOffice/6.0.7.3$Linux_X86_64 LibreOffice_project/00m0$Build-3</meta:generator>
    <meta:document-statistic meta:table-count="0" meta:image-count="15" meta:object-count="0" meta:page-count="59" meta:paragraph-count="1134" meta:word-count="18219" meta:character-count="110853" meta:non-whitespace-character-count="92350"/>
  </office:meta>
</office:document-meta>
</file>